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1.73cm" table:align="left"/>
    </style:style>
    <style:style style:name="Tabla1.A" style:family="table-column">
      <style:table-column-properties style:column-width="5.293cm"/>
    </style:style>
    <style:style style:name="Tabla1.B" style:family="table-column">
      <style:table-column-properties style:column-width="1.88cm"/>
    </style:style>
    <style:style style:name="Tabla1.C" style:family="table-column">
      <style:table-column-properties style:column-width="4.556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0.814cm" table:align="left"/>
    </style:style>
    <style:style style:name="Tabla2.A" style:family="table-column">
      <style:table-column-properties style:column-width="3.93cm"/>
    </style:style>
    <style:style style:name="Tabla2.B" style:family="table-column">
      <style:table-column-properties style:column-width="1.88cm"/>
    </style:style>
    <style:style style:name="Tabla2.C" style:family="table-column">
      <style:table-column-properties style:column-width="5.004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Heading_20_1">
      <style:paragraph-properties fo:margin-left="0cm" fo:margin-right="0cm" fo:text-indent="0cm" style:auto-text-indent="false"/>
      <style:text-properties officeooo:rsid="0010b29f" officeooo:paragraph-rsid="0010b29f"/>
    </style:style>
    <style:style style:name="P3" style:family="paragraph" style:parent-style-name="Heading_20_2">
      <style:paragraph-properties fo:margin-left="0cm" fo:margin-right="0cm" fo:text-indent="0cm" style:auto-text-indent="false"/>
    </style:style>
    <style:style style:name="P4" style:family="paragraph" style:parent-style-name="Heading_20_2">
      <style:paragraph-properties fo:margin-left="0cm" fo:margin-right="0cm" fo:text-indent="0cm" style:auto-text-indent="false"/>
      <style:text-properties officeooo:paragraph-rsid="000cc4ae"/>
    </style:style>
    <style:style style:name="P5" style:family="paragraph" style:parent-style-name="Heading_20_3">
      <style:paragraph-properties fo:margin-left="0cm" fo:margin-right="0cm" fo:text-indent="0cm" style:auto-text-indent="false"/>
    </style:style>
    <style:style style:name="P6" style:family="paragraph" style:parent-style-name="Heading_20_4">
      <style:paragraph-properties fo:margin-left="0cm" fo:margin-right="0cm" fo:text-indent="0cm" style:auto-text-indent="false"/>
    </style:style>
    <style:style style:name="P7" style:family="paragraph" style:parent-style-name="Preformatted_20_Text">
      <style:paragraph-properties fo:margin-left="0cm" fo:margin-right="0cm" fo:text-indent="0cm" style:auto-text-indent="false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9" style:family="paragraph" style:parent-style-name="Quotations">
      <style:paragraph-properties fo:margin-left="1cm" fo:margin-right="1cm" fo:text-indent="0cm" style:auto-text-indent="false"/>
    </style:style>
    <style:style style:name="P10" style:family="paragraph" style:parent-style-name="Table_20_Contents">
      <style:paragraph-properties fo:margin-left="0cm" fo:margin-right="0cm" fo:text-indent="0cm" style:auto-text-indent="false"/>
    </style:style>
    <style:style style:name="P11" style:family="paragraph" style:parent-style-name="Table_20_Heading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 style:list-style-name="L1">
      <style:paragraph-properties fo:margin-left="0cm" fo:margin-right="0cm" fo:text-indent="0cm" style:auto-text-indent="false"/>
    </style:style>
    <style:style style:name="P1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 style:list-style-name="L2">
      <style:paragraph-properties fo:margin-left="0cm" fo:margin-right="0cm" fo:text-indent="0cm" style:auto-text-indent="false"/>
    </style:style>
    <style:style style:name="P17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3">
      <style:paragraph-properties fo:margin-left="0cm" fo:margin-right="0cm" fo:text-indent="0cm" style:auto-text-indent="false"/>
    </style:style>
    <style:style style:name="P19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4">
      <style:paragraph-properties fo:margin-left="0cm" fo:margin-right="0cm" fo:text-indent="0cm" style:auto-text-indent="false"/>
    </style:style>
    <style:style style:name="P21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5">
      <style:paragraph-properties fo:margin-left="0cm" fo:margin-right="0cm" fo:text-indent="0cm" style:auto-text-indent="false"/>
    </style:style>
    <style:style style:name="P23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4" style:family="paragraph" style:parent-style-name="Text_20_body" style:list-style-name="L6">
      <style:paragraph-properties fo:margin-left="0cm" fo:margin-right="0cm" fo:text-indent="0cm" style:auto-text-indent="false"/>
    </style:style>
    <style:style style:name="P25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6" style:family="paragraph" style:parent-style-name="Text_20_body" style:list-style-name="L7">
      <style:paragraph-properties fo:margin-left="0cm" fo:margin-right="0cm" fo:text-indent="0cm" style:auto-text-indent="false"/>
    </style:style>
    <style:style style:name="P27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28" style:family="paragraph" style:parent-style-name="Text_20_body" style:list-style-name="L8">
      <style:paragraph-properties fo:margin-left="0cm" fo:margin-right="0cm" fo:text-indent="0cm" style:auto-text-indent="false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paragraph-rsid="000cc4ae"/>
    </style:style>
    <style:style style:name="P30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31" style:family="paragraph" style:parent-style-name="Text_20_body" style:list-style-name="L9">
      <style:paragraph-properties fo:margin-left="0cm" fo:margin-right="0cm" fo:text-indent="0cm" style:auto-text-indent="false"/>
    </style:style>
    <style:style style:name="P32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33" style:family="paragraph" style:parent-style-name="Text_20_body" style:list-style-name="L10">
      <style:paragraph-properties fo:margin-left="0cm" fo:margin-right="0cm" fo:text-indent="0cm" style:auto-text-indent="false"/>
    </style:style>
    <style:style style:name="P34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</style:style>
    <style:style style:name="P35" style:family="paragraph" style:parent-style-name="Text_20_body" style:list-style-name="L11">
      <style:paragraph-properties fo:margin-left="0cm" fo:margin-right="0cm" fo:text-indent="0cm" style:auto-text-indent="false"/>
    </style:style>
    <style:style style:name="P36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/>
    </style:style>
    <style:style style:name="P37" style:family="paragraph" style:parent-style-name="Text_20_body" style:list-style-name="L12">
      <style:paragraph-properties fo:margin-left="0cm" fo:margin-right="0cm" fo:text-indent="0cm" style:auto-text-indent="false"/>
    </style:style>
    <style:style style:name="P38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/>
    </style:style>
    <style:style style:name="P39" style:family="paragraph" style:parent-style-name="Text_20_body" style:list-style-name="L13">
      <style:paragraph-properties fo:margin-left="0cm" fo:margin-right="0cm" fo:text-indent="0cm" style:auto-text-indent="false"/>
    </style:style>
    <style:style style:name="P40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/>
    </style:style>
    <style:style style:name="P41" style:family="paragraph" style:parent-style-name="Text_20_body" style:list-style-name="L14">
      <style:paragraph-properties fo:margin-left="0cm" fo:margin-right="0cm" fo:text-indent="0cm" style:auto-text-indent="false"/>
    </style:style>
    <style:style style:name="P42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/>
    </style:style>
    <style:style style:name="P43" style:family="paragraph" style:parent-style-name="Text_20_body" style:list-style-name="L15">
      <style:paragraph-properties fo:margin-left="0cm" fo:margin-right="0cm" fo:text-indent="0cm" style:auto-text-indent="false"/>
    </style:style>
    <style:style style:name="P44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/>
    </style:style>
    <style:style style:name="P45" style:family="paragraph" style:parent-style-name="Text_20_body" style:list-style-name="L16">
      <style:paragraph-properties fo:margin-left="0cm" fo:margin-right="0cm" fo:text-indent="0cm" style:auto-text-indent="false"/>
    </style:style>
    <style:style style:name="P46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/>
    </style:style>
    <style:style style:name="P47" style:family="paragraph" style:parent-style-name="Text_20_body" style:list-style-name="L17">
      <style:paragraph-properties fo:margin-left="0cm" fo:margin-right="0cm" fo:text-indent="0cm" style:auto-text-indent="false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officeooo:rsid="0010b29f" officeooo:paragraph-rsid="0010b29f"/>
    </style:style>
    <style:style style:name="P49" style:family="paragraph" style:parent-style-name="Text_20_body">
      <style:paragraph-properties fo:margin-left="0cm" fo:margin-right="0cm" fo:text-indent="0cm" style:auto-text-indent="false" fo:break-before="page"/>
      <style:text-properties fo:font-weight="bold" officeooo:rsid="0010b29f" officeooo:paragraph-rsid="0010b29f" style:font-weight-asian="bold" style:font-weight-complex="bold"/>
    </style:style>
    <style:style style:name="T1" style:family="text">
      <style:text-properties officeooo:rsid="000cc4a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🧠 TEORÍA: ¿Cómo funciona el Sensor de Ultrasonidos (HC-SR04)?</text:h>
      <text:p text:style-name="P12">Antes de conectar cables, es fundamental entender qué estamos usando. El sensor <text:span text:style-name="Strong_20_Emphasis">HC-SR04</text:span> tiene 4 pines:</text:p>
      <text:list text:style-name="L9">
        <text:list-item>
          <text:p text:style-name="P30"><text:span text:style-name="Strong_20_Emphasis">VCC:</text:span> Energía (5V).</text:p>
        </text:list-item>
        <text:list-item>
          <text:p text:style-name="P30"><text:span text:style-name="Strong_20_Emphasis">TRIG (Trigger/Disparador):</text:span> El "boca" del sensor.</text:p>
        </text:list-item>
        <text:list-item>
          <text:p text:style-name="P30"><text:span text:style-name="Strong_20_Emphasis">ECHO (Eco):</text:span> El "oído" del sensor.</text:p>
        </text:list-item>
        <text:list-item>
          <text:p text:style-name="P31"><text:span text:style-name="Strong_20_Emphasis">GND:</text:span> Tierra.</text:p>
        </text:list-item>
      </text:list>
      <text:p text:style-name="P12"><text:span text:style-name="Strong_20_Emphasis">El proceso físico:</text:span></text:p>
      <text:list text:style-name="L10">
        <text:list-item>
          <text:p text:style-name="P32">El Arduino envía una señal al pin <text:span text:style-name="Strong_20_Emphasis">Trig</text:span>.</text:p>
        </text:list-item>
        <text:list-item>
          <text:p text:style-name="P32">El sensor lanza un sonido ultrasónico (40kHz, inaudible para humanos) hacia adelante.</text:p>
        </text:list-item>
        <text:list-item>
          <text:p text:style-name="P32">El sonido viaja, rebota en un objeto (tu mano) y regresa.</text:p>
        </text:list-item>
        <text:list-item>
          <text:p text:style-name="P32">El pin <text:span text:style-name="Strong_20_Emphasis">Echo</text:span> recibe el rebote.</text:p>
        </text:list-item>
        <text:list-item>
          <text:p text:style-name="P33"><text:span text:style-name="Strong_20_Emphasis">La Matemática:</text:span> El Arduino mide el tiempo que tardó el sonido en ir y volver. Sabiendo que la velocidad del sonido es 343 m/s, aplica la fórmula:<text:line-break/>Distancia=2Tiempo×0.034​<text:line-break/><text:span text:style-name="Emphasis">(Se divide por 2 porque el sonido fue y volvió).</text:span></text:p>
        </text:list-item>
      </text:list>
      <text:p text:style-name="Horizontal_20_Line"/>
      <text:h text:style-name="P3" text:outline-level="2">PARTE 1: SIMULACIÓN EN TINKERCAD</text:h>
      <text:h text:style-name="P5" text:outline-level="3">📋 PASO 1: Diseño del Circuito</text:h>
      <text:list text:style-name="L11">
        <text:list-item>
          <text:p text:style-name="P34">Entra a <text:span text:style-name="Strong_20_Emphasis">Tinkercad Circuits</text:span> y crea un nuevo circuito.</text:p>
        </text:list-item>
        <text:list-item>
          <text:p text:style-name="P34">Busca y arrastra los siguientes componentes:</text:p>
          <text:list>
            <text:list-item>
              <text:p text:style-name="P34"><text:span text:style-name="Strong_20_Emphasis">Arduino Uno R3</text:span>.</text:p>
            </text:list-item>
            <text:list-item>
              <text:p text:style-name="P34"><text:span text:style-name="Strong_20_Emphasis">Placa de pruebas pequeña (Protoboard)</text:span>.</text:p>
            </text:list-item>
            <text:list-item>
              <text:p text:style-name="P34"><text:span text:style-name="Strong_20_Emphasis">Sensor de distancia ultrasónico</text:span> (Busca el que tiene <text:span text:style-name="Strong_20_Emphasis">4 pines</text:span>, ojo que hay uno de 3).</text:p>
            </text:list-item>
            <text:list-item>
              <text:p text:style-name="P35"><text:span text:style-name="Strong_20_Emphasis">Piezo</text:span> (Zumbador).</text:p>
            </text:list-item>
          </text:list>
        </text:list-item>
      </text:list>
      <text:h text:style-name="P5" text:outline-level="3">📋 PASO 2: Conexiones en el Simulador</text:h>
      <text:p text:style-name="P12">Realiza el cableado virtualmente:</text:p>
      <text:p text:style-name="P12"><text:span text:style-name="Strong_20_Emphasis">A. El Sensor HC-SR04:</text:span></text:p>
      <text:list text:style-name="L12">
        <text:list-item>
          <text:p text:style-name="P36"><text:span text:style-name="Strong_20_Emphasis">VCC</text:span> → 5V del Arduino.</text:p>
        </text:list-item>
        <text:list-item>
          <text:p text:style-name="P36"><text:span text:style-name="Strong_20_Emphasis">GND</text:span> → GND del Arduino.</text:p>
        </text:list-item>
        <text:list-item>
          <text:p text:style-name="P36"><text:span text:style-name="Strong_20_Emphasis">TRIG</text:span> → Pin Digital <text:span text:style-name="Strong_20_Emphasis">9</text:span>.</text:p>
        </text:list-item>
        <text:list-item>
          <text:p text:style-name="P37"><text:span text:style-name="Strong_20_Emphasis">ECHO</text:span> → Pin Digital <text:span text:style-name="Strong_20_Emphasis">10</text:span>.</text:p>
        </text:list-item>
      </text:list>
      <text:p text:style-name="P12"><text:span text:style-name="Strong_20_Emphasis">B. El Zumbador (Piezo):</text:span></text:p>
      <text:list text:style-name="L13">
        <text:list-item>
          <text:p text:style-name="P38"><text:span text:style-name="Strong_20_Emphasis">Positivo (+)</text:span> → Pin Digital <text:span text:style-name="Strong_20_Emphasis">8</text:span>.</text:p>
        </text:list-item>
        <text:list-item>
          <text:p text:style-name="P39"><text:span text:style-name="Strong_20_Emphasis">Negativo (-)</text:span> → GND.</text:p>
        </text:list-item>
      </text:list>
      <text:p text:style-name="Horizontal_20_Line"/>
      <text:h text:style-name="P5" text:outline-level="3"><text:soft-page-break/>📋 PASO 3: Programación en Bloques (Lógica Básica)</text:h>
      <text:p text:style-name="P12"><text:span text:style-name="Emphasis">Nota: Hacer una canción completa como Star Wars solo con bloques es extremadamente largo y tedioso. Aquí haremos la lógica de detección en bloques y luego pasaremos a texto para la música.</text:span></text:p>
      <text:list text:style-name="L14">
        <text:list-item>
          <text:p text:style-name="P40">Ve a la pestaña <text:span text:style-name="Strong_20_Emphasis">Código</text:span> y selecciona <text:span text:style-name="Strong_20_Emphasis">Bloques</text:span>.</text:p>
        </text:list-item>
        <text:list-item>
          <text:p text:style-name="P41">Crea una <text:span text:style-name="Strong_20_Emphasis">Variable</text:span> llamada <text:span text:style-name="Source_20_Text">distancia</text:span>.</text:p>
        </text:list-item>
      </text:list>
      <text:p text:style-name="P12"><text:span text:style-name="Strong_20_Emphasis">Construcción de los Bloques:</text:span></text:p>
      <text:p text:style-name="P8">text</text:p>
      <text:p text:style-name="P7"><text:span text:style-name="Source_20_Text">[Bucle Principal]</text:span></text:p>
      <text:p text:style-name="P7"><text:span text:style-name="Source_20_Text"><text:s text:c="2"/>1. ┌─ Definir variable [distancia] en:</text:span></text:p>
      <text:p text:style-name="P7"><text:span text:style-name="Source_20_Text"><text:s text:c="5"/>└─ [Leer sensor ultrasónico en pasador de desencadenador (9) pasador de eco (10)]</text:span></text:p>
      <text:p text:style-name="P7"/>
      <text:p text:style-name="P7"><text:span text:style-name="Source_20_Text"><text:s text:c="2"/>2. [Imprimir en monitor serie] variable [distancia] (opcional, para ver los cm)</text:span></text:p>
      <text:p text:style-name="P7"/>
      <text:p text:style-name="P7"><text:span text:style-name="Source_20_Text"><text:s text:c="2"/>3. ┌─ SI ( [distancia] &lt; 10 ) ENTONCES: <text:s/>&lt;-- Usamos 10cm para facilitar la simulación</text:span></text:p>
      <text:p text:style-name="P7"><text:span text:style-name="Source_20_Text"><text:s text:c="5"/>│ <text:s text:c="3"/>┌─ Reproducir altavoz en pasador (8) con nota (50) durante (0.2) seg</text:span></text:p>
      <text:p text:style-name="P7"><text:span text:style-name="Source_20_Text"><text:s text:c="5"/>│ <text:s text:c="3"/>└─ (Aquí iría la canción completa)</text:span></text:p>
      <text:p text:style-name="P7"><text:span text:style-name="Source_20_Text"><text:s text:c="5"/>└─ SI NO:</text:span></text:p>
      <text:p text:style-name="P8"><text:span text:style-name="Source_20_Text"><text:s text:c="10"/>└─ Desactivar altavoz en pasador (8)</text:span></text:p>
      <text:p text:style-name="P12"><text:span text:style-name="Strong_20_Emphasis">⚠️ IMPORTANTE PARA LA MÚSICA:</text:span><text:line-break/>Para que suene la "Marcha Imperial" real, los bloques son muy limitados. En Tinkercad, cambia la vista de "Bloques" a <text:span text:style-name="Strong_20_Emphasis">"Bloques + Texto"</text:span> o solo <text:span text:style-name="Strong_20_Emphasis">"Texto"</text:span> para pegar el código real de la canción.</text:p>
      <text:p text:style-name="Horizontal_20_Line"/>
      <text:h text:style-name="P3" text:outline-level="2">PARTE 2: PROYECTO FÍSICO CON ARDUINO MEGA</text:h>
      <text:p text:style-name="P12">Ahora vamos al mundo real. El código y las conexiones son compatibles entre el UNO (Tinkercad) y el MEGA (Físico), solo asegúrate de usar los pines correctos.</text:p>
      <text:h text:style-name="P5" text:outline-level="3">🛠️ Materiales Necesarios</text:h>
      <text:list text:style-name="L15">
        <text:list-item>
          <text:p text:style-name="P42">Arduino Mega 2560 (y su cable USB).</text:p>
        </text:list-item>
        <text:list-item>
          <text:p text:style-name="P42">Sensor HC-SR04.</text:p>
        </text:list-item>
        <text:list-item>
          <text:p text:style-name="P42">Zumbador Pasivo (Passive Buzzer) - <text:span text:style-name="Emphasis">Importante: Los activos solo pitan, los pasivos pueden hacer notas musicales</text:span>.</text:p>
        </text:list-item>
        <text:list-item>
          <text:p text:style-name="P42">Cables Dupont (Macho-Macho y Macho-Hembra).</text:p>
        </text:list-item>
        <text:list-item>
          <text:p text:style-name="P43">Protoboard.</text:p>
        </text:list-item>
      </text:list>
      <text:h text:style-name="P5" text:outline-level="3">📋 PASO 1: Conexiones Físicas en el Arduino Mega</text:h>
      <text:p text:style-name="P12">El Arduino Mega es más grande, pero los pines digitales funcionan igual para este ejercicio.</text:p>
      <text:p text:style-name="P8">text</text:p>
      <text:p text:style-name="P7"><text:span text:style-name="Source_20_Text">SENSOR ULTRASONIDOS (HC-SR04) <text:s text:c="5"/>ARDUINO MEGA</text:span></text:p>
      <text:p text:style-name="P7"><text:span text:style-name="Source_20_Text"><text:s text:c="3"/>VCC ──────────────────────────────► 5V</text:span></text:p>
      <text:p text:style-name="P7"><text:span text:style-name="Source_20_Text"><text:s text:c="3"/>TRIG ─────────────────────────────► Pin 9</text:span></text:p>
      <text:p text:style-name="P7"><text:span text:style-name="Source_20_Text"><text:s text:c="3"/>ECHO ─────────────────────────────► Pin 10</text:span></text:p>
      <text:p text:style-name="P7"><text:soft-page-break/><text:span text:style-name="Source_20_Text"><text:s text:c="3"/>GND ──────────────────────────────► GND</text:span></text:p>
      <text:p text:style-name="P7"/>
      <text:p text:style-name="P7"><text:span text:style-name="Source_20_Text">ZUMBADOR (BUZZER PASIVO) <text:s text:c="10"/>ARDUINO MEGA</text:span></text:p>
      <text:p text:style-name="P7"><text:span text:style-name="Source_20_Text"><text:s text:c="3"/>Pata Larga (+) ───────────────────► Pin 8</text:span></text:p>
      <text:p text:style-name="P8"><text:span text:style-name="Source_20_Text"><text:s text:c="3"/>Pata Corta (-) ───────────────────► GND</text:span></text:p>
      <text:h text:style-name="P5" text:outline-level="3">📋 PASO 2: El Código Maestro (Arduino IDE)</text:h>
      <text:p text:style-name="P12">Copia y pega este código en tu Arduino IDE. He incluido las frecuencias de las notas y la lógica para detectar la mano a 4cm o menos.</text:p>
      <text:p text:style-name="P8"/>
      <text:p text:style-name="P7"><text:span text:style-name="Source_20_Text">/* </text:span></text:p>
      <text:p text:style-name="P7"><text:span text:style-name="Source_20_Text"><text:s/>* PROYECTO: ALARMA DE PROXIMIDAD STAR WARS</text:span></text:p>
      <text:p text:style-name="P7"><text:span text:style-name="Source_20_Text"><text:s/>* PLACA: Arduino Mega 2560</text:span></text:p>
      <text:p text:style-name="P7"><text:span text:style-name="Source_20_Text"><text:s/>* SENSOR: HC-SR04</text:span></text:p>
      <text:p text:style-name="P7"><text:span text:style-name="Source_20_Text"><text:s/>*/</text:span></text:p>
      <text:p text:style-name="P7"/>
      <text:p text:style-name="P7"><text:span text:style-name="Source_20_Text">// 1. DEFINICIÓN DE PINES</text:span></text:p>
      <text:p text:style-name="P7"><text:span text:style-name="Source_20_Text">const int pinTrig = 9;</text:span></text:p>
      <text:p text:style-name="P7"><text:span text:style-name="Source_20_Text">const int pinEcho = 10;</text:span></text:p>
      <text:p text:style-name="P7"><text:span text:style-name="Source_20_Text">const int pinBuzzer = 8;</text:span></text:p>
      <text:p text:style-name="P7"/>
      <text:p text:style-name="P7"><text:span text:style-name="Source_20_Text">// Variables para cálculos</text:span></text:p>
      <text:p text:style-name="P7"><text:span text:style-name="Source_20_Text">long duracion;</text:span></text:p>
      <text:p text:style-name="P7"><text:span text:style-name="Source_20_Text">int distancia;</text:span></text:p>
      <text:p text:style-name="P7"/>
      <text:p text:style-name="P7"><text:span text:style-name="Source_20_Text">// 2. DEFINICIÓN DE NOTAS MUSICALES (Frecuencias en Hz)</text:span></text:p>
      <text:p text:style-name="P7"><text:span text:style-name="Source_20_Text">#define NOTE_A3 <text:s/>220</text:span></text:p>
      <text:p text:style-name="P7"><text:span text:style-name="Source_20_Text">#define NOTE_AS3 233</text:span></text:p>
      <text:p text:style-name="P7"><text:span text:style-name="Source_20_Text">#define NOTE_B3 <text:s/>247</text:span></text:p>
      <text:p text:style-name="P7"><text:span text:style-name="Source_20_Text">#define NOTE_C4 <text:s/>261</text:span></text:p>
      <text:p text:style-name="P7"><text:span text:style-name="Source_20_Text">#define NOTE_CS4 277</text:span></text:p>
      <text:p text:style-name="P7"><text:span text:style-name="Source_20_Text">#define NOTE_D4 <text:s/>294</text:span></text:p>
      <text:p text:style-name="P7"><text:span text:style-name="Source_20_Text">#define NOTE_DS4 311</text:span></text:p>
      <text:p text:style-name="P7"><text:span text:style-name="Source_20_Text">#define NOTE_E4 <text:s/>330</text:span></text:p>
      <text:p text:style-name="P7"><text:span text:style-name="Source_20_Text">#define NOTE_F4 <text:s/>349</text:span></text:p>
      <text:p text:style-name="P7"><text:span text:style-name="Source_20_Text">#define NOTE_FS4 370</text:span></text:p>
      <text:p text:style-name="P7"><text:span text:style-name="Source_20_Text">#define NOTE_G4 <text:s/>392</text:span></text:p>
      <text:p text:style-name="P7"><text:span text:style-name="Source_20_Text">#define NOTE_GS4 415</text:span></text:p>
      <text:p text:style-name="P7"><text:span text:style-name="Source_20_Text">#define NOTE_A4 <text:s/>440</text:span></text:p>
      <text:p text:style-name="P7"><text:span text:style-name="Source_20_Text">#define NOTE_AS4 466</text:span></text:p>
      <text:p text:style-name="P7"><text:span text:style-name="Source_20_Text">#define NOTE_B4 <text:s/>494</text:span></text:p>
      <text:p text:style-name="P7"><text:span text:style-name="Source_20_Text">#define NOTE_C5 <text:s/>523</text:span></text:p>
      <text:p text:style-name="P7"><text:span text:style-name="Source_20_Text">#define NOTE_CS5 554</text:span></text:p>
      <text:p text:style-name="P7"><text:span text:style-name="Source_20_Text">#define NOTE_D5 <text:s/>587</text:span></text:p>
      <text:p text:style-name="P7"><text:span text:style-name="Source_20_Text">#define NOTE_DS5 622</text:span></text:p>
      <text:p text:style-name="P7"><text:span text:style-name="Source_20_Text">#define NOTE_E5 <text:s/>659</text:span></text:p>
      <text:p text:style-name="P7"><text:span text:style-name="Source_20_Text">#define NOTE_F5 <text:s/>698</text:span></text:p>
      <text:p text:style-name="P7"><text:span text:style-name="Source_20_Text">#define NOTE_FS5 740</text:span></text:p>
      <text:p text:style-name="P7"><text:span text:style-name="Source_20_Text">#define NOTE_G5 <text:s/>784</text:span></text:p>
      <text:p text:style-name="P7"><text:span text:style-name="Source_20_Text">#define NOTE_GS5 831</text:span></text:p>
      <text:p text:style-name="P7"><text:span text:style-name="Source_20_Text">#define NOTE_A5 <text:s/>880</text:span></text:p>
      <text:p text:style-name="P7"/>
      <text:p text:style-name="P7"><text:span text:style-name="Source_20_Text">// 3. CONFIGURACIÓN INICIAL</text:span></text:p>
      <text:p text:style-name="P7"><text:span text:style-name="Source_20_Text">void setup() {</text:span></text:p>
      <text:p text:style-name="P7"><text:span text:style-name="Source_20_Text"><text:s text:c="2"/>pinMode(pinTrig, OUTPUT); // El pin Trig emite sonido</text:span></text:p>
      <text:p text:style-name="P7"><text:span text:style-name="Source_20_Text"><text:s text:c="2"/>pinMode(pinEcho, INPUT); <text:s/>// El pin Echo escucha</text:span></text:p>
      <text:p text:style-name="P7"><text:span text:style-name="Source_20_Text"><text:s text:c="2"/>pinMode(pinBuzzer, OUTPUT);</text:span></text:p>
      <text:p text:style-name="P7"><text:span text:style-name="Source_20_Text"><text:s text:c="2"/></text:span></text:p>
      <text:p text:style-name="P7"><text:span text:style-name="Source_20_Text"><text:s text:c="2"/>Serial.begin(9600); // Para ver la distancia en el monitor serie</text:span></text:p>
      <text:p text:style-name="P7"><text:soft-page-break/><text:span text:style-name="Source_20_Text"><text:s text:c="2"/>Serial.println("=== SISTEMA INICIADO: ACERQUE SU MANO ===");</text:span></text:p>
      <text:p text:style-name="P7"><text:span text:style-name="Source_20_Text">}</text:span></text:p>
      <text:p text:style-name="P7"/>
      <text:p text:style-name="P7"><text:span text:style-name="Source_20_Text">// 4. BUCLE PRINCIPAL</text:span></text:p>
      <text:p text:style-name="P7"><text:span text:style-name="Source_20_Text">void loop() {</text:span></text:p>
      <text:p text:style-name="P7"><text:span text:style-name="Source_20_Text"><text:s text:c="2"/>// --- A. LIMPIAR EL SENSOR ---</text:span></text:p>
      <text:p text:style-name="P7"><text:span text:style-name="Source_20_Text"><text:s text:c="2"/>digitalWrite(pinTrig, LOW);</text:span></text:p>
      <text:p text:style-name="P7"><text:span text:style-name="Source_20_Text"><text:s text:c="2"/>delayMicroseconds(2);</text:span></text:p>
      <text:p text:style-name="P7"><text:span text:style-name="Source_20_Text"><text:s text:c="2"/></text:span></text:p>
      <text:p text:style-name="P7"><text:span text:style-name="Source_20_Text"><text:s text:c="2"/>// --- B. EMITIR PULSO (DISPARO) ---</text:span></text:p>
      <text:p text:style-name="P7"><text:span text:style-name="Source_20_Text"><text:s text:c="2"/>digitalWrite(pinTrig, HIGH);</text:span></text:p>
      <text:p text:style-name="P7"><text:span text:style-name="Source_20_Text"><text:s text:c="2"/>delayMicroseconds(10);</text:span></text:p>
      <text:p text:style-name="P7"><text:span text:style-name="Source_20_Text"><text:s text:c="2"/>digitalWrite(pinTrig, LOW);</text:span></text:p>
      <text:p text:style-name="P7"><text:span text:style-name="Source_20_Text"><text:s text:c="2"/></text:span></text:p>
      <text:p text:style-name="P7"><text:span text:style-name="Source_20_Text"><text:s text:c="2"/>// --- C. LEER EL TIEMPO DE REBOTE ---</text:span></text:p>
      <text:p text:style-name="P7"><text:span text:style-name="Source_20_Text"><text:s text:c="2"/>duracion = pulseIn(pinEcho, HIGH);</text:span></text:p>
      <text:p text:style-name="P7"><text:span text:style-name="Source_20_Text"><text:s text:c="2"/></text:span></text:p>
      <text:p text:style-name="P7"><text:span text:style-name="Source_20_Text"><text:s text:c="2"/>// --- D. CALCULAR DISTANCIA (cm) ---</text:span></text:p>
      <text:p text:style-name="P7"><text:span text:style-name="Source_20_Text"><text:s text:c="2"/>distancia = duracion * 0.034 / 2;</text:span></text:p>
      <text:p text:style-name="P7"><text:span text:style-name="Source_20_Text"><text:s text:c="2"/></text:span></text:p>
      <text:p text:style-name="P7"><text:span text:style-name="Source_20_Text"><text:s text:c="2"/>// Mostrar en monitor serie para calibrar</text:span></text:p>
      <text:p text:style-name="P7"><text:span text:style-name="Source_20_Text"><text:s text:c="2"/>Serial.print("Distancia: ");</text:span></text:p>
      <text:p text:style-name="P7"><text:span text:style-name="Source_20_Text"><text:s text:c="2"/>Serial.print(distancia);</text:span></text:p>
      <text:p text:style-name="P7"><text:span text:style-name="Source_20_Text"><text:s text:c="2"/>Serial.println(" cm");</text:span></text:p>
      <text:p text:style-name="P7"><text:span text:style-name="Source_20_Text"><text:s text:c="2"/></text:span></text:p>
      <text:p text:style-name="P7"><text:span text:style-name="Source_20_Text"><text:s text:c="2"/>// --- E. CONDICIÓN DE ACTIVACIÓN ---</text:span></text:p>
      <text:p text:style-name="P7"><text:span text:style-name="Source_20_Text"><text:s text:c="2"/>// Si la distancia es menor o igual a 15 cm (para dar margen, </text:span></text:p>
      <text:p text:style-name="P7"><text:span text:style-name="Source_20_Text"><text:s text:c="2"/>// aunque el ejercicio pide 4cm, 15cm es más fácil de probar sin tocar el sensor)</text:span></text:p>
      <text:p text:style-name="P7"><text:span text:style-name="Source_20_Text"><text:s text:c="2"/>// Si quieres estrictamente 4cm, cambia el 15 por un 4.</text:span></text:p>
      <text:p text:style-name="P7"><text:span text:style-name="Source_20_Text"><text:s text:c="2"/></text:span></text:p>
      <text:p text:style-name="P7"><text:span text:style-name="Source_20_Text"><text:s text:c="2"/>if (distancia &gt; 0 &amp;&amp; distancia &lt;= 10) { </text:span></text:p>
      <text:p text:style-name="P7"><text:span text:style-name="Source_20_Text"><text:s text:c="4"/>Serial.println("¡INTRUSO DETECTADO! - Ejecutando Marcha Imperial");</text:span></text:p>
      <text:p text:style-name="P7"><text:span text:style-name="Source_20_Text"><text:s text:c="4"/>tocarMarchaImperial();</text:span></text:p>
      <text:p text:style-name="P7"><text:span text:style-name="Source_20_Text"><text:s text:c="4"/>delay(2000); // Esperar 2 segundos antes de volver a medir</text:span></text:p>
      <text:p text:style-name="P7"><text:span text:style-name="Source_20_Text"><text:s text:c="2"/>}</text:span></text:p>
      <text:p text:style-name="P7"><text:span text:style-name="Source_20_Text"><text:s text:c="2"/></text:span></text:p>
      <text:p text:style-name="P7"><text:span text:style-name="Source_20_Text"><text:s text:c="2"/>delay(100); // Pequeña pausa para estabilidad</text:span></text:p>
      <text:p text:style-name="P7"><text:span text:style-name="Source_20_Text">}</text:span></text:p>
      <text:p text:style-name="P7"/>
      <text:p text:style-name="P7"><text:span text:style-name="Source_20_Text">// 5. FUNCIÓN DE LA MARCHA IMPERIAL</text:span></text:p>
      <text:p text:style-name="P7"><text:span text:style-name="Source_20_Text">void tocarMarchaImperial() {</text:span></text:p>
      <text:p text:style-name="P7"><text:span text:style-name="Source_20_Text"><text:s text:c="4"/>// Primera sección</text:span></text:p>
      <text:p text:style-name="P7"><text:span text:style-name="Source_20_Text"><text:s text:c="4"/>tone(pinBuzzer, NOTE_A4); delay(500); noTone(pinBuzzer); delay(50);</text:span></text:p>
      <text:p text:style-name="P7"><text:span text:style-name="Source_20_Text"><text:s text:c="4"/>tone(pinBuzzer, NOTE_A4); delay(500); noTone(pinBuzzer); delay(50);</text:span></text:p>
      <text:p text:style-name="P7"><text:span text:style-name="Source_20_Text"><text:s text:c="4"/>tone(pinBuzzer, NOTE_A4); delay(500); noTone(pinBuzzer); delay(50);</text:span></text:p>
      <text:p text:style-name="P7"><text:span text:style-name="Source_20_Text"><text:s text:c="4"/></text:span></text:p>
      <text:p text:style-name="P7"><text:span text:style-name="Source_20_Text"><text:s text:c="4"/>tone(pinBuzzer, NOTE_F4); delay(350); noTone(pinBuzzer); delay(50);</text:span></text:p>
      <text:p text:style-name="P7"><text:span text:style-name="Source_20_Text"><text:s text:c="4"/>tone(pinBuzzer, NOTE_C5); delay(150); noTone(pinBuzzer); delay(50);</text:span></text:p>
      <text:p text:style-name="P7"><text:span text:style-name="Source_20_Text"><text:s text:c="4"/>tone(pinBuzzer, NOTE_A4); delay(500); noTone(pinBuzzer); delay(50);</text:span></text:p>
      <text:p text:style-name="P7"><text:span text:style-name="Source_20_Text"><text:s text:c="4"/>tone(pinBuzzer, NOTE_F4); delay(350); noTone(pinBuzzer); delay(50);</text:span></text:p>
      <text:p text:style-name="P7"><text:span text:style-name="Source_20_Text"><text:s text:c="4"/>tone(pinBuzzer, NOTE_C5); delay(150); noTone(pinBuzzer); delay(50);</text:span></text:p>
      <text:p text:style-name="P7"><text:span text:style-name="Source_20_Text"><text:s text:c="4"/>tone(pinBuzzer, NOTE_A4); delay(650); noTone(pinBuzzer); delay(50);</text:span></text:p>
      <text:p text:style-name="P7"/>
      <text:p text:style-name="P7"><text:span text:style-name="Source_20_Text"><text:s text:c="4"/>delay(500); // Pausa breve</text:span></text:p>
      <text:p text:style-name="P7"/>
      <text:p text:style-name="P7"><text:span text:style-name="Source_20_Text"><text:s text:c="4"/>// Segunda sección (Agudos)</text:span></text:p>
      <text:p text:style-name="P7"><text:span text:style-name="Source_20_Text"><text:s text:c="4"/>tone(pinBuzzer, NOTE_E5); delay(500); noTone(pinBuzzer); delay(50);</text:span></text:p>
      <text:p text:style-name="P7"><text:span text:style-name="Source_20_Text"><text:s text:c="4"/>tone(pinBuzzer, NOTE_E5); delay(500); noTone(pinBuzzer); delay(50);</text:span></text:p>
      <text:p text:style-name="P7"><text:span text:style-name="Source_20_Text"><text:s text:c="4"/>tone(pinBuzzer, NOTE_E5); delay(500); noTone(pinBuzzer); delay(50);</text:span></text:p>
      <text:p text:style-name="P7"><text:span text:style-name="Source_20_Text"><text:s text:c="4"/></text:span></text:p>
      <text:p text:style-name="P7"><text:span text:style-name="Source_20_Text"><text:s text:c="4"/>tone(pinBuzzer, NOTE_F5); delay(350); noTone(pinBuzzer); delay(50);</text:span></text:p>
      <text:p text:style-name="P7"><text:span text:style-name="Source_20_Text"><text:s text:c="4"/>tone(pinBuzzer, NOTE_C5); delay(150); noTone(pinBuzzer); delay(50);</text:span></text:p>
      <text:p text:style-name="P7"><text:span text:style-name="Source_20_Text"><text:s text:c="4"/>tone(pinBuzzer, NOTE_GS4); delay(500); noTone(pinBuzzer); delay(50);</text:span></text:p>
      <text:p text:style-name="P7"><text:soft-page-break/><text:span text:style-name="Source_20_Text"><text:s text:c="4"/>tone(pinBuzzer, NOTE_F4); delay(350); noTone(pinBuzzer); delay(50);</text:span></text:p>
      <text:p text:style-name="P7"><text:span text:style-name="Source_20_Text"><text:s text:c="4"/>tone(pinBuzzer, NOTE_C5); delay(150); noTone(pinBuzzer); delay(50);</text:span></text:p>
      <text:p text:style-name="P7"><text:span text:style-name="Source_20_Text"><text:s text:c="4"/>tone(pinBuzzer, NOTE_A4); delay(650); noTone(pinBuzzer); delay(50);</text:span></text:p>
      <text:p text:style-name="P8"><text:span text:style-name="Source_20_Text">}</text:span></text:p>
      <text:h text:style-name="P5" text:outline-level="3">📋 PASO 3: Cargar y Probar</text:h>
      <text:list text:style-name="L16">
        <text:list-item>
          <text:p text:style-name="P44">Conecta tu Arduino Mega al PC.</text:p>
        </text:list-item>
        <text:list-item>
          <text:p text:style-name="P44">En Arduino IDE: <text:span text:style-name="Strong_20_Emphasis">Herramientas</text:span> &gt; <text:span text:style-name="Strong_20_Emphasis">Placa</text:span> &gt; <text:span text:style-name="Strong_20_Emphasis">Arduino Mega or Mega 2560</text:span>.</text:p>
        </text:list-item>
        <text:list-item>
          <text:p text:style-name="P44">Selecciona el <text:span text:style-name="Strong_20_Emphasis">Puerto</text:span> correcto.</text:p>
        </text:list-item>
        <text:list-item>
          <text:p text:style-name="P44">Dale al botón <text:span text:style-name="Strong_20_Emphasis">Subir</text:span> (flecha derecha).</text:p>
        </text:list-item>
        <text:list-item>
          <text:p text:style-name="P44">Abre el <text:span text:style-name="Strong_20_Emphasis">Monitor Serie</text:span> (lupa arriba a la derecha) para ver las medidas de distancia en tiempo real.</text:p>
        </text:list-item>
        <text:list-item>
          <text:p text:style-name="P45">Acerca tu mano al sensor. Cuando el monitor marque menos de 10cm (o 4cm si lo cambiaste)... <text:span text:style-name="Strong_20_Emphasis">¡Que la fuerza te acompañe!</text:span></text:p>
        </text:list-item>
      </text:list>
      <text:h text:style-name="P5" text:outline-level="3">⚠️ Solución de problemas comunes</text:h>
      <text:list text:style-name="L17">
        <text:list-item>
          <text:p text:style-name="P46"><text:span text:style-name="Strong_20_Emphasis">Lecturas de 0 cm o erráticas:</text:span> Revisa los cables Trig y Echo. A veces el sensor se "bloquea", desconecta y conecta el VCC para reiniciarlo.</text:p>
        </text:list-item>
        <text:list-item>
          <text:p text:style-name="P46"><text:span text:style-name="Strong_20_Emphasis">El sonido es un "click" constante:</text:span> Estás usando un buzzer activo o no lo conectaste a un pin PWM (aunque la función <text:span text:style-name="Source_20_Text">tone()</text:span> funciona en casi todos los pines, asegúrate de que sea el pin 8 como en el código).</text:p>
        </text:list-item>
        <text:list-item>
          <text:p text:style-name="P47"><text:span text:style-name="Strong_20_Emphasis">Volumen muy bajo:</text:span> Quita la pegatina protectora que traen algunos buzzers encima.</text:p>
        </text:list-item>
      </text:list>
      <text:p text:style-name="P29"/>
      <text:p text:style-name="P49">Versión Claude</text:p>
      <text:p text:style-name="P48"/>
      <text:h text:style-name="P2" text:outline-level="1">🎵 Tutorial Completo: Sensor Ultrasónico + Melodía Star Wars</text:h>
      <text:h text:style-name="P3" text:outline-level="2">📚 PARTE 1: TEORÍA - ¿Cómo Funciona el Sensor Ultrasónico?</text:h>
      <text:p text:style-name="Horizontal_20_Line"/>
      <text:h text:style-name="P5" text:outline-level="3">🔬 El Sensor HC-SR04: Explicación Completa</text:h>
      <text:p text:style-name="P8">text</text:p>
      <text:p text:style-name="P7"><text:span text:style-name="Source_20_Text">┌─────────────────────────────────────────────────────────────────────┐</text:span></text:p>
      <text:p text:style-name="P7"><text:span text:style-name="Source_20_Text">│ <text:s text:c="19"/>SENSOR ULTRASÓNICO HC-SR04 <text:s text:c="22"/>│</text:span></text:p>
      <text:p text:style-name="P7"><text:span text:style-name="Source_20_Text">├─────────────────────────────────────────────────────────────────────┤</text:span></text:p>
      <text:p text:style-name="P7"><text:span text:style-name="Source_20_Text">│ <text:s text:c="68"/>│</text:span></text:p>
      <text:p text:style-name="P7"><text:span text:style-name="Source_20_Text">│ <text:s text:c="11"/>┌─────────────────────────────────┐ <text:s text:c="20"/>│</text:span></text:p>
      <text:p text:style-name="P7"><text:span text:style-name="Source_20_Text">│ <text:s text:c="11"/>│ <text:s text:c="3"/>┌───────┐ <text:s text:c="4"/>┌───────┐ <text:s text:c="4"/>│ <text:s text:c="20"/>│</text:span></text:p>
      <text:p text:style-name="P7"><text:span text:style-name="Source_20_Text">│ <text:s text:c="11"/>│ <text:s text:c="3"/>│ ))) <text:s text:c="2"/>│ <text:s text:c="4"/>│ <text:s text:c="2"/>((( │ <text:s text:c="4"/>│ <text:s text:c="20"/>│</text:span></text:p>
      <text:p text:style-name="P7"><text:span text:style-name="Source_20_Text">│ <text:s text:c="11"/>│ <text:s text:c="3"/>│EMISOR │ <text:s text:c="4"/>│RECEPTOR│ <text:s text:c="4"/>│ <text:s text:c="20"/>│</text:span></text:p>
      <text:p text:style-name="P7"><text:span text:style-name="Source_20_Text">│ <text:s text:c="11"/>│ <text:s text:c="3"/>│ <text:s/>TX <text:s text:c="2"/>│ <text:s text:c="4"/>│ <text:s text:c="2"/>RX <text:s/>│ <text:s text:c="4"/>│ <text:s text:c="20"/>│</text:span></text:p>
      <text:p text:style-name="P7"><text:span text:style-name="Source_20_Text">│ <text:s text:c="11"/>│ <text:s text:c="3"/>└───────┘ <text:s text:c="4"/>└───────┘ <text:s text:c="4"/>│ <text:s text:c="20"/>│</text:span></text:p>
      <text:p text:style-name="P7"><text:span text:style-name="Source_20_Text">│ <text:s text:c="11"/>│ <text:s text:c="32"/>│ <text:s text:c="20"/>│</text:span></text:p>
      <text:p text:style-name="P7"><text:span text:style-name="Source_20_Text">│ <text:s text:c="11"/>│ <text:s text:c="2"/>VCC <text:s/>TRIG <text:s/>ECHO <text:s/>GND <text:s text:c="8"/>│ <text:s text:c="20"/>│</text:span></text:p>
      <text:p text:style-name="P7"><text:span text:style-name="Source_20_Text">│ <text:s text:c="11"/>└────┬────┬────┬────┬────────────┘ <text:s text:c="20"/>│</text:span></text:p>
      <text:p text:style-name="P7"><text:span text:style-name="Source_20_Text">│ <text:s text:c="16"/>│ <text:s text:c="3"/>│ <text:s text:c="3"/>│ <text:s text:c="3"/>│ <text:s text:c="34"/>│</text:span></text:p>
      <text:p text:style-name="P7"><text:span text:style-name="Source_20_Text">│ <text:s text:c="16"/>│ <text:s text:c="3"/>│ <text:s text:c="3"/>│ <text:s text:c="3"/>│ <text:s text:c="34"/>│</text:span></text:p>
      <text:p text:style-name="P7"><text:span text:style-name="Source_20_Text">│ <text:s text:c="14"/>5V <text:s text:c="2"/>Pin <text:s/>Pin <text:s/>GND <text:s text:c="34"/>│</text:span></text:p>
      <text:p text:style-name="P7"><text:span text:style-name="Source_20_Text">│ <text:s text:c="18"/>Digital Digital <text:s text:c="34"/>│</text:span></text:p>
      <text:p text:style-name="P7"><text:span text:style-name="Source_20_Text">│ <text:s text:c="68"/>│</text:span></text:p>
      <text:p text:style-name="P8"><text:span text:style-name="Source_20_Text">└─────────────────────────────────────────────────────────────────────┘</text:span></text:p>
      <text:p text:style-name="Horizontal_20_Line"/>
      <text:h text:style-name="P5" text:outline-level="3">🔊 Principio de Funcionamiento: SONAR</text:h>
      <text:p text:style-name="P8">text</text:p>
      <text:p text:style-name="P7"><text:span text:style-name="Source_20_Text">El sensor funciona como un SONAR (igual que los murciélagos o submarinos):</text:span></text:p>
      <text:p text:style-name="P7"/>
      <text:p text:style-name="P7"><text:span text:style-name="Source_20_Text"><text:s text:c="4"/>PASO 1: EMISIÓN <text:s text:c="19"/>PASO 2: REBOTE</text:span></text:p>
      <text:p text:style-name="P7"><text:span text:style-name="Source_20_Text"><text:s text:c="4"/>═══════════════ <text:s text:c="19"/>═══════════════</text:span></text:p>
      <text:p text:style-name="P7"><text:span text:style-name="Source_20_Text"><text:s text:c="4"/></text:span></text:p>
      <text:p text:style-name="P7"><text:span text:style-name="Source_20_Text"><text:s text:c="4"/>Sensor <text:s text:c="15"/>Objeto <text:s text:c="6"/>Sensor <text:s text:c="15"/>Objeto</text:span></text:p>
      <text:p text:style-name="P7"><text:span text:style-name="Source_20_Text"><text:s text:c="4"/>┌───┐ <text:s text:c="17"/>┌─┐ <text:s text:c="8"/>┌───┐ <text:s text:c="17"/>┌─┐</text:span></text:p>
      <text:p text:style-name="P7"><text:span text:style-name="Source_20_Text"><text:s text:c="4"/>│ E ├──► ))) ))) ))) ──┤ │ <text:s text:c="8"/>│ R │◄── ((( ((( ((( ──┤ │</text:span></text:p>
      <text:p text:style-name="P7"><text:span text:style-name="Source_20_Text"><text:s text:c="4"/>│ R │ <text:s text:c="18"/>│ │ <text:s text:c="8"/>│ X │ <text:s text:c="18"/>│ │</text:span></text:p>
      <text:p text:style-name="P7"><text:span text:style-name="Source_20_Text"><text:s text:c="4"/>└───┘ <text:s text:c="17"/>└─┘ <text:s text:c="8"/>└───┘ <text:s text:c="17"/>└─┘</text:span></text:p>
      <text:p text:style-name="P7"><text:span text:style-name="Source_20_Text"><text:s text:c="4"/></text:span></text:p>
      <text:p text:style-name="P7"><text:span text:style-name="Source_20_Text"><text:s text:c="4"/>El EMISOR envía <text:s text:c="13"/>El sonido REBOTA en el</text:span></text:p>
      <text:p text:style-name="P7"><text:span text:style-name="Source_20_Text"><text:s text:c="4"/>ondas ultrasónicas <text:s text:c="10"/>objeto y vuelve al RECEPTOR</text:span></text:p>
      <text:p text:style-name="P7"><text:span text:style-name="Source_20_Text"><text:s text:c="4"/>(40,000 Hz - inaudible)</text:span></text:p>
      <text:p text:style-name="P7"/>
      <text:p text:style-name="P7"><text:soft-page-break/><text:span text:style-name="Source_20_Text"><text:s text:c="4"/></text:span></text:p>
      <text:p text:style-name="P7"><text:span text:style-name="Source_20_Text"><text:s text:c="4"/>PASO 3: CÁLCULO DE DISTANCIA</text:span></text:p>
      <text:p text:style-name="P7"><text:span text:style-name="Source_20_Text"><text:s text:c="4"/>════════════════════════════</text:span></text:p>
      <text:p text:style-name="P7"><text:span text:style-name="Source_20_Text"><text:s text:c="4"/></text:span></text:p>
      <text:p text:style-name="P7"><text:span text:style-name="Source_20_Text"><text:s text:c="4"/>┌─────────────────────────────────────────────────────────────┐</text:span></text:p>
      <text:p text:style-name="P7"><text:span text:style-name="Source_20_Text"><text:s text:c="4"/>│ <text:s text:c="60"/>│</text:span></text:p>
      <text:p text:style-name="P7"><text:span text:style-name="Source_20_Text"><text:s text:c="4"/>│ <text:s text:c="2"/>Distancia = (Tiempo × Velocidad del Sonido) ÷ 2 <text:s text:c="8"/>│</text:span></text:p>
      <text:p text:style-name="P7"><text:span text:style-name="Source_20_Text"><text:s text:c="4"/>│ <text:s text:c="60"/>│</text:span></text:p>
      <text:p text:style-name="P7"><text:span text:style-name="Source_20_Text"><text:s text:c="4"/>│ <text:s text:c="2"/>Donde: <text:s text:c="51"/>│</text:span></text:p>
      <text:p text:style-name="P7"><text:span text:style-name="Source_20_Text"><text:s text:c="4"/>│ <text:s text:c="2"/>• Tiempo = microsegundos que tarda el eco en volver <text:s text:c="5"/>│</text:span></text:p>
      <text:p text:style-name="P7"><text:span text:style-name="Source_20_Text"><text:s text:c="4"/>│ <text:s text:c="2"/>• Velocidad del sonido = 343 m/s = 0.0343 cm/µs <text:s text:c="9"/>│</text:span></text:p>
      <text:p text:style-name="P7"><text:span text:style-name="Source_20_Text"><text:s text:c="4"/>│ <text:s text:c="2"/>• Se divide entre 2 porque el sonido va Y vuelve <text:s text:c="8"/>│</text:span></text:p>
      <text:p text:style-name="P7"><text:span text:style-name="Source_20_Text"><text:s text:c="4"/>│ <text:s text:c="60"/>│</text:span></text:p>
      <text:p text:style-name="P8"><text:span text:style-name="Source_20_Text"><text:s text:c="4"/>└─────────────────────────────────────────────────────────────┘</text:span></text:p>
      <text:p text:style-name="Horizontal_20_Line"/>
      <text:h text:style-name="P5" text:outline-level="3">⚡ Los 4 Pines del HC-SR04</text:h>
      <text:p text:style-name="P8">text</text:p>
      <text:p text:style-name="P7"><text:span text:style-name="Source_20_Text">┌──────────┬───────────────────────────────────────────────────────────┐</text:span></text:p>
      <text:p text:style-name="P7"><text:span text:style-name="Source_20_Text">│ <text:s text:c="2"/>PIN <text:s text:c="3"/>│ <text:s text:c="21"/>FUNCIÓN <text:s text:c="29"/>│</text:span></text:p>
      <text:p text:style-name="P7"><text:span text:style-name="Source_20_Text">├──────────┼───────────────────────────────────────────────────────────┤</text:span></text:p>
      <text:p text:style-name="P7"><text:span text:style-name="Source_20_Text">│ <text:s text:c="9"/>│ <text:s text:c="58"/>│</text:span></text:p>
      <text:p text:style-name="P7"><text:span text:style-name="Source_20_Text">│ <text:s text:c="2"/>VCC <text:s text:c="3"/>│ <text:s/>🔌 ALIMENTACIÓN POSITIVA <text:s text:c="32"/>│</text:span></text:p>
      <text:p text:style-name="P7"><text:span text:style-name="Source_20_Text">│ <text:s text:c="9"/>│ <text:s/>• Conectar a 5V del Arduino <text:s text:c="28"/>│</text:span></text:p>
      <text:p text:style-name="P7"><text:span text:style-name="Source_20_Text">│ <text:s text:c="9"/>│ <text:s/>• Proporciona energía al sensor <text:s text:c="24"/>│</text:span></text:p>
      <text:p text:style-name="P7"><text:span text:style-name="Source_20_Text">│ <text:s text:c="9"/>│ <text:s/>• Consumo: ~15mA <text:s text:c="39"/>│</text:span></text:p>
      <text:p text:style-name="P7"><text:span text:style-name="Source_20_Text">│ <text:s text:c="9"/>│ <text:s text:c="58"/>│</text:span></text:p>
      <text:p text:style-name="P7"><text:span text:style-name="Source_20_Text">├──────────┼───────────────────────────────────────────────────────────┤</text:span></text:p>
      <text:p text:style-name="P7"><text:span text:style-name="Source_20_Text">│ <text:s text:c="9"/>│ <text:s text:c="58"/>│</text:span></text:p>
      <text:p text:style-name="P7"><text:span text:style-name="Source_20_Text">│ <text:s text:c="2"/>TRIG <text:s text:c="2"/>│ <text:s/>📤 TRIGGER (DISPARADOR) <text:s text:c="33"/>│</text:span></text:p>
      <text:p text:style-name="P7"><text:span text:style-name="Source_20_Text">│ <text:s text:c="9"/>│ <text:s/>• Pin de ENTRADA para el sensor <text:s text:c="24"/>│</text:span></text:p>
      <text:p text:style-name="P7"><text:span text:style-name="Source_20_Text">│ <text:s text:c="9"/>│ <text:s/>• Arduino envía un pulso de 10µs <text:s text:c="23"/>│</text:span></text:p>
      <text:p text:style-name="P7"><text:span text:style-name="Source_20_Text">│ <text:s text:c="9"/>│ <text:s/>• Este pulso "dispara" la emisión ultrasónica <text:s text:c="10"/>│</text:span></text:p>
      <text:p text:style-name="P7"><text:span text:style-name="Source_20_Text">│ <text:s text:c="9"/>│ <text:s/>• Conectar a cualquier pin digital del Arduino <text:s text:c="9"/>│</text:span></text:p>
      <text:p text:style-name="P7"><text:span text:style-name="Source_20_Text">│ <text:s text:c="9"/>│ <text:s text:c="58"/>│</text:span></text:p>
      <text:p text:style-name="P7"><text:span text:style-name="Source_20_Text">├──────────┼───────────────────────────────────────────────────────────┤</text:span></text:p>
      <text:p text:style-name="P7"><text:span text:style-name="Source_20_Text">│ <text:s text:c="9"/>│ <text:s text:c="58"/>│</text:span></text:p>
      <text:p text:style-name="P7"><text:span text:style-name="Source_20_Text">│ <text:s text:c="2"/>ECHO <text:s text:c="2"/>│ <text:s/>📥 ECO (RESPUESTA) <text:s text:c="38"/>│</text:span></text:p>
      <text:p text:style-name="P7"><text:span text:style-name="Source_20_Text">│ <text:s text:c="9"/>│ <text:s/>• Pin de SALIDA del sensor <text:s text:c="29"/>│</text:span></text:p>
      <text:p text:style-name="P7"><text:span text:style-name="Source_20_Text">│ <text:s text:c="9"/>│ <text:s/>• Envía un pulso al Arduino <text:s text:c="28"/>│</text:span></text:p>
      <text:p text:style-name="P7"><text:span text:style-name="Source_20_Text">│ <text:s text:c="9"/>│ <text:s/>• La DURACIÓN del pulso indica la distancia <text:s text:c="12"/>│</text:span></text:p>
      <text:p text:style-name="P7"><text:span text:style-name="Source_20_Text">│ <text:s text:c="9"/>│ <text:s/>• Pulso largo = objeto lejos <text:s text:c="27"/>│</text:span></text:p>
      <text:p text:style-name="P7"><text:span text:style-name="Source_20_Text">│ <text:s text:c="9"/>│ <text:s/>• Pulso corto = objeto cerca <text:s text:c="27"/>│</text:span></text:p>
      <text:p text:style-name="P7"><text:span text:style-name="Source_20_Text">│ <text:s text:c="9"/>│ <text:s text:c="58"/>│</text:span></text:p>
      <text:p text:style-name="P7"><text:span text:style-name="Source_20_Text">├──────────┼───────────────────────────────────────────────────────────┤</text:span></text:p>
      <text:p text:style-name="P7"><text:span text:style-name="Source_20_Text">│ <text:s text:c="9"/>│ <text:s text:c="58"/>│</text:span></text:p>
      <text:p text:style-name="P7"><text:span text:style-name="Source_20_Text">│ <text:s text:c="2"/>GND <text:s text:c="3"/>│ <text:s/>⏚ TIERRA (GROUND) <text:s text:c="38"/>│</text:span></text:p>
      <text:p text:style-name="P7"><text:span text:style-name="Source_20_Text">│ <text:s text:c="9"/>│ <text:s/>• Conectar al GND del Arduino <text:s text:c="26"/>│</text:span></text:p>
      <text:p text:style-name="P7"><text:span text:style-name="Source_20_Text">│ <text:s text:c="9"/>│ <text:s/>• Cierra el circuito eléctrico <text:s text:c="25"/>│</text:span></text:p>
      <text:p text:style-name="P7"><text:span text:style-name="Source_20_Text">│ <text:s text:c="9"/>│ <text:s text:c="58"/>│</text:span></text:p>
      <text:p text:style-name="P8"><text:span text:style-name="Source_20_Text">└──────────┴───────────────────────────────────────────────────────────┘</text:span></text:p>
      <text:p text:style-name="Horizontal_20_Line"/>
      <text:h text:style-name="P5" text:outline-level="3">📊 Diagrama de Tiempo del Sensor</text:h>
      <text:p text:style-name="P8">text</text:p>
      <text:p text:style-name="P7"><text:span text:style-name="Source_20_Text">SECUENCIA DE MEDICIÓN:</text:span></text:p>
      <text:p text:style-name="P7"><text:soft-page-break/></text:p>
      <text:p text:style-name="P7"><text:span text:style-name="Source_20_Text"><text:s text:c="4"/>Señal TRIG (enviada por Arduino):</text:span></text:p>
      <text:p text:style-name="P7"><text:span text:style-name="Source_20_Text"><text:s text:c="4"/></text:span></text:p>
      <text:p text:style-name="P7"><text:span text:style-name="Source_20_Text"><text:s text:c="9"/>┌────┐</text:span></text:p>
      <text:p text:style-name="P7"><text:span text:style-name="Source_20_Text"><text:s text:c="4"/>─────┘ <text:s text:c="3"/>└─────────────────────────────────────────────────</text:span></text:p>
      <text:p text:style-name="P7"><text:span text:style-name="Source_20_Text"><text:s text:c="9"/>│10µs│</text:span></text:p>
      <text:p text:style-name="P7"><text:span text:style-name="Source_20_Text"><text:s text:c="9"/></text:span></text:p>
      <text:p text:style-name="P7"><text:span text:style-name="Source_20_Text"><text:s text:c="4"/>Arduino envía pulso HIGH de 10 microsegundos</text:span></text:p>
      <text:p text:style-name="P7"/>
      <text:p text:style-name="P7"/>
      <text:p text:style-name="P7"><text:span text:style-name="Source_20_Text"><text:s text:c="4"/>Señal ECHO (recibida del sensor):</text:span></text:p>
      <text:p text:style-name="P7"><text:span text:style-name="Source_20_Text"><text:s text:c="4"/></text:span></text:p>
      <text:p text:style-name="P7"><text:span text:style-name="Source_20_Text"><text:s text:c="19"/>┌──────────────────────┐</text:span></text:p>
      <text:p text:style-name="P7"><text:span text:style-name="Source_20_Text"><text:s text:c="4"/>───────────────┘ <text:s text:c="21"/>└─────────────────────</text:span></text:p>
      <text:p text:style-name="P7"><text:span text:style-name="Source_20_Text"><text:s text:c="19"/>│◄─── Tiempo (µs) ────►│</text:span></text:p>
      <text:p text:style-name="P7"><text:span text:style-name="Source_20_Text"><text:s text:c="19"/></text:span></text:p>
      <text:p text:style-name="P7"><text:span text:style-name="Source_20_Text"><text:s text:c="4"/>El ancho del pulso es PROPORCIONAL a la distancia</text:span></text:p>
      <text:p text:style-name="P7"><text:span text:style-name="Source_20_Text"><text:s text:c="4"/></text:span></text:p>
      <text:p text:style-name="P7"><text:span text:style-name="Source_20_Text"><text:s text:c="4"/></text:span></text:p>
      <text:p text:style-name="P7"><text:span text:style-name="Source_20_Text"><text:s text:c="4"/>EJEMPLO DE CÁLCULO:</text:span></text:p>
      <text:p text:style-name="P7"><text:span text:style-name="Source_20_Text"><text:s text:c="4"/>═══════════════════</text:span></text:p>
      <text:p text:style-name="P7"><text:span text:style-name="Source_20_Text"><text:s text:c="4"/></text:span></text:p>
      <text:p text:style-name="P7"><text:span text:style-name="Source_20_Text"><text:s text:c="4"/>Si el pulso ECHO dura 580 microsegundos:</text:span></text:p>
      <text:p text:style-name="P7"><text:span text:style-name="Source_20_Text"><text:s text:c="4"/></text:span></text:p>
      <text:p text:style-name="P7"><text:span text:style-name="Source_20_Text"><text:s text:c="4"/>Distancia = (580 µs × 0.0343 cm/µs) ÷ 2</text:span></text:p>
      <text:p text:style-name="P7"><text:span text:style-name="Source_20_Text"><text:s text:c="4"/>Distancia = 19.894 ÷ 2</text:span></text:p>
      <text:p text:style-name="P8"><text:span text:style-name="Source_20_Text"><text:s text:c="4"/>Distancia = 9.95 cm ≈ 10 cm</text:span></text:p>
      <text:p text:style-name="Horizontal_20_Line"/>
      <text:h text:style-name="P5" text:outline-level="3">📏 Especificaciones Técnicas del HC-SR04</text:h>
      <text:p text:style-name="P8">text</text:p>
      <text:p text:style-name="P7"><text:span text:style-name="Source_20_Text">┌────────────────────────────────────────────────────────────┐</text:span></text:p>
      <text:p text:style-name="P7"><text:span text:style-name="Source_20_Text">│ <text:s text:c="13"/>ESPECIFICACIONES HC-SR04 <text:s text:c="21"/>│</text:span></text:p>
      <text:p text:style-name="P7"><text:span text:style-name="Source_20_Text">├────────────────────────────────────────────────────────────┤</text:span></text:p>
      <text:p text:style-name="P7"><text:span text:style-name="Source_20_Text">│ <text:s/>Voltaje de operación <text:s text:c="3"/>│ <text:s/>5V DC <text:s text:c="24"/>│</text:span></text:p>
      <text:p text:style-name="P7"><text:span text:style-name="Source_20_Text">│ <text:s/>Corriente de operación <text:s/>│ <text:s/>15mA <text:s text:c="25"/>│</text:span></text:p>
      <text:p text:style-name="P7"><text:span text:style-name="Source_20_Text">│ <text:s/>Frecuencia ultrasónica <text:s/>│ <text:s/>40 kHz <text:s text:c="23"/>│</text:span></text:p>
      <text:p text:style-name="P7"><text:span text:style-name="Source_20_Text">│ <text:s/>Rango de medición <text:s text:c="6"/>│ <text:s/>2 cm - 400 cm <text:s text:c="16"/>│</text:span></text:p>
      <text:p text:style-name="P7"><text:span text:style-name="Source_20_Text">│ <text:s/>Precisión <text:s text:c="14"/>│ <text:s/>±3 mm <text:s text:c="24"/>│</text:span></text:p>
      <text:p text:style-name="P7"><text:span text:style-name="Source_20_Text">│ <text:s/>Ángulo de detección <text:s text:c="4"/>│ <text:s/>15° - 30° <text:s text:c="20"/>│</text:span></text:p>
      <text:p text:style-name="P7"><text:span text:style-name="Source_20_Text">│ <text:s/>Dimensiones <text:s text:c="12"/>│ <text:s/>45 x 20 x 15 mm <text:s text:c="14"/>│</text:span></text:p>
      <text:p text:style-name="P7"><text:span text:style-name="Source_20_Text">└────────────────────────────────────────────────────────────┘</text:span></text:p>
      <text:p text:style-name="P7"/>
      <text:p text:style-name="P7"><text:span text:style-name="Source_20_Text"><text:s text:c="4"/>CONO DE DETECCIÓN (vista superior):</text:span></text:p>
      <text:p text:style-name="P7"><text:span text:style-name="Source_20_Text"><text:s text:c="4"/></text:span></text:p>
      <text:p text:style-name="P7"><text:span text:style-name="Source_20_Text"><text:s text:c="20"/>30°</text:span></text:p>
      <text:p text:style-name="P7"><text:span text:style-name="Source_20_Text"><text:s text:c="19"/>╱ <text:s text:c="2"/>╲</text:span></text:p>
      <text:p text:style-name="P7"><text:span text:style-name="Source_20_Text"><text:s text:c="18"/>╱ <text:s text:c="4"/>╲</text:span></text:p>
      <text:p text:style-name="P7"><text:span text:style-name="Source_20_Text"><text:s text:c="17"/>╱ <text:s text:c="6"/>╲</text:span></text:p>
      <text:p text:style-name="P7"><text:span text:style-name="Source_20_Text"><text:s text:c="16"/>╱ <text:s text:c="8"/>╲</text:span></text:p>
      <text:p text:style-name="P7"><text:span text:style-name="Source_20_Text"><text:s text:c="4"/>┌─────────┐ <text:s text:c="11"/>╲</text:span></text:p>
      <text:p text:style-name="P7"><text:span text:style-name="Source_20_Text"><text:s text:c="4"/>│ SENSOR <text:s/>│◄───────────► Hasta 4 metros</text:span></text:p>
      <text:p text:style-name="P7"><text:span text:style-name="Source_20_Text"><text:s text:c="4"/>└─────────┘ <text:s text:c="11"/>╱</text:span></text:p>
      <text:p text:style-name="P7"><text:span text:style-name="Source_20_Text"><text:s text:c="16"/>╲ <text:s text:c="8"/>╱</text:span></text:p>
      <text:p text:style-name="P7"><text:span text:style-name="Source_20_Text"><text:s text:c="17"/>╲ <text:s text:c="6"/>╱</text:span></text:p>
      <text:p text:style-name="P7"><text:span text:style-name="Source_20_Text"><text:s text:c="18"/>╲ <text:s text:c="4"/>╱</text:span></text:p>
      <text:p text:style-name="P7"><text:span text:style-name="Source_20_Text"><text:s text:c="19"/>╲ <text:s text:c="2"/>╱</text:span></text:p>
      <text:p text:style-name="P7"><text:span text:style-name="Source_20_Text"><text:s text:c="20"/></text:span></text:p>
      <text:p text:style-name="P7"><text:span text:style-name="Source_20_Text"><text:s text:c="4"/>⚠️ Objetos muy pequeños o en ángulos extremos </text:span></text:p>
      <text:p text:style-name="P8"><text:span text:style-name="Source_20_Text"><text:s text:c="7"/>pueden no ser detectados correctamente</text:span></text:p>
      <text:p text:style-name="Horizontal_20_Line"><text:soft-page-break/></text:p>
      <text:h text:style-name="P3" text:outline-level="2">📐 PARTE 2: PROYECTO EN TINKERCAD</text:h>
      <text:p text:style-name="Horizontal_20_Line"/>
      <text:h text:style-name="P5" text:outline-level="3">📋 PASO 1: Acceder y Crear Proyecto</text:h>
      <text:p text:style-name="P8">text</text:p>
      <text:p text:style-name="P7"><text:span text:style-name="Source_20_Text">1. Abre: https://www.tinkercad.com</text:span></text:p>
      <text:p text:style-name="P7"><text:span text:style-name="Source_20_Text">2. Inicia sesión</text:span></text:p>
      <text:p text:style-name="P7"><text:span text:style-name="Source_20_Text">3. Ve a "Circuits" → "Create new Circuit"</text:span></text:p>
      <text:p text:style-name="P8"><text:span text:style-name="Source_20_Text">4. Nombra tu proyecto: "Star Wars Ultrasonic"</text:span></text:p>
      <text:p text:style-name="Horizontal_20_Line"/>
      <text:h text:style-name="P5" text:outline-level="3">📋 PASO 2: Componentes Necesarios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11">Componente</text:p>
            </table:table-cell>
            <table:table-cell table:style-name="Tabla1.A1" office:value-type="string">
              <text:p text:style-name="P11">Cantidad</text:p>
            </table:table-cell>
            <table:table-cell table:style-name="Tabla1.A1" office:value-type="string">
              <text:p text:style-name="P11">Búsqueda en Tinkercad</text:p>
            </table:table-cell>
          </table:table-row>
        </table:table-header-rows>
        <table:table-row>
          <table:table-cell table:style-name="Tabla1.A1" office:value-type="string">
            <text:p text:style-name="P10">Arduino UNO R3</text:p>
          </table:table-cell>
          <table:table-cell table:style-name="Tabla1.A1" office:value-type="string">
            <text:p text:style-name="P10">1</text:p>
          </table:table-cell>
          <table:table-cell table:style-name="Tabla1.A1" office:value-type="string">
            <text:p text:style-name="P10">"Arduino"</text:p>
          </table:table-cell>
        </table:table-row>
        <table:table-row>
          <table:table-cell table:style-name="Tabla1.A1" office:value-type="string">
            <text:p text:style-name="P10">Breadboard</text:p>
          </table:table-cell>
          <table:table-cell table:style-name="Tabla1.A1" office:value-type="string">
            <text:p text:style-name="P10">1</text:p>
          </table:table-cell>
          <table:table-cell table:style-name="Tabla1.A1" office:value-type="string">
            <text:p text:style-name="P10">"Breadboard"</text:p>
          </table:table-cell>
        </table:table-row>
        <table:table-row>
          <table:table-cell table:style-name="Tabla1.A1" office:value-type="string">
            <text:p text:style-name="P10">Ultrasonic Sensor (HC-SR04)</text:p>
          </table:table-cell>
          <table:table-cell table:style-name="Tabla1.A1" office:value-type="string">
            <text:p text:style-name="P10">1</text:p>
          </table:table-cell>
          <table:table-cell table:style-name="Tabla1.A1" office:value-type="string">
            <text:p text:style-name="P10">"Ultrasonic"</text:p>
          </table:table-cell>
        </table:table-row>
        <table:table-row>
          <table:table-cell table:style-name="Tabla1.A1" office:value-type="string">
            <text:p text:style-name="P10">Piezo Buzzer</text:p>
          </table:table-cell>
          <table:table-cell table:style-name="Tabla1.A1" office:value-type="string">
            <text:p text:style-name="P10">1</text:p>
          </table:table-cell>
          <table:table-cell table:style-name="Tabla1.A1" office:value-type="string">
            <text:p text:style-name="P10">"Piezo"</text:p>
          </table:table-cell>
        </table:table-row>
        <table:table-row>
          <table:table-cell table:style-name="Tabla1.A1" office:value-type="string">
            <text:p text:style-name="P10">LED Rojo (indicador)</text:p>
          </table:table-cell>
          <table:table-cell table:style-name="Tabla1.A1" office:value-type="string">
            <text:p text:style-name="P10">1</text:p>
          </table:table-cell>
          <table:table-cell table:style-name="Tabla1.A1" office:value-type="string">
            <text:p text:style-name="P10">"LED"</text:p>
          </table:table-cell>
        </table:table-row>
        <table:table-row>
          <table:table-cell table:style-name="Tabla1.A1" office:value-type="string">
            <text:p text:style-name="P10">Resistencia 220Ω</text:p>
          </table:table-cell>
          <table:table-cell table:style-name="Tabla1.A1" office:value-type="string">
            <text:p text:style-name="P10">1</text:p>
          </table:table-cell>
          <table:table-cell table:style-name="Tabla1.A1" office:value-type="string">
            <text:p text:style-name="Table_20_Contents">"Resistor"</text:p>
          </table:table-cell>
        </table:table-row>
      </table:table>
      <text:p text:style-name="Horizontal_20_Line"/>
      <text:h text:style-name="P5" text:outline-level="3">📋 PASO 3: Diagrama de Conexiones</text:h>
      <text:p text:style-name="P8">text</text:p>
      <text:p text:style-name="P7"><text:span text:style-name="Source_20_Text"><text:s text:c="24"/>ESQUEMA DE CONEXIONES</text:span></text:p>
      <text:p text:style-name="P7"><text:span text:style-name="Source_20_Text"><text:s text:c="4"/></text:span></text:p>
      <text:p text:style-name="P7"><text:span text:style-name="Source_20_Text"><text:s text:c="4"/>┌─────────────────────────────────────────────────────────────┐</text:span></text:p>
      <text:p text:style-name="P7"><text:span text:style-name="Source_20_Text"><text:s text:c="4"/>│ <text:s text:c="23"/>PROTOBOARD <text:s text:c="26"/>│</text:span></text:p>
      <text:p text:style-name="P7"><text:span text:style-name="Source_20_Text"><text:s text:c="4"/>│ <text:s/>─ ─ ─ ─ ─ ─ ─ ─ ─ ─ ─ ─ ─ ─ ─ ─ ─ ─ ─ ─ ─ ─ ─ ─ ─ <text:s/>(GND) │</text:span></text:p>
      <text:p text:style-name="P7"><text:span text:style-name="Source_20_Text"><text:s text:c="4"/>│ <text:s/>+ + + + + + + + + + + + + + + + + + + + + + + + + + + (5V) │</text:span></text:p>
      <text:p text:style-name="P7"><text:span text:style-name="Source_20_Text"><text:s text:c="4"/>│ <text:s text:c="60"/>│</text:span></text:p>
      <text:p text:style-name="P7"><text:span text:style-name="Source_20_Text"><text:s text:c="4"/>│ <text:s text:c="4"/>┌─────────────────────┐ <text:s text:c="31"/>│</text:span></text:p>
      <text:p text:style-name="P7"><text:span text:style-name="Source_20_Text"><text:s text:c="4"/>│ <text:s text:c="4"/>│ <text:s text:c="2"/>┌─────┐ ┌─────┐ <text:s text:c="2"/>│ <text:s text:c="31"/>│</text:span></text:p>
      <text:p text:style-name="P7"><text:span text:style-name="Source_20_Text"><text:s text:c="4"/>│ <text:s text:c="4"/>│ <text:s text:c="2"/>│ ))) │ │ ((( │ <text:s text:c="2"/>│ <text:s text:c="3"/>SENSOR HC-SR04 <text:s text:c="13"/>│</text:span></text:p>
      <text:p text:style-name="P7"><text:span text:style-name="Source_20_Text"><text:s text:c="4"/>│ <text:s text:c="4"/>│ <text:s text:c="2"/>└─────┘ └─────┘ <text:s text:c="2"/>│ <text:s text:c="31"/>│</text:span></text:p>
      <text:p text:style-name="P7"><text:span text:style-name="Source_20_Text"><text:s text:c="4"/>│ <text:s text:c="4"/>│ <text:s/>VCC TRIG ECHO GND <text:s/>│ <text:s text:c="31"/>│</text:span></text:p>
      <text:p text:style-name="P7"><text:span text:style-name="Source_20_Text"><text:s text:c="4"/>│ <text:s text:c="4"/>└───┬───┬───┬───┬─────┘ <text:s text:c="31"/>│</text:span></text:p>
      <text:p text:style-name="P7"><text:span text:style-name="Source_20_Text"><text:s text:c="4"/>│ <text:s text:c="8"/>│ <text:s text:c="2"/>│ <text:s text:c="2"/>│ <text:s text:c="2"/>│ <text:s text:c="37"/>│</text:span></text:p>
      <text:p text:style-name="P7"><text:span text:style-name="Source_20_Text"><text:s text:c="4"/>│ <text:s text:c="8"/>│ <text:s text:c="2"/>│ <text:s text:c="2"/>│ <text:s text:c="2"/>└──────────────────► GND <text:s text:c="14"/>│</text:span></text:p>
      <text:p text:style-name="P7"><text:span text:style-name="Source_20_Text"><text:s text:c="4"/>│ <text:s text:c="8"/>│ <text:s text:c="2"/>│ <text:s text:c="2"/>└──────────────────────► Pin 6 Arduino <text:s text:c="4"/>│</text:span></text:p>
      <text:p text:style-name="P7"><text:span text:style-name="Source_20_Text"><text:s text:c="4"/>│ <text:s text:c="8"/>│ <text:s text:c="2"/>└──────────────────────────► Pin 7 Arduino <text:s text:c="4"/>│</text:span></text:p>
      <text:p text:style-name="P7"><text:span text:style-name="Source_20_Text"><text:s text:c="4"/>│ <text:s text:c="8"/>└──────────────────────────────► 5V <text:s text:c="15"/>│</text:span></text:p>
      <text:p text:style-name="P7"><text:span text:style-name="Source_20_Text"><text:s text:c="4"/>│ <text:s text:c="60"/>│</text:span></text:p>
      <text:p text:style-name="P7"><text:span text:style-name="Source_20_Text"><text:s text:c="4"/>│ <text:s text:c="60"/>│</text:span></text:p>
      <text:p text:style-name="P7"><text:span text:style-name="Source_20_Text"><text:s text:c="4"/>│ <text:s text:c="4"/>┌───┐ <text:s text:c="49"/>│</text:span></text:p>
      <text:p text:style-name="P7"><text:span text:style-name="Source_20_Text"><text:s text:c="4"/>│ <text:s text:c="4"/>│ ♪ │ BUZZER <text:s text:c="42"/>│</text:span></text:p>
      <text:p text:style-name="P7"><text:span text:style-name="Source_20_Text"><text:s text:c="4"/>│ <text:s text:c="4"/>└─┬─┘ <text:s text:c="49"/>│</text:span></text:p>
      <text:p text:style-name="P7"><text:span text:style-name="Source_20_Text"><text:s text:c="4"/>│ <text:s text:c="6"/>│ (+) ───────────────────────────► Pin 9 Arduino <text:s text:c="4"/>│</text:span></text:p>
      <text:p text:style-name="P7"><text:span text:style-name="Source_20_Text"><text:s text:c="4"/>│ <text:s text:c="6"/>│ (-) ───────────────────────────► GND <text:s text:c="14"/>│</text:span></text:p>
      <text:p text:style-name="P7"><text:soft-page-break/><text:span text:style-name="Source_20_Text"><text:s text:c="4"/>│ <text:s text:c="60"/>│</text:span></text:p>
      <text:p text:style-name="P7"><text:span text:style-name="Source_20_Text"><text:s text:c="4"/>│ <text:s text:c="60"/>│</text:span></text:p>
      <text:p text:style-name="P7"><text:span text:style-name="Source_20_Text"><text:s text:c="4"/>│ <text:s text:c="5"/>🔴 LED INDICADOR <text:s text:c="38"/>│</text:span></text:p>
      <text:p text:style-name="P7"><text:span text:style-name="Source_20_Text"><text:s text:c="4"/>│ <text:s text:c="6"/>│ <text:s text:c="52"/>│</text:span></text:p>
      <text:p text:style-name="P7"><text:span text:style-name="Source_20_Text"><text:s text:c="4"/>│ <text:s text:c="3"/>[220Ω]─────────────────────────────► Pin 13 Arduino <text:s text:c="4"/>│</text:span></text:p>
      <text:p text:style-name="P7"><text:span text:style-name="Source_20_Text"><text:s text:c="4"/>│ <text:s text:c="6"/>│ <text:s text:c="52"/>│</text:span></text:p>
      <text:p text:style-name="P7"><text:span text:style-name="Source_20_Text"><text:s text:c="4"/>│ <text:s text:c="6"/>└───────────────────────────────► GND <text:s text:c="15"/>│</text:span></text:p>
      <text:p text:style-name="P7"><text:span text:style-name="Source_20_Text"><text:s text:c="4"/>│ <text:s text:c="60"/>│</text:span></text:p>
      <text:p text:style-name="P7"><text:span text:style-name="Source_20_Text"><text:s text:c="4"/>└─────────────────────────────────────────────────────────────┘</text:span></text:p>
      <text:p text:style-name="P7"/>
      <text:p text:style-name="P7"/>
      <text:p text:style-name="P7"><text:span text:style-name="Source_20_Text"><text:s text:c="4"/>RESUMEN DE CONEXIONES:</text:span></text:p>
      <text:p text:style-name="P7"><text:span text:style-name="Source_20_Text"><text:s text:c="4"/>══════════════════════</text:span></text:p>
      <text:p text:style-name="P7"><text:span text:style-name="Source_20_Text"><text:s text:c="4"/></text:span></text:p>
      <text:p text:style-name="P7"><text:span text:style-name="Source_20_Text"><text:s text:c="4"/>SENSOR HC-SR04 <text:s text:c="9"/>ARDUINO</text:span></text:p>
      <text:p text:style-name="P7"><text:span text:style-name="Source_20_Text"><text:s text:c="4"/>───────────────── <text:s text:c="6"/>───────</text:span></text:p>
      <text:p text:style-name="P7"><text:span text:style-name="Source_20_Text"><text:s text:c="4"/>VCC <text:s/>──────────────► <text:s text:c="3"/>5V</text:span></text:p>
      <text:p text:style-name="P7"><text:span text:style-name="Source_20_Text"><text:s text:c="4"/>TRIG ──────────────► <text:s text:c="3"/>Pin 7</text:span></text:p>
      <text:p text:style-name="P7"><text:span text:style-name="Source_20_Text"><text:s text:c="4"/>ECHO ──────────────► <text:s text:c="3"/>Pin 6</text:span></text:p>
      <text:p text:style-name="P7"><text:span text:style-name="Source_20_Text"><text:s text:c="4"/>GND <text:s/>──────────────► <text:s text:c="3"/>GND</text:span></text:p>
      <text:p text:style-name="P7"><text:span text:style-name="Source_20_Text"><text:s text:c="4"/></text:span></text:p>
      <text:p text:style-name="P7"><text:span text:style-name="Source_20_Text"><text:s text:c="4"/>BUZZER <text:s text:c="17"/>ARDUINO</text:span></text:p>
      <text:p text:style-name="P7"><text:span text:style-name="Source_20_Text"><text:s text:c="4"/>───────────────── <text:s text:c="6"/>───────</text:span></text:p>
      <text:p text:style-name="P7"><text:span text:style-name="Source_20_Text"><text:s text:c="4"/>(+) Positivo ──────► <text:s text:c="3"/>Pin 9 (PWM ~)</text:span></text:p>
      <text:p text:style-name="P7"><text:span text:style-name="Source_20_Text"><text:s text:c="4"/>(-) Negativo ──────► <text:s text:c="3"/>GND</text:span></text:p>
      <text:p text:style-name="P7"><text:span text:style-name="Source_20_Text"><text:s text:c="4"/></text:span></text:p>
      <text:p text:style-name="P7"><text:span text:style-name="Source_20_Text"><text:s text:c="4"/>LED ROJO <text:s text:c="15"/>ARDUINO</text:span></text:p>
      <text:p text:style-name="P7"><text:span text:style-name="Source_20_Text"><text:s text:c="4"/>───────────────── <text:s text:c="6"/>───────</text:span></text:p>
      <text:p text:style-name="P7"><text:span text:style-name="Source_20_Text"><text:s text:c="4"/>Ánodo (+) ─[220Ω]──► <text:s text:c="3"/>Pin 13</text:span></text:p>
      <text:p text:style-name="P8"><text:span text:style-name="Source_20_Text"><text:s text:c="4"/>Cátodo (-) ────────► <text:s text:c="3"/>GND</text:span></text:p>
      <text:p text:style-name="Horizontal_20_Line"/>
      <text:h text:style-name="P5" text:outline-level="3">📋 PASO 4: Conexiones Paso a Paso Detalladas</text:h>
      <text:p text:style-name="P8">text</text:p>
      <text:p text:style-name="P7"><text:span text:style-name="Source_20_Text">PASO 4.1: Colocar el Arduino y Protoboard</text:span></text:p>
      <text:p text:style-name="P7"><text:span text:style-name="Source_20_Text">─────────────────────────────────────────</text:span></text:p>
      <text:p text:style-name="P7"><text:span text:style-name="Source_20_Text">1. Arrastra el Arduino UNO al área de trabajo</text:span></text:p>
      <text:p text:style-name="P7"><text:span text:style-name="Source_20_Text">2. Arrastra el Breadboard y colócalo al lado del Arduino</text:span></text:p>
      <text:p text:style-name="P7"><text:span text:style-name="Source_20_Text">3. Conecta la línea + del protoboard al pin 5V del Arduino (cable rojo)</text:span></text:p>
      <text:p text:style-name="P7"><text:span text:style-name="Source_20_Text">4. Conecta la línea - del protoboard al pin GND del Arduino (cable negro)</text:span></text:p>
      <text:p text:style-name="P7"/>
      <text:p text:style-name="P7"/>
      <text:p text:style-name="P7"><text:span text:style-name="Source_20_Text">PASO 4.2: Conectar el Sensor HC-SR04</text:span></text:p>
      <text:p text:style-name="P7"><text:span text:style-name="Source_20_Text">─────────────────────────────────────────</text:span></text:p>
      <text:p text:style-name="P7"><text:span text:style-name="Source_20_Text">1. Arrastra el sensor ultrasónico al protoboard</text:span></text:p>
      <text:p text:style-name="P7"><text:span text:style-name="Source_20_Text">2. Identifica los pines (de izquierda a derecha): VCC, TRIG, ECHO, GND</text:span></text:p>
      <text:p text:style-name="P7"/>
      <text:p text:style-name="P7"><text:span text:style-name="Source_20_Text"><text:s text:c="3"/>Conexiones:</text:span></text:p>
      <text:p text:style-name="P7"><text:span text:style-name="Source_20_Text"><text:s text:c="3"/>• VCC → Línea + del protoboard (5V)</text:span></text:p>
      <text:p text:style-name="P7"><text:span text:style-name="Source_20_Text"><text:s text:c="3"/>• TRIG → Cable al Pin 7 del Arduino (cable amarillo)</text:span></text:p>
      <text:p text:style-name="P7"><text:span text:style-name="Source_20_Text"><text:s text:c="3"/>• ECHO → Cable al Pin 6 del Arduino (cable verde)</text:span></text:p>
      <text:p text:style-name="P7"><text:span text:style-name="Source_20_Text"><text:s text:c="3"/>• GND → Línea - del protoboard (GND)</text:span></text:p>
      <text:p text:style-name="P7"/>
      <text:p text:style-name="P7"/>
      <text:p text:style-name="P7"><text:span text:style-name="Source_20_Text">PASO 4.3: Conectar el Buzzer</text:span></text:p>
      <text:p text:style-name="P7"><text:span text:style-name="Source_20_Text">─────────────────────────────────────────</text:span></text:p>
      <text:p text:style-name="P7"><text:span text:style-name="Source_20_Text">1. Arrastra el Piezo buzzer al protoboard</text:span></text:p>
      <text:p text:style-name="P7"><text:span text:style-name="Source_20_Text">2. El buzzer tiene dos patas:</text:span></text:p>
      <text:p text:style-name="P7"><text:span text:style-name="Source_20_Text"><text:s text:c="3"/>• Pata más larga o marcada (+) → Pin 9 del Arduino</text:span></text:p>
      <text:p text:style-name="P7"><text:span text:style-name="Source_20_Text"><text:s text:c="3"/>• Pata más corta (-) → Línea GND del protoboard</text:span></text:p>
      <text:p text:style-name="P7"><text:soft-page-break/></text:p>
      <text:p text:style-name="P7"/>
      <text:p text:style-name="P7"><text:span text:style-name="Source_20_Text">PASO 4.4: Conectar el LED Indicador</text:span></text:p>
      <text:p text:style-name="P7"><text:span text:style-name="Source_20_Text">─────────────────────────────────────────</text:span></text:p>
      <text:p text:style-name="P7"><text:span text:style-name="Source_20_Text">1. Coloca el LED rojo en el protoboard</text:span></text:p>
      <text:p text:style-name="P7"><text:span text:style-name="Source_20_Text">2. Conecta una resistencia de 220Ω desde el ánodo (+)</text:span></text:p>
      <text:p text:style-name="P7"><text:span text:style-name="Source_20_Text">3. Conecta la resistencia al Pin 13 del Arduino</text:span></text:p>
      <text:p text:style-name="P8"><text:span text:style-name="Source_20_Text">4. Conecta el cátodo (-) al GND</text:span></text:p>
      <text:p text:style-name="Horizontal_20_Line"/>
      <text:h text:style-name="P5" text:outline-level="3">📋 PASO 5: Programación con Bloques en Tinkercad</text:h>
      <text:p text:style-name="P8">text</text:p>
      <text:p text:style-name="P7"><text:span text:style-name="Source_20_Text">Para este proyecto, Tinkercad tiene limitaciones con bloques para </text:span></text:p>
      <text:p text:style-name="P7"><text:span text:style-name="Source_20_Text">la melodía de Star Wars, así que usaremos el modo TEXTO.</text:span></text:p>
      <text:p text:style-name="P7"/>
      <text:p text:style-name="P7"><text:span text:style-name="Source_20_Text">1. Haz clic en "Code"</text:span></text:p>
      <text:p text:style-name="P7"><text:span text:style-name="Source_20_Text">2. Selecciona "Text" en el menú desplegable</text:span></text:p>
      <text:p text:style-name="P8"><text:span text:style-name="Source_20_Text">3. Copia el código que se muestra más adelante</text:span></text:p>
      <text:p text:style-name="P12"><text:span text:style-name="Strong_20_Emphasis">Código en modo TEXTO para Tinkercad:</text:span></text:p>
      <text:p text:style-name="P8">C++</text:p>
      <text:p text:style-name="P7"><text:span text:style-name="Source_20_Text">// ═══════════════════════════════════════════════════════════════</text:span></text:p>
      <text:p text:style-name="P7"><text:span text:style-name="Source_20_Text">// <text:s text:c="7"/>SENSOR ULTRASÓNICO + MELODÍA STAR WARS - TINKERCAD</text:span></text:p>
      <text:p text:style-name="P7"><text:span text:style-name="Source_20_Text">// ═══════════════════════════════════════════════════════════════</text:span></text:p>
      <text:p text:style-name="P7"/>
      <text:p text:style-name="P7"><text:span text:style-name="Source_20_Text">// Definición de pines</text:span></text:p>
      <text:p text:style-name="P7"><text:span text:style-name="Source_20_Text">#define PIN_TRIG <text:s text:c="3"/>7</text:span></text:p>
      <text:p text:style-name="P7"><text:span text:style-name="Source_20_Text">#define PIN_ECHO <text:s text:c="3"/>6</text:span></text:p>
      <text:p text:style-name="P7"><text:span text:style-name="Source_20_Text">#define PIN_BUZZER <text:s/>9</text:span></text:p>
      <text:p text:style-name="P7"><text:span text:style-name="Source_20_Text">#define PIN_LED <text:s text:c="4"/>13</text:span></text:p>
      <text:p text:style-name="P7"/>
      <text:p text:style-name="P7"><text:span text:style-name="Source_20_Text">// Distancia de activación en centímetros</text:span></text:p>
      <text:p text:style-name="P7"><text:span text:style-name="Source_20_Text">#define DISTANCIA_ACTIVACION 4</text:span></text:p>
      <text:p text:style-name="P7"/>
      <text:p text:style-name="P7"><text:span text:style-name="Source_20_Text">// Definición de notas musicales (frecuencias en Hz)</text:span></text:p>
      <text:p text:style-name="P7"><text:span text:style-name="Source_20_Text">#define NOTE_A4 <text:s/>440</text:span></text:p>
      <text:p text:style-name="P7"><text:span text:style-name="Source_20_Text">#define NOTE_A5 <text:s/>880</text:span></text:p>
      <text:p text:style-name="P7"><text:span text:style-name="Source_20_Text">#define NOTE_B4 <text:s/>494</text:span></text:p>
      <text:p text:style-name="P7"><text:span text:style-name="Source_20_Text">#define NOTE_C5 <text:s/>523</text:span></text:p>
      <text:p text:style-name="P7"><text:span text:style-name="Source_20_Text">#define NOTE_D5 <text:s/>587</text:span></text:p>
      <text:p text:style-name="P7"><text:span text:style-name="Source_20_Text">#define NOTE_E5 <text:s/>659</text:span></text:p>
      <text:p text:style-name="P7"><text:span text:style-name="Source_20_Text">#define NOTE_F5 <text:s/>698</text:span></text:p>
      <text:p text:style-name="P7"><text:span text:style-name="Source_20_Text">#define NOTE_G5 <text:s/>784</text:span></text:p>
      <text:p text:style-name="P7"/>
      <text:p text:style-name="P7"><text:span text:style-name="Source_20_Text">// Variables globales</text:span></text:p>
      <text:p text:style-name="P7"><text:span text:style-name="Source_20_Text">long duracion;</text:span></text:p>
      <text:p text:style-name="P7"><text:span text:style-name="Source_20_Text">int distancia;</text:span></text:p>
      <text:p text:style-name="P7"/>
      <text:p text:style-name="P7"><text:span text:style-name="Source_20_Text">void setup() {</text:span></text:p>
      <text:p text:style-name="P7"><text:span text:style-name="Source_20_Text"><text:s text:c="2"/>pinMode(PIN_TRIG, OUTPUT);</text:span></text:p>
      <text:p text:style-name="P7"><text:span text:style-name="Source_20_Text"><text:s text:c="2"/>pinMode(PIN_ECHO, INPUT);</text:span></text:p>
      <text:p text:style-name="P7"><text:span text:style-name="Source_20_Text"><text:s text:c="2"/>pinMode(PIN_BUZZER, OUTPUT);</text:span></text:p>
      <text:p text:style-name="P7"><text:span text:style-name="Source_20_Text"><text:s text:c="2"/>pinMode(PIN_LED, OUTPUT);</text:span></text:p>
      <text:p text:style-name="P7"><text:span text:style-name="Source_20_Text"><text:s text:c="2"/>Serial.begin(9600);</text:span></text:p>
      <text:p text:style-name="P7"><text:span text:style-name="Source_20_Text">}</text:span></text:p>
      <text:p text:style-name="P7"/>
      <text:p text:style-name="P7"><text:span text:style-name="Source_20_Text">void loop() {</text:span></text:p>
      <text:p text:style-name="P7"><text:soft-page-break/><text:span text:style-name="Source_20_Text"><text:s text:c="2"/>// Medir distancia</text:span></text:p>
      <text:p text:style-name="P7"><text:span text:style-name="Source_20_Text"><text:s text:c="2"/>distancia = medirDistancia();</text:span></text:p>
      <text:p text:style-name="P7"><text:span text:style-name="Source_20_Text"><text:s text:c="2"/></text:span></text:p>
      <text:p text:style-name="P7"><text:span text:style-name="Source_20_Text"><text:s text:c="2"/>// Mostrar en monitor serial</text:span></text:p>
      <text:p text:style-name="P7"><text:span text:style-name="Source_20_Text"><text:s text:c="2"/>Serial.print("Distancia: ");</text:span></text:p>
      <text:p text:style-name="P7"><text:span text:style-name="Source_20_Text"><text:s text:c="2"/>Serial.print(distancia);</text:span></text:p>
      <text:p text:style-name="P7"><text:span text:style-name="Source_20_Text"><text:s text:c="2"/>Serial.println(" cm");</text:span></text:p>
      <text:p text:style-name="P7"><text:span text:style-name="Source_20_Text"><text:s text:c="2"/></text:span></text:p>
      <text:p text:style-name="P7"><text:span text:style-name="Source_20_Text"><text:s text:c="2"/>// Si la distancia es menor a 4 cm</text:span></text:p>
      <text:p text:style-name="P7"><text:span text:style-name="Source_20_Text"><text:s text:c="2"/>if (distancia &gt; 0 &amp;&amp; distancia &lt;= DISTANCIA_ACTIVACION) {</text:span></text:p>
      <text:p text:style-name="P7"><text:span text:style-name="Source_20_Text"><text:s text:c="4"/>digitalWrite(PIN_LED, HIGH);</text:span></text:p>
      <text:p text:style-name="P7"><text:span text:style-name="Source_20_Text"><text:s text:c="4"/>tocarStarWars();</text:span></text:p>
      <text:p text:style-name="P7"><text:span text:style-name="Source_20_Text"><text:s text:c="2"/>} else {</text:span></text:p>
      <text:p text:style-name="P7"><text:span text:style-name="Source_20_Text"><text:s text:c="4"/>digitalWrite(PIN_LED, LOW);</text:span></text:p>
      <text:p text:style-name="P7"><text:span text:style-name="Source_20_Text"><text:s text:c="2"/>}</text:span></text:p>
      <text:p text:style-name="P7"><text:span text:style-name="Source_20_Text"><text:s text:c="2"/></text:span></text:p>
      <text:p text:style-name="P7"><text:span text:style-name="Source_20_Text"><text:s text:c="2"/>delay(100);</text:span></text:p>
      <text:p text:style-name="P7"><text:span text:style-name="Source_20_Text">}</text:span></text:p>
      <text:p text:style-name="P7"/>
      <text:p text:style-name="P7"><text:span text:style-name="Source_20_Text">int medirDistancia() {</text:span></text:p>
      <text:p text:style-name="P7"><text:span text:style-name="Source_20_Text"><text:s text:c="2"/>// Limpiar el pin TRIG</text:span></text:p>
      <text:p text:style-name="P7"><text:span text:style-name="Source_20_Text"><text:s text:c="2"/>digitalWrite(PIN_TRIG, LOW);</text:span></text:p>
      <text:p text:style-name="P7"><text:span text:style-name="Source_20_Text"><text:s text:c="2"/>delayMicroseconds(2);</text:span></text:p>
      <text:p text:style-name="P7"><text:span text:style-name="Source_20_Text"><text:s text:c="2"/></text:span></text:p>
      <text:p text:style-name="P7"><text:span text:style-name="Source_20_Text"><text:s text:c="2"/>// Enviar pulso de 10 microsegundos</text:span></text:p>
      <text:p text:style-name="P7"><text:span text:style-name="Source_20_Text"><text:s text:c="2"/>digitalWrite(PIN_TRIG, HIGH);</text:span></text:p>
      <text:p text:style-name="P7"><text:span text:style-name="Source_20_Text"><text:s text:c="2"/>delayMicroseconds(10);</text:span></text:p>
      <text:p text:style-name="P7"><text:span text:style-name="Source_20_Text"><text:s text:c="2"/>digitalWrite(PIN_TRIG, LOW);</text:span></text:p>
      <text:p text:style-name="P7"><text:span text:style-name="Source_20_Text"><text:s text:c="2"/></text:span></text:p>
      <text:p text:style-name="P7"><text:span text:style-name="Source_20_Text"><text:s text:c="2"/>// Leer el pulso de respuesta</text:span></text:p>
      <text:p text:style-name="P7"><text:span text:style-name="Source_20_Text"><text:s text:c="2"/>duracion = pulseIn(PIN_ECHO, HIGH);</text:span></text:p>
      <text:p text:style-name="P7"><text:span text:style-name="Source_20_Text"><text:s text:c="2"/></text:span></text:p>
      <text:p text:style-name="P7"><text:span text:style-name="Source_20_Text"><text:s text:c="2"/>// Calcular distancia</text:span></text:p>
      <text:p text:style-name="P7"><text:span text:style-name="Source_20_Text"><text:s text:c="2"/>int dist = duracion * 0.034 / 2;</text:span></text:p>
      <text:p text:style-name="P7"><text:span text:style-name="Source_20_Text"><text:s text:c="2"/></text:span></text:p>
      <text:p text:style-name="P7"><text:span text:style-name="Source_20_Text"><text:s text:c="2"/>return dist;</text:span></text:p>
      <text:p text:style-name="P7"><text:span text:style-name="Source_20_Text">}</text:span></text:p>
      <text:p text:style-name="P7"/>
      <text:p text:style-name="P7"><text:span text:style-name="Source_20_Text">void tocarStarWars() {</text:span></text:p>
      <text:p text:style-name="P7"><text:span text:style-name="Source_20_Text"><text:s text:c="2"/>// Tema principal simplificado de Star Wars</text:span></text:p>
      <text:p text:style-name="P7"><text:span text:style-name="Source_20_Text"><text:s text:c="2"/>tone(PIN_BUZZER, NOTE_A4, 500);</text:span></text:p>
      <text:p text:style-name="P7"><text:span text:style-name="Source_20_Text"><text:s text:c="2"/>delay(500);</text:span></text:p>
      <text:p text:style-name="P7"><text:span text:style-name="Source_20_Text"><text:s text:c="2"/>tone(PIN_BUZZER, NOTE_A4, 500);</text:span></text:p>
      <text:p text:style-name="P7"><text:span text:style-name="Source_20_Text"><text:s text:c="2"/>delay(500);</text:span></text:p>
      <text:p text:style-name="P7"><text:span text:style-name="Source_20_Text"><text:s text:c="2"/>tone(PIN_BUZZER, NOTE_A4, 500);</text:span></text:p>
      <text:p text:style-name="P7"><text:span text:style-name="Source_20_Text"><text:s text:c="2"/>delay(500);</text:span></text:p>
      <text:p text:style-name="P7"><text:span text:style-name="Source_20_Text"><text:s text:c="2"/>tone(PIN_BUZZER, NOTE_F5, 350);</text:span></text:p>
      <text:p text:style-name="P7"><text:span text:style-name="Source_20_Text"><text:s text:c="2"/>delay(350);</text:span></text:p>
      <text:p text:style-name="P7"><text:span text:style-name="Source_20_Text"><text:s text:c="2"/>tone(PIN_BUZZER, NOTE_C5, 150);</text:span></text:p>
      <text:p text:style-name="P7"><text:span text:style-name="Source_20_Text"><text:s text:c="2"/>delay(150);</text:span></text:p>
      <text:p text:style-name="P7"><text:span text:style-name="Source_20_Text"><text:s text:c="2"/>tone(PIN_BUZZER, NOTE_A4, 500);</text:span></text:p>
      <text:p text:style-name="P7"><text:span text:style-name="Source_20_Text"><text:s text:c="2"/>delay(500);</text:span></text:p>
      <text:p text:style-name="P7"><text:span text:style-name="Source_20_Text"><text:s text:c="2"/>tone(PIN_BUZZER, NOTE_F5, 350);</text:span></text:p>
      <text:p text:style-name="P7"><text:span text:style-name="Source_20_Text"><text:s text:c="2"/>delay(350);</text:span></text:p>
      <text:p text:style-name="P7"><text:span text:style-name="Source_20_Text"><text:s text:c="2"/>tone(PIN_BUZZER, NOTE_C5, 150);</text:span></text:p>
      <text:p text:style-name="P7"><text:span text:style-name="Source_20_Text"><text:s text:c="2"/>delay(150);</text:span></text:p>
      <text:p text:style-name="P7"><text:span text:style-name="Source_20_Text"><text:s text:c="2"/>tone(PIN_BUZZER, NOTE_A4, 1000);</text:span></text:p>
      <text:p text:style-name="P7"><text:span text:style-name="Source_20_Text"><text:s text:c="2"/>delay(1000);</text:span></text:p>
      <text:p text:style-name="P8"><text:span text:style-name="Source_20_Text">}</text:span></text:p>
      <text:p text:style-name="Horizontal_20_Line"/>
      <text:h text:style-name="P5" text:outline-level="3"><text:soft-page-break/>📋 PASO 6: Ejecutar Simulación en Tinkercad</text:h>
      <text:p text:style-name="P8">text</text:p>
      <text:p text:style-name="P7"><text:span text:style-name="Source_20_Text">1. Haz clic en "Start Simulation"</text:span></text:p>
      <text:p text:style-name="P7"><text:span text:style-name="Source_20_Text">2. Acerca un objeto al sensor (haz clic y arrastra algo cerca)</text:span></text:p>
      <text:p text:style-name="P7"><text:span text:style-name="Source_20_Text">3. En Tinkercad, puedes hacer clic en el sensor y ajustar la </text:span></text:p>
      <text:p text:style-name="P7"><text:span text:style-name="Source_20_Text"><text:s text:c="3"/>distancia manualmente</text:span></text:p>
      <text:p text:style-name="P7"><text:span text:style-name="Source_20_Text">4. Cuando la distancia sea ≤ 4 cm:</text:span></text:p>
      <text:p text:style-name="P7"><text:span text:style-name="Source_20_Text"><text:s text:c="3"/>• El LED se encenderá</text:span></text:p>
      <text:p text:style-name="P8"><text:span text:style-name="Source_20_Text"><text:s text:c="3"/>• El buzzer tocará la melodía de Star Wars</text:span></text:p>
      <text:p text:style-name="Horizontal_20_Line"/>
      <text:h text:style-name="P3" text:outline-level="2">🔧 PARTE 3: PROYECTO CON ARDUINO MEGA REAL</text:h>
      <text:p text:style-name="Horizontal_20_Line"/>
      <text:h text:style-name="P5" text:outline-level="3">🛠️ Lista de Materiales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11">Componente</text:p>
            </table:table-cell>
            <table:table-cell table:style-name="Tabla2.A1" office:value-type="string">
              <text:p text:style-name="P11">Cantidad</text:p>
            </table:table-cell>
            <table:table-cell table:style-name="Tabla2.A1" office:value-type="string">
              <text:p text:style-name="P11">Descripción</text:p>
            </table:table-cell>
          </table:table-row>
        </table:table-header-rows>
        <table:table-row>
          <table:table-cell table:style-name="Tabla2.A1" office:value-type="string">
            <text:p text:style-name="P10">Arduino MEGA 2560</text:p>
          </table:table-cell>
          <table:table-cell table:style-name="Tabla2.A1" office:value-type="string">
            <text:p text:style-name="P10">1</text:p>
          </table:table-cell>
          <table:table-cell table:style-name="Tabla2.A1" office:value-type="string">
            <text:p text:style-name="P10">Placa controladora</text:p>
          </table:table-cell>
        </table:table-row>
        <table:table-row>
          <table:table-cell table:style-name="Tabla2.A1" office:value-type="string">
            <text:p text:style-name="P10">Sensor HC-SR04</text:p>
          </table:table-cell>
          <table:table-cell table:style-name="Tabla2.A1" office:value-type="string">
            <text:p text:style-name="P10">1</text:p>
          </table:table-cell>
          <table:table-cell table:style-name="Tabla2.A1" office:value-type="string">
            <text:p text:style-name="P10">Sensor ultrasónico</text:p>
          </table:table-cell>
        </table:table-row>
        <table:table-row>
          <table:table-cell table:style-name="Tabla2.A1" office:value-type="string">
            <text:p text:style-name="P10">Buzzer activo/pasivo</text:p>
          </table:table-cell>
          <table:table-cell table:style-name="Tabla2.A1" office:value-type="string">
            <text:p text:style-name="P10">1</text:p>
          </table:table-cell>
          <table:table-cell table:style-name="Tabla2.A1" office:value-type="string">
            <text:p text:style-name="P10">Preferible pasivo para tonos</text:p>
          </table:table-cell>
        </table:table-row>
        <table:table-row>
          <table:table-cell table:style-name="Tabla2.A1" office:value-type="string">
            <text:p text:style-name="P10">LED Rojo 5mm</text:p>
          </table:table-cell>
          <table:table-cell table:style-name="Tabla2.A1" office:value-type="string">
            <text:p text:style-name="P10">1</text:p>
          </table:table-cell>
          <table:table-cell table:style-name="Tabla2.A1" office:value-type="string">
            <text:p text:style-name="P10">Indicador visual</text:p>
          </table:table-cell>
        </table:table-row>
        <table:table-row>
          <table:table-cell table:style-name="Tabla2.A1" office:value-type="string">
            <text:p text:style-name="P10">Resistencia 220Ω</text:p>
          </table:table-cell>
          <table:table-cell table:style-name="Tabla2.A1" office:value-type="string">
            <text:p text:style-name="P10">1</text:p>
          </table:table-cell>
          <table:table-cell table:style-name="Tabla2.A1" office:value-type="string">
            <text:p text:style-name="P10">Para el LED</text:p>
          </table:table-cell>
        </table:table-row>
        <table:table-row>
          <table:table-cell table:style-name="Tabla2.A1" office:value-type="string">
            <text:p text:style-name="P10">Protoboard</text:p>
          </table:table-cell>
          <table:table-cell table:style-name="Tabla2.A1" office:value-type="string">
            <text:p text:style-name="P10">1</text:p>
          </table:table-cell>
          <table:table-cell table:style-name="Tabla2.A1" office:value-type="string">
            <text:p text:style-name="P10">Para conexiones</text:p>
          </table:table-cell>
        </table:table-row>
        <table:table-row>
          <table:table-cell table:style-name="Tabla2.A1" office:value-type="string">
            <text:p text:style-name="P10">Cables Dupont</text:p>
          </table:table-cell>
          <table:table-cell table:style-name="Tabla2.A1" office:value-type="string">
            <text:p text:style-name="P10">10+</text:p>
          </table:table-cell>
          <table:table-cell table:style-name="Tabla2.A1" office:value-type="string">
            <text:p text:style-name="P10">Macho-Macho</text:p>
          </table:table-cell>
        </table:table-row>
        <table:table-row>
          <table:table-cell table:style-name="Tabla2.A1" office:value-type="string">
            <text:p text:style-name="P10">Cable USB</text:p>
          </table:table-cell>
          <table:table-cell table:style-name="Tabla2.A1" office:value-type="string">
            <text:p text:style-name="P10">1</text:p>
          </table:table-cell>
          <table:table-cell table:style-name="Tabla2.A1" office:value-type="string">
            <text:p text:style-name="Table_20_Contents">Para programar</text:p>
          </table:table-cell>
        </table:table-row>
      </table:table>
      <text:p text:style-name="Horizontal_20_Line"/>
      <text:h text:style-name="P5" text:outline-level="3">📋 PASO 1: Diagrama de Conexiones para Arduino MEGA</text:h>
      <text:p text:style-name="P8">text</text:p>
      <text:p text:style-name="P7"><text:span text:style-name="Source_20_Text"><text:s text:c="21"/>ARDUINO MEGA 2560</text:span></text:p>
      <text:p text:style-name="P7"><text:span text:style-name="Source_20_Text"><text:s text:c="4"/>┌──────────────────────────────────────────────────────────┐</text:span></text:p>
      <text:p text:style-name="P7"><text:span text:style-name="Source_20_Text"><text:s text:c="4"/>│ <text:s text:c="57"/>│</text:span></text:p>
      <text:p text:style-name="P7"><text:span text:style-name="Source_20_Text"><text:s text:c="4"/>│ <text:s text:c="3"/>┌────────────────────────────────────────────────┐ <text:s text:c="2"/>│</text:span></text:p>
      <text:p text:style-name="P7"><text:span text:style-name="Source_20_Text"><text:s text:c="4"/>│ <text:s text:c="3"/>│ <text:s/>DIGITAL PINS <text:s text:c="33"/>│ <text:s text:c="2"/>│</text:span></text:p>
      <text:p text:style-name="P7"><text:span text:style-name="Source_20_Text"><text:s text:c="4"/>│ <text:s text:c="3"/>│ <text:s/>0 <text:s/>1 <text:s/>2 <text:s/>3 <text:s/>4 <text:s/>5 <text:s/>6 <text:s/>7 <text:s/>8 <text:s/>9 <text:s/>10 11 12 13 <text:s text:c="3"/>│ <text:s text:c="2"/>│</text:span></text:p>
      <text:p text:style-name="P7"><text:span text:style-name="Source_20_Text"><text:s text:c="4"/>│ <text:s text:c="3"/>│ <text:s text:c="13"/>│ <text:s/>│ <text:s text:c="4"/>│ <text:s text:c="13"/>│ <text:s text:c="8"/>│ <text:s text:c="2"/>│</text:span></text:p>
      <text:p text:style-name="P7"><text:span text:style-name="Source_20_Text"><text:s text:c="4"/>│ <text:s text:c="3"/>└──────────────┼──┼─────┼──────────────┼─────────┘ <text:s text:c="2"/>│</text:span></text:p>
      <text:p text:style-name="P7"><text:span text:style-name="Source_20_Text"><text:s text:c="4"/>│ <text:s text:c="18"/>│ <text:s/>│ <text:s text:c="4"/>│ <text:s text:c="13"/>│ <text:s text:c="12"/>│</text:span></text:p>
      <text:p text:style-name="P7"><text:span text:style-name="Source_20_Text"><text:s text:c="4"/>│ <text:s text:c="3"/>┌──────────┐ <text:s text:c="2"/>│ <text:s/>│ <text:s text:c="4"/>│ <text:s text:c="13"/>│ <text:s text:c="12"/>│</text:span></text:p>
      <text:p text:style-name="P7"><text:span text:style-name="Source_20_Text"><text:s text:c="4"/>│ <text:s text:c="3"/>│ POWER <text:s text:c="3"/>│ <text:s text:c="2"/>│ <text:s/>│ <text:s text:c="4"/>│ <text:s text:c="13"/>│ <text:s text:c="12"/>│</text:span></text:p>
      <text:p text:style-name="P7"><text:span text:style-name="Source_20_Text"><text:s text:c="4"/>│ <text:s text:c="3"/>│ 5V <text:s/>─────┼───┼──┼─────┼──────────────┼──► VCC Sensor</text:span></text:p>
      <text:p text:style-name="P7"><text:span text:style-name="Source_20_Text"><text:s text:c="4"/>│ <text:s text:c="3"/>│ GND ─────┼───┼──┼─────┼──────────────┼──► GND común│</text:span></text:p>
      <text:p text:style-name="P7"><text:span text:style-name="Source_20_Text"><text:s text:c="4"/>│ <text:s text:c="3"/>└──────────┘ <text:s text:c="2"/>│ <text:s/>│ <text:s text:c="4"/>│ <text:s text:c="13"/>│ <text:s text:c="12"/>│</text:span></text:p>
      <text:p text:style-name="P7"><text:span text:style-name="Source_20_Text"><text:s text:c="4"/>│ <text:s text:c="18"/>│ <text:s/>│ <text:s text:c="4"/>│ <text:s text:c="13"/>│ <text:s text:c="12"/>│</text:span></text:p>
      <text:p text:style-name="P7"><text:span text:style-name="Source_20_Text"><text:s text:c="4"/>└───────────────────┼──┼─────┼──────────────┼─────────────┘</text:span></text:p>
      <text:p text:style-name="P7"><text:span text:style-name="Source_20_Text"><text:s text:c="24"/>│ <text:s/>│ <text:s text:c="4"/>│ <text:s text:c="13"/>│</text:span></text:p>
      <text:p text:style-name="P7"><text:span text:style-name="Source_20_Text"><text:s text:c="24"/>│ <text:s/>│ <text:s text:c="4"/>│ <text:s text:c="13"/>└──► LED (Pin 13)</text:span></text:p>
      <text:p text:style-name="P7"><text:span text:style-name="Source_20_Text"><text:s text:c="24"/>│ <text:s/>│ <text:s text:c="4"/>└─────────────────► Buzzer (Pin 9)</text:span></text:p>
      <text:p text:style-name="P7"><text:span text:style-name="Source_20_Text"><text:s text:c="24"/>│ <text:s/>└───────────────────────► Sensor TRIG (Pin 7)</text:span></text:p>
      <text:p text:style-name="P7"><text:span text:style-name="Source_20_Text"><text:s text:c="24"/>└──────────────────────────► Sensor ECHO (Pin 6)</text:span></text:p>
      <text:p text:style-name="P7"/>
      <text:p text:style-name="P7"><text:soft-page-break/></text:p>
      <text:p text:style-name="P7"/>
      <text:p text:style-name="P7"><text:span text:style-name="Source_20_Text"><text:s text:c="4"/>VISTA DEL PROTOBOARD CON CONEXIONES:</text:span></text:p>
      <text:p text:style-name="P7"><text:span text:style-name="Source_20_Text"><text:s text:c="4"/></text:span></text:p>
      <text:p text:style-name="P7"><text:span text:style-name="Source_20_Text"><text:s text:c="4"/>┌─────────────────────────────────────────────────────────────────┐</text:span></text:p>
      <text:p text:style-name="P7"><text:span text:style-name="Source_20_Text"><text:s text:c="4"/>│ <text:s text:c="2"/>- <text:s/>- <text:s/>- <text:s/>- <text:s/>- <text:s/>- <text:s/>- <text:s/>- <text:s/>- <text:s/>- <text:s/>- <text:s/>- <text:s/>- <text:s/>- <text:s/>- <text:s/>- <text:s/>- <text:s/>- <text:s/>(GND) <text:s/>│</text:span></text:p>
      <text:p text:style-name="P7"><text:span text:style-name="Source_20_Text"><text:s text:c="4"/>│ <text:s text:c="2"/>+ <text:s/>+ <text:s/>+ <text:s/>+ <text:s/>+ <text:s/>+ <text:s/>+ <text:s/>+ <text:s/>+ <text:s/>+ <text:s/>+ <text:s/>+ <text:s/>+ <text:s/>+ <text:s/>+ <text:s/>+ <text:s/>+ <text:s/>+ <text:s/>(5V) <text:s text:c="2"/>│</text:span></text:p>
      <text:p text:style-name="P7"><text:span text:style-name="Source_20_Text"><text:s text:c="4"/>│ <text:s text:c="64"/>│</text:span></text:p>
      <text:p text:style-name="P7"><text:span text:style-name="Source_20_Text"><text:s text:c="4"/>│ <text:s text:c="2"/>Fila 1: <text:s/>┌─────────────────────┐ <text:s text:c="28"/>│</text:span></text:p>
      <text:p text:style-name="P7"><text:span text:style-name="Source_20_Text"><text:s text:c="4"/>│ <text:s text:c="11"/>│ <text:s/>○ <text:s text:c="3"/>○ <text:s text:c="3"/>○ <text:s text:c="3"/>○ <text:s text:c="2"/>│ <text:s/>← Sensor HC-SR04 <text:s text:c="10"/>│</text:span></text:p>
      <text:p text:style-name="P7"><text:span text:style-name="Source_20_Text"><text:s text:c="4"/>│ <text:s text:c="11"/>│ VCC TRIG ECHO GND <text:s text:c="2"/>│ <text:s text:c="28"/>│</text:span></text:p>
      <text:p text:style-name="P7"><text:span text:style-name="Source_20_Text"><text:s text:c="4"/>│ <text:s text:c="11"/>└──┬───┬────┬───┬─────┘ <text:s text:c="28"/>│</text:span></text:p>
      <text:p text:style-name="P7"><text:span text:style-name="Source_20_Text"><text:s text:c="4"/>│ <text:s text:c="14"/>│ <text:s text:c="2"/>│ <text:s text:c="3"/>│ <text:s text:c="2"/>│ <text:s text:c="34"/>│</text:span></text:p>
      <text:p text:style-name="P7"><text:span text:style-name="Source_20_Text"><text:s text:c="4"/>│ <text:s text:c="14"/>▼ <text:s text:c="2"/>│ <text:s text:c="3"/>│ <text:s text:c="2"/>▼ <text:s text:c="34"/>│</text:span></text:p>
      <text:p text:style-name="P7"><text:span text:style-name="Source_20_Text"><text:s text:c="4"/>│ <text:s text:c="13"/>5V <text:s text:c="2"/>│ <text:s text:c="3"/>│ <text:s/>GND <text:s text:c="33"/>│</text:span></text:p>
      <text:p text:style-name="P7"><text:span text:style-name="Source_20_Text"><text:s text:c="4"/>│ <text:s text:c="18"/>│ <text:s text:c="3"/>│ <text:s text:c="38"/>│</text:span></text:p>
      <text:p text:style-name="P7"><text:span text:style-name="Source_20_Text"><text:s text:c="4"/>│ <text:s text:c="2"/>Fila 10: <text:s text:c="6"/>▼ <text:s text:c="3"/>▼ <text:s text:c="38"/>│</text:span></text:p>
      <text:p text:style-name="P7"><text:span text:style-name="Source_20_Text"><text:s text:c="4"/>│ <text:s text:c="11"/>Cable <text:s text:c="3"/>Cable <text:s text:c="37"/>│</text:span></text:p>
      <text:p text:style-name="P7"><text:span text:style-name="Source_20_Text"><text:s text:c="4"/>│ <text:s text:c="11"/>amarillo verde <text:s text:c="37"/>│</text:span></text:p>
      <text:p text:style-name="P7"><text:span text:style-name="Source_20_Text"><text:s text:c="4"/>│ <text:s text:c="11"/>(Pin 7) <text:s/>(Pin 6) <text:s text:c="35"/>│</text:span></text:p>
      <text:p text:style-name="P7"><text:span text:style-name="Source_20_Text"><text:s text:c="4"/>│ <text:s text:c="64"/>│</text:span></text:p>
      <text:p text:style-name="P7"><text:span text:style-name="Source_20_Text"><text:s text:c="4"/>│ <text:s text:c="2"/>Fila 15: <text:s/>┌─────┐ <text:s text:c="43"/>│</text:span></text:p>
      <text:p text:style-name="P7"><text:span text:style-name="Source_20_Text"><text:s text:c="4"/>│ <text:s text:c="12"/>│ ♪ <text:s text:c="2"/>│ ← Buzzer <text:s text:c="34"/>│</text:span></text:p>
      <text:p text:style-name="P7"><text:span text:style-name="Source_20_Text"><text:s text:c="4"/>│ <text:s text:c="12"/>└──┬──┘ <text:s text:c="43"/>│</text:span></text:p>
      <text:p text:style-name="P7"><text:span text:style-name="Source_20_Text"><text:s text:c="4"/>│ <text:s text:c="15"/>│ (+) ──────► Pin 9 <text:s text:c="28"/>│</text:span></text:p>
      <text:p text:style-name="P7"><text:span text:style-name="Source_20_Text"><text:s text:c="4"/>│ <text:s text:c="15"/>│ (-) ──────► GND <text:s text:c="30"/>│</text:span></text:p>
      <text:p text:style-name="P7"><text:span text:style-name="Source_20_Text"><text:s text:c="4"/>│ <text:s text:c="64"/>│</text:span></text:p>
      <text:p text:style-name="P7"><text:span text:style-name="Source_20_Text"><text:s text:c="4"/>│ <text:s text:c="2"/>Fila 20: <text:s text:c="3"/>🔴 ← LED <text:s text:c="40"/>│</text:span></text:p>
      <text:p text:style-name="P7"><text:span text:style-name="Source_20_Text"><text:s text:c="4"/>│ <text:s text:c="15"/>│ <text:s text:c="47"/>│</text:span></text:p>
      <text:p text:style-name="P7"><text:span text:style-name="Source_20_Text"><text:s text:c="4"/>│ <text:s text:c="12"/>[220Ω] ────────► Pin 13 <text:s text:c="27"/>│</text:span></text:p>
      <text:p text:style-name="P7"><text:span text:style-name="Source_20_Text"><text:s text:c="4"/>│ <text:s text:c="15"/>│ <text:s text:c="47"/>│</text:span></text:p>
      <text:p text:style-name="P7"><text:span text:style-name="Source_20_Text"><text:s text:c="4"/>│ <text:s text:c="15"/>└───────────► GND <text:s text:c="30"/>│</text:span></text:p>
      <text:p text:style-name="P7"><text:span text:style-name="Source_20_Text"><text:s text:c="4"/>│ <text:s text:c="64"/>│</text:span></text:p>
      <text:p text:style-name="P8"><text:span text:style-name="Source_20_Text"><text:s text:c="4"/>└─────────────────────────────────────────────────────────────────┘</text:span></text:p>
      <text:p text:style-name="Horizontal_20_Line"/>
      <text:h text:style-name="P5" text:outline-level="3">📋 PASO 2: Montaje Físico Detallado</text:h>
      <text:p text:style-name="P8">text</text:p>
      <text:p text:style-name="P7"><text:span text:style-name="Source_20_Text">═══════════════════════════════════════════════════════════════════════</text:span></text:p>
      <text:p text:style-name="P7"><text:span text:style-name="Source_20_Text">PASO 2.1: PREPARAR LA ALIMENTACIÓN DEL PROTOBOARD</text:span></text:p>
      <text:p text:style-name="P7"><text:span text:style-name="Source_20_Text">═══════════════════════════════════════════════════════════════════════</text:span></text:p>
      <text:p text:style-name="P7"/>
      <text:p text:style-name="P7"><text:span text:style-name="Source_20_Text"><text:s text:c="4"/>1. Conecta un cable ROJO desde el pin 5V del Arduino MEGA </text:span></text:p>
      <text:p text:style-name="P7"><text:span text:style-name="Source_20_Text"><text:s text:c="7"/>a la línea (+) del protoboard</text:span></text:p>
      <text:p text:style-name="P7"><text:span text:style-name="Source_20_Text"><text:s text:c="7"/></text:span></text:p>
      <text:p text:style-name="P7"><text:span text:style-name="Source_20_Text"><text:s text:c="4"/>2. Conecta un cable NEGRO desde el pin GND del Arduino MEGA </text:span></text:p>
      <text:p text:style-name="P7"><text:span text:style-name="Source_20_Text"><text:s text:c="7"/>a la línea (-) del protoboard</text:span></text:p>
      <text:p text:style-name="P7"/>
      <text:p text:style-name="P7"><text:span text:style-name="Source_20_Text"><text:s text:c="4"/>Resultado:</text:span></text:p>
      <text:p text:style-name="P7"><text:span text:style-name="Source_20_Text"><text:s text:c="4"/></text:span></text:p>
      <text:p text:style-name="P7"><text:span text:style-name="Source_20_Text"><text:s text:c="4"/>Arduino MEGA <text:s text:c="13"/>Protoboard</text:span></text:p>
      <text:p text:style-name="P7"><text:span text:style-name="Source_20_Text"><text:s text:c="4"/>┌───────────┐ <text:s text:c="11"/>┌─────────────────┐</text:span></text:p>
      <text:p text:style-name="P7"><text:span text:style-name="Source_20_Text"><text:s text:c="4"/>│ <text:s text:c="3"/>5V <text:s/>●──┼── Rojo ───►│ + + + + + + + + │</text:span></text:p>
      <text:p text:style-name="P7"><text:span text:style-name="Source_20_Text"><text:s text:c="4"/>│ <text:s text:c="2"/>GND <text:s/>●──┼── Negro ──►│ - - - - - - - - │</text:span></text:p>
      <text:p text:style-name="P7"><text:span text:style-name="Source_20_Text"><text:s text:c="4"/>└───────────┘ <text:s text:c="11"/>└─────────────────┘</text:span></text:p>
      <text:p text:style-name="P7"/>
      <text:p text:style-name="P7"/>
      <text:p text:style-name="P7"><text:span text:style-name="Source_20_Text">═══════════════════════════════════════════════════════════════════════</text:span></text:p>
      <text:p text:style-name="P7"><text:span text:style-name="Source_20_Text">PASO 2.2: CONECTAR EL SENSOR HC-SR04</text:span></text:p>
      <text:p text:style-name="P7"><text:span text:style-name="Source_20_Text">═══════════════════════════════════════════════════════════════════════</text:span></text:p>
      <text:p text:style-name="P7"><text:soft-page-break/></text:p>
      <text:p text:style-name="P7"><text:span text:style-name="Source_20_Text"><text:s text:c="4"/>El sensor tiene 4 pines. Insértalo en el protoboard:</text:span></text:p>
      <text:p text:style-name="P7"><text:span text:style-name="Source_20_Text"><text:s text:c="4"/></text:span></text:p>
      <text:p text:style-name="P7"><text:span text:style-name="Source_20_Text"><text:s text:c="12"/>Vista frontal del sensor:</text:span></text:p>
      <text:p text:style-name="P7"><text:span text:style-name="Source_20_Text"><text:s text:c="12"/></text:span></text:p>
      <text:p text:style-name="P7"><text:span text:style-name="Source_20_Text"><text:s text:c="12"/>┌─────────────────────────────┐</text:span></text:p>
      <text:p text:style-name="P7"><text:span text:style-name="Source_20_Text"><text:s text:c="12"/>│ <text:s text:c="3"/>┌─────┐ <text:s text:c="4"/>┌─────┐ <text:s text:c="4"/>│</text:span></text:p>
      <text:p text:style-name="P7"><text:span text:style-name="Source_20_Text"><text:s text:c="12"/>│ <text:s text:c="3"/>│ TX <text:s/>│ <text:s text:c="4"/>│ RX <text:s/>│ <text:s text:c="4"/>│ <text:s/>← "Ojos" del sensor</text:span></text:p>
      <text:p text:style-name="P7"><text:span text:style-name="Source_20_Text"><text:s text:c="12"/>│ <text:s text:c="3"/>└─────┘ <text:s text:c="4"/>└─────┘ <text:s text:c="4"/>│</text:span></text:p>
      <text:p text:style-name="P7"><text:span text:style-name="Source_20_Text"><text:s text:c="12"/>│ <text:s text:c="27"/>│</text:span></text:p>
      <text:p text:style-name="P7"><text:span text:style-name="Source_20_Text"><text:s text:c="12"/>│ <text:s text:c="2"/>VCC <text:s/>TRIG <text:s/>ECHO <text:s/>GND <text:s text:c="4"/>│ <text:s/>← Texto impreso</text:span></text:p>
      <text:p text:style-name="P7"><text:span text:style-name="Source_20_Text"><text:s text:c="12"/>└────●────●────●────●────────┘</text:span></text:p>
      <text:p text:style-name="P7"><text:span text:style-name="Source_20_Text"><text:s text:c="17"/>│ <text:s text:c="3"/>│ <text:s text:c="3"/>│ <text:s text:c="3"/>│</text:span></text:p>
      <text:p text:style-name="P7"><text:span text:style-name="Source_20_Text"><text:s text:c="17"/>1 <text:s text:c="3"/>2 <text:s text:c="3"/>3 <text:s text:c="3"/>4</text:span></text:p>
      <text:p text:style-name="P7"><text:span text:style-name="Source_20_Text"><text:s text:c="4"/></text:span></text:p>
      <text:p text:style-name="P7"><text:span text:style-name="Source_20_Text"><text:s text:c="4"/>Conexiones:</text:span></text:p>
      <text:p text:style-name="P7"><text:span text:style-name="Source_20_Text"><text:s text:c="4"/></text:span></text:p>
      <text:p text:style-name="P7"><text:span text:style-name="Source_20_Text"><text:s text:c="4"/>Pin 1 (VCC) <text:s/>→ Cable a línea (+) del protoboard</text:span></text:p>
      <text:p text:style-name="P7"><text:span text:style-name="Source_20_Text"><text:s text:c="4"/>Pin 2 (TRIG) → Cable AMARILLO al Pin 7 del Arduino</text:span></text:p>
      <text:p text:style-name="P7"><text:span text:style-name="Source_20_Text"><text:s text:c="4"/>Pin 3 (ECHO) → Cable VERDE al Pin 6 del Arduino</text:span></text:p>
      <text:p text:style-name="P7"><text:span text:style-name="Source_20_Text"><text:s text:c="4"/>Pin 4 (GND) <text:s/>→ Cable a línea (-) del protoboard</text:span></text:p>
      <text:p text:style-name="P7"/>
      <text:p text:style-name="P7"/>
      <text:p text:style-name="P7"><text:span text:style-name="Source_20_Text">═══════════════════════════════════════════════════════════════════════</text:span></text:p>
      <text:p text:style-name="P7"><text:span text:style-name="Source_20_Text">PASO 2.3: CONECTAR EL BUZZER</text:span></text:p>
      <text:p text:style-name="P7"><text:span text:style-name="Source_20_Text">═══════════════════════════════════════════════════════════════════════</text:span></text:p>
      <text:p text:style-name="P7"/>
      <text:p text:style-name="P7"><text:span text:style-name="Source_20_Text"><text:s text:c="4"/>El buzzer tiene 2 terminales (algunos tienen marca + en el positivo):</text:span></text:p>
      <text:p text:style-name="P7"><text:span text:style-name="Source_20_Text"><text:s text:c="4"/></text:span></text:p>
      <text:p text:style-name="P7"><text:span text:style-name="Source_20_Text"><text:s text:c="12"/>┌───────────┐</text:span></text:p>
      <text:p text:style-name="P7"><text:span text:style-name="Source_20_Text"><text:s text:c="12"/>│ <text:s text:c="4"/>♪ <text:s text:c="4"/>│</text:span></text:p>
      <text:p text:style-name="P7"><text:span text:style-name="Source_20_Text"><text:s text:c="12"/>│ <text:s text:c="2"/>BUZZER <text:s/>│</text:span></text:p>
      <text:p text:style-name="P7"><text:span text:style-name="Source_20_Text"><text:s text:c="12"/>└─────┬─────┘</text:span></text:p>
      <text:p text:style-name="P7"><text:span text:style-name="Source_20_Text"><text:s text:c="18"/>│ │</text:span></text:p>
      <text:p text:style-name="P7"><text:span text:style-name="Source_20_Text"><text:s text:c="18"/>│ └── Terminal (-) negativo → GND</text:span></text:p>
      <text:p text:style-name="P7"><text:span text:style-name="Source_20_Text"><text:s text:c="18"/>└──── Terminal (+) positivo → Pin 9 Arduino</text:span></text:p>
      <text:p text:style-name="P7"><text:span text:style-name="Source_20_Text"><text:s text:c="4"/></text:span></text:p>
      <text:p text:style-name="P7"><text:span text:style-name="Source_20_Text"><text:s text:c="4"/>⚠️ IMPORTANTE: Usa un buzzer PASIVO para poder reproducir </text:span></text:p>
      <text:p text:style-name="P7"><text:span text:style-name="Source_20_Text"><text:s text:c="7"/>diferentes tonos. Un buzzer ACTIVO solo emite un tono fijo.</text:span></text:p>
      <text:p text:style-name="P7"><text:span text:style-name="Source_20_Text"><text:s text:c="7"/></text:span></text:p>
      <text:p text:style-name="P7"><text:span text:style-name="Source_20_Text"><text:s text:c="4"/>Cómo identificarlos:</text:span></text:p>
      <text:p text:style-name="P7"><text:span text:style-name="Source_20_Text"><text:s text:c="4"/>• PASIVO: No suena al conectar 5V directamente</text:span></text:p>
      <text:p text:style-name="P7"><text:span text:style-name="Source_20_Text"><text:s text:c="4"/>• ACTIVO: Suena inmediatamente al conectar 5V</text:span></text:p>
      <text:p text:style-name="P7"/>
      <text:p text:style-name="P7"/>
      <text:p text:style-name="P7"><text:span text:style-name="Source_20_Text">═══════════════════════════════════════════════════════════════════════</text:span></text:p>
      <text:p text:style-name="P7"><text:span text:style-name="Source_20_Text">PASO 2.4: CONECTAR EL LED INDICADOR</text:span></text:p>
      <text:p text:style-name="P7"><text:span text:style-name="Source_20_Text">═══════════════════════════════════════════════════════════════════════</text:span></text:p>
      <text:p text:style-name="P7"/>
      <text:p text:style-name="P7"><text:span text:style-name="Source_20_Text"><text:s text:c="4"/>El LED indica visualmente cuando se detecta un objeto cercano:</text:span></text:p>
      <text:p text:style-name="P7"><text:span text:style-name="Source_20_Text"><text:s text:c="4"/></text:span></text:p>
      <text:p text:style-name="P7"><text:span text:style-name="Source_20_Text"><text:s text:c="20"/>LED</text:span></text:p>
      <text:p text:style-name="P7"><text:span text:style-name="Source_20_Text"><text:s text:c="20"/>┌─┐</text:span></text:p>
      <text:p text:style-name="P7"><text:span text:style-name="Source_20_Text"><text:s text:c="20"/>│●│ <text:s/>← Cúpula</text:span></text:p>
      <text:p text:style-name="P7"><text:span text:style-name="Source_20_Text"><text:s text:c="20"/>└┬┘</text:span></text:p>
      <text:p text:style-name="P7"><text:span text:style-name="Source_20_Text"><text:s text:c="19"/>┌┘└┐</text:span></text:p>
      <text:p text:style-name="P7"><text:span text:style-name="Source_20_Text"><text:s text:c="11"/>Largo → │ <text:s/>│ ← Corto</text:span></text:p>
      <text:p text:style-name="P7"><text:span text:style-name="Source_20_Text"><text:s text:c="11"/>(+) <text:s text:c="4"/>│ <text:s/>│ <text:s text:c="3"/>(-)</text:span></text:p>
      <text:p text:style-name="P7"><text:span text:style-name="Source_20_Text"><text:s text:c="19"/>│ <text:s/>│</text:span></text:p>
      <text:p text:style-name="P7"><text:span text:style-name="Source_20_Text"><text:s text:c="19"/>│ <text:s/>└─────► GND (línea -)</text:span></text:p>
      <text:p text:style-name="P7"><text:span text:style-name="Source_20_Text"><text:s text:c="19"/>│</text:span></text:p>
      <text:p text:style-name="P7"><text:span text:style-name="Source_20_Text"><text:s text:c="17"/>[220Ω]</text:span></text:p>
      <text:p text:style-name="P7"><text:span text:style-name="Source_20_Text"><text:s text:c="19"/>│</text:span></text:p>
      <text:p text:style-name="P8"><text:span text:style-name="Source_20_Text"><text:s text:c="19"/>└────────► Pin 13 Arduino</text:span></text:p>
      <text:p text:style-name="Horizontal_20_Line"><text:soft-page-break/></text:p>
      <text:h text:style-name="P5" text:outline-level="3">📋 PASO 3: Código Completo para Arduino IDE</text:h>
      <text:p text:style-name="P8">C++</text:p>
      <text:p text:style-name="P7"><text:span text:style-name="Source_20_Text">/*</text:span></text:p>
      <text:p text:style-name="P7"><text:span text:style-name="Source_20_Text"><text:s/>* ═══════════════════════════════════════════════════════════════════════════</text:span></text:p>
      <text:p text:style-name="P7"><text:span text:style-name="Source_20_Text"><text:s/>* <text:s text:c="75"/></text:span></text:p>
      <text:p text:style-name="P7"><text:span text:style-name="Source_20_Text"><text:s/>* <text:s text:c="4"/>██████╗████████╗ █████╗ ██████╗ <text:s text:c="4"/>██╗ <text:s text:c="3"/>██╗ █████╗ ██████╗ ███████╗</text:span></text:p>
      <text:p text:style-name="P7"><text:span text:style-name="Source_20_Text"><text:s/>* <text:s text:c="3"/>██╔════╝╚══██╔══╝██╔══██╗██╔══██╗ <text:s text:c="3"/>██║ <text:s text:c="3"/>██║██╔══██╗██╔══██╗██╔════╝</text:span></text:p>
      <text:p text:style-name="P7"><text:span text:style-name="Source_20_Text"><text:s/>* <text:s text:c="3"/>╚█████╗ <text:s text:c="3"/>██║ <text:s text:c="2"/>███████║██████╔╝ <text:s text:c="3"/>██║ █╗ ██║███████║██████╔╝███████╗</text:span></text:p>
      <text:p text:style-name="P7"><text:span text:style-name="Source_20_Text"><text:s/>* <text:s text:c="4"/>╚═══██╗ <text:s text:c="2"/>██║ <text:s text:c="2"/>██╔══██║██╔══██╗ <text:s text:c="3"/>██║███╗██║██╔══██║██╔══██╗╚════██║</text:span></text:p>
      <text:p text:style-name="P7"><text:span text:style-name="Source_20_Text"><text:s/>* <text:s text:c="3"/>██████╔╝ <text:s text:c="2"/>██║ <text:s text:c="2"/>██║ <text:s/>██║██║ <text:s/>██║ <text:s text:c="3"/>╚███╔███╔╝██║ <text:s/>██║██║ <text:s/>██║███████║</text:span></text:p>
      <text:p text:style-name="P7"><text:span text:style-name="Source_20_Text"><text:s/>* <text:s text:c="3"/>╚═════╝ <text:s text:c="3"/>╚═╝ <text:s text:c="2"/>╚═╝ <text:s/>╚═╝╚═╝ <text:s/>╚═╝ <text:s text:c="4"/>╚══╝╚══╝ ╚═╝ <text:s/>╚═╝╚═╝ <text:s/>╚═╝╚══════╝</text:span></text:p>
      <text:p text:style-name="P7"><text:span text:style-name="Source_20_Text"><text:s/>* <text:s text:c="75"/></text:span></text:p>
      <text:p text:style-name="P7"><text:span text:style-name="Source_20_Text"><text:s/>* <text:s text:c="9"/>SENSOR ULTRASÓNICO + MELODÍA STAR WARS - ARDUINO MEGA <text:s text:c="12"/></text:span></text:p>
      <text:p text:style-name="P7"><text:span text:style-name="Source_20_Text"><text:s/>* <text:s text:c="75"/></text:span></text:p>
      <text:p text:style-name="P7"><text:span text:style-name="Source_20_Text"><text:s/>* ═══════════════════════════════════════════════════════════════════════════</text:span></text:p>
      <text:p text:style-name="P7"><text:span text:style-name="Source_20_Text"><text:s/>* </text:span></text:p>
      <text:p text:style-name="P7"><text:span text:style-name="Source_20_Text"><text:s/>* DESCRIPCIÓN:</text:span></text:p>
      <text:p text:style-name="P7"><text:span text:style-name="Source_20_Text"><text:s/>* Este proyecto utiliza un sensor ultrasónico HC-SR04 para detectar</text:span></text:p>
      <text:p text:style-name="P7"><text:span text:style-name="Source_20_Text"><text:s/>* cuando un objeto (como una mano) se acerca a menos de 4 cm.</text:span></text:p>
      <text:p text:style-name="P7"><text:span text:style-name="Source_20_Text"><text:s/>* Cuando esto ocurre, un buzzer reproduce el tema principal de Star Wars.</text:span></text:p>
      <text:p text:style-name="P7"><text:span text:style-name="Source_20_Text"><text:s/>* </text:span></text:p>
      <text:p text:style-name="P7"><text:span text:style-name="Source_20_Text"><text:s/>* COMPONENTES:</text:span></text:p>
      <text:p text:style-name="P7"><text:span text:style-name="Source_20_Text"><text:s/>* - Arduino MEGA 2560</text:span></text:p>
      <text:p text:style-name="P7"><text:span text:style-name="Source_20_Text"><text:s/>* - Sensor ultrasónico HC-SR04</text:span></text:p>
      <text:p text:style-name="P7"><text:span text:style-name="Source_20_Text"><text:s/>* - Buzzer pasivo</text:span></text:p>
      <text:p text:style-name="P7"><text:span text:style-name="Source_20_Text"><text:s/>* - LED rojo + resistencia 220Ω</text:span></text:p>
      <text:p text:style-name="P7"><text:span text:style-name="Source_20_Text"><text:s/>* </text:span></text:p>
      <text:p text:style-name="P7"><text:span text:style-name="Source_20_Text"><text:s/>* CONEXIONES:</text:span></text:p>
      <text:p text:style-name="P7"><text:span text:style-name="Source_20_Text"><text:s/>* - HC-SR04 VCC <text:s text:c="2"/>→ 5V</text:span></text:p>
      <text:p text:style-name="P7"><text:span text:style-name="Source_20_Text"><text:s/>* - HC-SR04 TRIG <text:s/>→ Pin 7</text:span></text:p>
      <text:p text:style-name="P7"><text:span text:style-name="Source_20_Text"><text:s/>* - HC-SR04 ECHO <text:s/>→ Pin 6</text:span></text:p>
      <text:p text:style-name="P7"><text:span text:style-name="Source_20_Text"><text:s/>* - HC-SR04 GND <text:s text:c="2"/>→ GND</text:span></text:p>
      <text:p text:style-name="P7"><text:span text:style-name="Source_20_Text"><text:s/>* - Buzzer (+) <text:s text:c="3"/>→ Pin 9</text:span></text:p>
      <text:p text:style-name="P7"><text:span text:style-name="Source_20_Text"><text:s/>* - Buzzer (-) <text:s text:c="3"/>→ GND</text:span></text:p>
      <text:p text:style-name="P7"><text:span text:style-name="Source_20_Text"><text:s/>* - LED (+) <text:s text:c="6"/>→ Pin 13 (con resistencia 220Ω)</text:span></text:p>
      <text:p text:style-name="P7"><text:span text:style-name="Source_20_Text"><text:s/>* - LED (-) <text:s text:c="6"/>→ GND</text:span></text:p>
      <text:p text:style-name="P7"><text:span text:style-name="Source_20_Text"><text:s/>* </text:span></text:p>
      <text:p text:style-name="P7"><text:span text:style-name="Source_20_Text"><text:s/>* AUTOR: Tutorial Arduino</text:span></text:p>
      <text:p text:style-name="P7"><text:span text:style-name="Source_20_Text"><text:s/>* FECHA: 2024</text:span></text:p>
      <text:p text:style-name="P7"><text:span text:style-name="Source_20_Text"><text:s/>* </text:span></text:p>
      <text:p text:style-name="P7"><text:span text:style-name="Source_20_Text"><text:s/>* ═══════════════════════════════════════════════════════════════════════════</text:span></text:p>
      <text:p text:style-name="P7"><text:span text:style-name="Source_20_Text"><text:s/>*/</text:span></text:p>
      <text:p text:style-name="P7"/>
      <text:p text:style-name="P7"/>
      <text:p text:style-name="P7"><text:span text:style-name="Source_20_Text">// ═══════════════════════════════════════════════════════════════════════════</text:span></text:p>
      <text:p text:style-name="P7"><text:span text:style-name="Source_20_Text">// SECCIÓN 1: DEFINICIÓN DE PINES</text:span></text:p>
      <text:p text:style-name="P7"><text:span text:style-name="Source_20_Text">// ═══════════════════════════════════════════════════════════════════════════</text:span></text:p>
      <text:p text:style-name="P7"/>
      <text:p text:style-name="P7"><text:span text:style-name="Source_20_Text">#define PIN_TRIG <text:s text:c="3"/>7 <text:s text:c="4"/>// Pin TRIGGER del sensor ultrasónico</text:span></text:p>
      <text:p text:style-name="P7"><text:span text:style-name="Source_20_Text">#define PIN_ECHO <text:s text:c="3"/>6 <text:s text:c="4"/>// Pin ECHO del sensor ultrasónico</text:span></text:p>
      <text:p text:style-name="P7"><text:span text:style-name="Source_20_Text">#define PIN_BUZZER <text:s/>9 <text:s text:c="4"/>// Pin del buzzer (usar pin PWM para tone())</text:span></text:p>
      <text:p text:style-name="P7"><text:span text:style-name="Source_20_Text">#define PIN_LED <text:s text:c="4"/>13 <text:s text:c="3"/>// Pin del LED indicador</text:span></text:p>
      <text:p text:style-name="P7"/>
      <text:p text:style-name="P7"/>
      <text:p text:style-name="P7"><text:span text:style-name="Source_20_Text">// ═══════════════════════════════════════════════════════════════════════════</text:span></text:p>
      <text:p text:style-name="P7"><text:span text:style-name="Source_20_Text">// SECCIÓN 2: CONFIGURACIÓN DE DISTANCIA</text:span></text:p>
      <text:p text:style-name="P7"><text:span text:style-name="Source_20_Text">// ═══════════════════════════════════════════════════════════════════════════</text:span></text:p>
      <text:p text:style-name="P7"/>
      <text:p text:style-name="P7"><text:span text:style-name="Source_20_Text">#define DISTANCIA_ACTIVACION <text:s/>4 <text:s text:c="3"/>// Distancia en cm para activar la melodía</text:span></text:p>
      <text:p text:style-name="P7"><text:soft-page-break/><text:span text:style-name="Source_20_Text">#define DISTANCIA_MAXIMA <text:s text:c="5"/>400 <text:s/>// Distancia máxima del sensor (400 cm)</text:span></text:p>
      <text:p text:style-name="P7"/>
      <text:p text:style-name="P7"/>
      <text:p text:style-name="P7"><text:span text:style-name="Source_20_Text">// ═══════════════════════════════════════════════════════════════════════════</text:span></text:p>
      <text:p text:style-name="P7"><text:span text:style-name="Source_20_Text">// SECCIÓN 3: DEFINICIÓN DE NOTAS MUSICALES</text:span></text:p>
      <text:p text:style-name="P7"><text:span text:style-name="Source_20_Text">// ═══════════════════════════════════════════════════════════════════════════</text:span></text:p>
      <text:p text:style-name="P7"><text:span text:style-name="Source_20_Text">// Cada nota musical tiene una frecuencia específica en Hertz (Hz)</text:span></text:p>
      <text:p text:style-name="P7"><text:span text:style-name="Source_20_Text">// Estas frecuencias producen las notas que escuchamos</text:span></text:p>
      <text:p text:style-name="P7"/>
      <text:p text:style-name="P7"><text:span text:style-name="Source_20_Text">#define NOTE_B0 <text:s/>31</text:span></text:p>
      <text:p text:style-name="P7"><text:span text:style-name="Source_20_Text">#define NOTE_C1 <text:s/>33</text:span></text:p>
      <text:p text:style-name="P7"><text:span text:style-name="Source_20_Text">#define NOTE_CS1 35</text:span></text:p>
      <text:p text:style-name="P7"><text:span text:style-name="Source_20_Text">#define NOTE_D1 <text:s/>37</text:span></text:p>
      <text:p text:style-name="P7"><text:span text:style-name="Source_20_Text">#define NOTE_DS1 39</text:span></text:p>
      <text:p text:style-name="P7"><text:span text:style-name="Source_20_Text">#define NOTE_E1 <text:s/>41</text:span></text:p>
      <text:p text:style-name="P7"><text:span text:style-name="Source_20_Text">#define NOTE_F1 <text:s/>44</text:span></text:p>
      <text:p text:style-name="P7"><text:span text:style-name="Source_20_Text">#define NOTE_FS1 46</text:span></text:p>
      <text:p text:style-name="P7"><text:span text:style-name="Source_20_Text">#define NOTE_G1 <text:s/>49</text:span></text:p>
      <text:p text:style-name="P7"><text:span text:style-name="Source_20_Text">#define NOTE_GS1 52</text:span></text:p>
      <text:p text:style-name="P7"><text:span text:style-name="Source_20_Text">#define NOTE_A1 <text:s/>55</text:span></text:p>
      <text:p text:style-name="P7"><text:span text:style-name="Source_20_Text">#define NOTE_AS1 58</text:span></text:p>
      <text:p text:style-name="P7"><text:span text:style-name="Source_20_Text">#define NOTE_B1 <text:s/>62</text:span></text:p>
      <text:p text:style-name="P7"><text:span text:style-name="Source_20_Text">#define NOTE_C2 <text:s/>65</text:span></text:p>
      <text:p text:style-name="P7"><text:span text:style-name="Source_20_Text">#define NOTE_CS2 69</text:span></text:p>
      <text:p text:style-name="P7"><text:span text:style-name="Source_20_Text">#define NOTE_D2 <text:s/>73</text:span></text:p>
      <text:p text:style-name="P7"><text:span text:style-name="Source_20_Text">#define NOTE_DS2 78</text:span></text:p>
      <text:p text:style-name="P7"><text:span text:style-name="Source_20_Text">#define NOTE_E2 <text:s/>82</text:span></text:p>
      <text:p text:style-name="P7"><text:span text:style-name="Source_20_Text">#define NOTE_F2 <text:s/>87</text:span></text:p>
      <text:p text:style-name="P7"><text:span text:style-name="Source_20_Text">#define NOTE_FS2 93</text:span></text:p>
      <text:p text:style-name="P7"><text:span text:style-name="Source_20_Text">#define NOTE_G2 <text:s/>98</text:span></text:p>
      <text:p text:style-name="P7"><text:span text:style-name="Source_20_Text">#define NOTE_GS2 104</text:span></text:p>
      <text:p text:style-name="P7"><text:span text:style-name="Source_20_Text">#define NOTE_A2 <text:s/>110</text:span></text:p>
      <text:p text:style-name="P7"><text:span text:style-name="Source_20_Text">#define NOTE_AS2 117</text:span></text:p>
      <text:p text:style-name="P7"><text:span text:style-name="Source_20_Text">#define NOTE_B2 <text:s/>123</text:span></text:p>
      <text:p text:style-name="P7"><text:span text:style-name="Source_20_Text">#define NOTE_C3 <text:s/>131</text:span></text:p>
      <text:p text:style-name="P7"><text:span text:style-name="Source_20_Text">#define NOTE_CS3 139</text:span></text:p>
      <text:p text:style-name="P7"><text:span text:style-name="Source_20_Text">#define NOTE_D3 <text:s/>147</text:span></text:p>
      <text:p text:style-name="P7"><text:span text:style-name="Source_20_Text">#define NOTE_DS3 156</text:span></text:p>
      <text:p text:style-name="P7"><text:span text:style-name="Source_20_Text">#define NOTE_E3 <text:s/>165</text:span></text:p>
      <text:p text:style-name="P7"><text:span text:style-name="Source_20_Text">#define NOTE_F3 <text:s/>175</text:span></text:p>
      <text:p text:style-name="P7"><text:span text:style-name="Source_20_Text">#define NOTE_FS3 185</text:span></text:p>
      <text:p text:style-name="P7"><text:span text:style-name="Source_20_Text">#define NOTE_G3 <text:s/>196</text:span></text:p>
      <text:p text:style-name="P7"><text:span text:style-name="Source_20_Text">#define NOTE_GS3 208</text:span></text:p>
      <text:p text:style-name="P7"><text:span text:style-name="Source_20_Text">#define NOTE_A3 <text:s/>220</text:span></text:p>
      <text:p text:style-name="P7"><text:span text:style-name="Source_20_Text">#define NOTE_AS3 233</text:span></text:p>
      <text:p text:style-name="P7"><text:span text:style-name="Source_20_Text">#define NOTE_B3 <text:s/>247</text:span></text:p>
      <text:p text:style-name="P7"><text:span text:style-name="Source_20_Text">#define NOTE_C4 <text:s/>262 <text:s text:c="3"/>// DO central</text:span></text:p>
      <text:p text:style-name="P7"><text:span text:style-name="Source_20_Text">#define NOTE_CS4 277</text:span></text:p>
      <text:p text:style-name="P7"><text:span text:style-name="Source_20_Text">#define NOTE_D4 <text:s/>294 <text:s text:c="3"/>// RE</text:span></text:p>
      <text:p text:style-name="P7"><text:span text:style-name="Source_20_Text">#define NOTE_DS4 311</text:span></text:p>
      <text:p text:style-name="P7"><text:span text:style-name="Source_20_Text">#define NOTE_E4 <text:s/>330 <text:s text:c="3"/>// MI</text:span></text:p>
      <text:p text:style-name="P7"><text:span text:style-name="Source_20_Text">#define NOTE_F4 <text:s/>349 <text:s text:c="3"/>// FA</text:span></text:p>
      <text:p text:style-name="P7"><text:span text:style-name="Source_20_Text">#define NOTE_FS4 370</text:span></text:p>
      <text:p text:style-name="P7"><text:span text:style-name="Source_20_Text">#define NOTE_G4 <text:s/>392 <text:s text:c="3"/>// SOL</text:span></text:p>
      <text:p text:style-name="P7"><text:span text:style-name="Source_20_Text">#define NOTE_GS4 415</text:span></text:p>
      <text:p text:style-name="P7"><text:span text:style-name="Source_20_Text">#define NOTE_A4 <text:s/>440 <text:s text:c="3"/>// LA (nota de referencia estándar)</text:span></text:p>
      <text:p text:style-name="P7"><text:span text:style-name="Source_20_Text">#define NOTE_AS4 466</text:span></text:p>
      <text:p text:style-name="P7"><text:span text:style-name="Source_20_Text">#define NOTE_B4 <text:s/>494 <text:s text:c="3"/>// SI</text:span></text:p>
      <text:p text:style-name="P7"><text:span text:style-name="Source_20_Text">#define NOTE_C5 <text:s/>523 <text:s text:c="3"/>// DO</text:span></text:p>
      <text:p text:style-name="P7"><text:span text:style-name="Source_20_Text">#define NOTE_CS5 554</text:span></text:p>
      <text:p text:style-name="P7"><text:span text:style-name="Source_20_Text">#define NOTE_D5 <text:s/>587 <text:s text:c="3"/>// RE</text:span></text:p>
      <text:p text:style-name="P7"><text:span text:style-name="Source_20_Text">#define NOTE_DS5 622</text:span></text:p>
      <text:p text:style-name="P7"><text:span text:style-name="Source_20_Text">#define NOTE_E5 <text:s/>659 <text:s text:c="3"/>// MI</text:span></text:p>
      <text:p text:style-name="P7"><text:span text:style-name="Source_20_Text">#define NOTE_F5 <text:s/>698 <text:s text:c="3"/>// FA</text:span></text:p>
      <text:p text:style-name="P7"><text:soft-page-break/><text:span text:style-name="Source_20_Text">#define NOTE_FS5 740</text:span></text:p>
      <text:p text:style-name="P7"><text:span text:style-name="Source_20_Text">#define NOTE_G5 <text:s/>784 <text:s text:c="3"/>// SOL</text:span></text:p>
      <text:p text:style-name="P7"><text:span text:style-name="Source_20_Text">#define NOTE_GS5 831</text:span></text:p>
      <text:p text:style-name="P7"><text:span text:style-name="Source_20_Text">#define NOTE_A5 <text:s/>880 <text:s text:c="3"/>// LA</text:span></text:p>
      <text:p text:style-name="P7"><text:span text:style-name="Source_20_Text">#define NOTE_AS5 932</text:span></text:p>
      <text:p text:style-name="P7"><text:span text:style-name="Source_20_Text">#define NOTE_B5 <text:s/>988 <text:s text:c="3"/>// SI</text:span></text:p>
      <text:p text:style-name="P7"><text:span text:style-name="Source_20_Text">#define NOTE_C6 <text:s/>1047</text:span></text:p>
      <text:p text:style-name="P7"><text:span text:style-name="Source_20_Text">#define NOTE_CS6 1109</text:span></text:p>
      <text:p text:style-name="P7"><text:span text:style-name="Source_20_Text">#define NOTE_D6 <text:s/>1175</text:span></text:p>
      <text:p text:style-name="P7"><text:span text:style-name="Source_20_Text">#define NOTE_DS6 1245</text:span></text:p>
      <text:p text:style-name="P7"><text:span text:style-name="Source_20_Text">#define NOTE_E6 <text:s/>1319</text:span></text:p>
      <text:p text:style-name="P7"><text:span text:style-name="Source_20_Text">#define NOTE_F6 <text:s/>1397</text:span></text:p>
      <text:p text:style-name="P7"><text:span text:style-name="Source_20_Text">#define NOTE_FS6 1480</text:span></text:p>
      <text:p text:style-name="P7"><text:span text:style-name="Source_20_Text">#define NOTE_G6 <text:s/>1568</text:span></text:p>
      <text:p text:style-name="P7"><text:span text:style-name="Source_20_Text">#define NOTE_GS6 1661</text:span></text:p>
      <text:p text:style-name="P7"><text:span text:style-name="Source_20_Text">#define NOTE_A6 <text:s/>1760</text:span></text:p>
      <text:p text:style-name="P7"><text:span text:style-name="Source_20_Text">#define NOTE_AS6 1865</text:span></text:p>
      <text:p text:style-name="P7"><text:span text:style-name="Source_20_Text">#define NOTE_B6 <text:s/>1976</text:span></text:p>
      <text:p text:style-name="P7"><text:span text:style-name="Source_20_Text">#define NOTE_C7 <text:s/>2093</text:span></text:p>
      <text:p text:style-name="P7"><text:span text:style-name="Source_20_Text">#define NOTE_CS7 2217</text:span></text:p>
      <text:p text:style-name="P7"><text:span text:style-name="Source_20_Text">#define NOTE_D7 <text:s/>2349</text:span></text:p>
      <text:p text:style-name="P7"><text:span text:style-name="Source_20_Text">#define NOTE_DS7 2489</text:span></text:p>
      <text:p text:style-name="P7"><text:span text:style-name="Source_20_Text">#define NOTE_E7 <text:s/>2637</text:span></text:p>
      <text:p text:style-name="P7"><text:span text:style-name="Source_20_Text">#define NOTE_F7 <text:s/>2794</text:span></text:p>
      <text:p text:style-name="P7"><text:span text:style-name="Source_20_Text">#define NOTE_FS7 2960</text:span></text:p>
      <text:p text:style-name="P7"><text:span text:style-name="Source_20_Text">#define NOTE_G7 <text:s/>3136</text:span></text:p>
      <text:p text:style-name="P7"><text:span text:style-name="Source_20_Text">#define NOTE_GS7 3322</text:span></text:p>
      <text:p text:style-name="P7"><text:span text:style-name="Source_20_Text">#define NOTE_A7 <text:s/>3520</text:span></text:p>
      <text:p text:style-name="P7"><text:span text:style-name="Source_20_Text">#define NOTE_AS7 3729</text:span></text:p>
      <text:p text:style-name="P7"><text:span text:style-name="Source_20_Text">#define NOTE_B7 <text:s/>3951</text:span></text:p>
      <text:p text:style-name="P7"><text:span text:style-name="Source_20_Text">#define NOTE_C8 <text:s/>4186</text:span></text:p>
      <text:p text:style-name="P7"><text:span text:style-name="Source_20_Text">#define NOTE_CS8 4435</text:span></text:p>
      <text:p text:style-name="P7"><text:span text:style-name="Source_20_Text">#define NOTE_D8 <text:s/>4699</text:span></text:p>
      <text:p text:style-name="P7"><text:span text:style-name="Source_20_Text">#define NOTE_DS8 4978</text:span></text:p>
      <text:p text:style-name="P7"><text:span text:style-name="Source_20_Text">#define REST <text:s text:c="5"/>0 <text:s text:c="4"/>// Silencio (sin sonido)</text:span></text:p>
      <text:p text:style-name="P7"/>
      <text:p text:style-name="P7"/>
      <text:p text:style-name="P7"><text:span text:style-name="Source_20_Text">// ═══════════════════════════════════════════════════════════════════════════</text:span></text:p>
      <text:p text:style-name="P7"><text:span text:style-name="Source_20_Text">// SECCIÓN 4: MELODÍA DE STAR WARS (TEMA PRINCIPAL)</text:span></text:p>
      <text:p text:style-name="P7"><text:span text:style-name="Source_20_Text">// ═══════════════════════════════════════════════════════════════════════════</text:span></text:p>
      <text:p text:style-name="P7"><text:span text:style-name="Source_20_Text">// La melodía se define como un array de pares: nota y duración</text:span></text:p>
      <text:p text:style-name="P7"><text:span text:style-name="Source_20_Text">// Las duraciones: 1=redonda, 2=blanca, 4=negra, 8=corchea, 16=semicorchea</text:span></text:p>
      <text:p text:style-name="P7"/>
      <text:p text:style-name="P7"><text:span text:style-name="Source_20_Text">// Tempo de la canción (beats por minuto)</text:span></text:p>
      <text:p text:style-name="P7"><text:span text:style-name="Source_20_Text">int tempo = 108;</text:span></text:p>
      <text:p text:style-name="P7"/>
      <text:p text:style-name="P7"><text:span text:style-name="Source_20_Text">// Array de la melodía: nota, duración, nota, duración...</text:span></text:p>
      <text:p text:style-name="P7"><text:span text:style-name="Source_20_Text">int melody[] = {</text:span></text:p>
      <text:p text:style-name="P7"><text:span text:style-name="Source_20_Text"><text:s text:c="2"/></text:span></text:p>
      <text:p text:style-name="P7"><text:span text:style-name="Source_20_Text"><text:s text:c="2"/>// Compás 1-4: Fanfarria de apertura</text:span></text:p>
      <text:p text:style-name="P7"><text:span text:style-name="Source_20_Text"><text:s text:c="2"/>NOTE_AS4, 8, NOTE_AS4, 8, NOTE_AS4, 8,</text:span></text:p>
      <text:p text:style-name="P7"><text:span text:style-name="Source_20_Text"><text:s text:c="2"/>NOTE_F5, 2, NOTE_C6, 2,</text:span></text:p>
      <text:p text:style-name="P7"><text:span text:style-name="Source_20_Text"><text:s text:c="2"/></text:span></text:p>
      <text:p text:style-name="P7"><text:span text:style-name="Source_20_Text"><text:s text:c="2"/>NOTE_AS5, 8, NOTE_A5, 8, NOTE_G5, 8, NOTE_F6, 2, NOTE_C6, 4,</text:span></text:p>
      <text:p text:style-name="P7"><text:span text:style-name="Source_20_Text"><text:s text:c="2"/>NOTE_AS5, 8, NOTE_A5, 8, NOTE_G5, 8, NOTE_F6, 2, NOTE_C6, 4,</text:span></text:p>
      <text:p text:style-name="P7"><text:span text:style-name="Source_20_Text"><text:s text:c="2"/></text:span></text:p>
      <text:p text:style-name="P7"><text:span text:style-name="Source_20_Text"><text:s text:c="2"/>NOTE_AS5, 8, NOTE_A5, 8, NOTE_AS5, 8, NOTE_G5, 2, NOTE_C5, 8, NOTE_C5, 8, NOTE_C5, 8,</text:span></text:p>
      <text:p text:style-name="P7"><text:span text:style-name="Source_20_Text"><text:s text:c="2"/>NOTE_F5, 2, NOTE_C6, 2,</text:span></text:p>
      <text:p text:style-name="P7"><text:span text:style-name="Source_20_Text"><text:s text:c="2"/></text:span></text:p>
      <text:p text:style-name="P7"><text:span text:style-name="Source_20_Text"><text:s text:c="2"/>NOTE_AS5, 8, NOTE_A5, 8, NOTE_G5, 8, NOTE_F6, 2, NOTE_C6, 4,</text:span></text:p>
      <text:p text:style-name="P7"><text:span text:style-name="Source_20_Text"><text:s text:c="2"/></text:span></text:p>
      <text:p text:style-name="P7"><text:span text:style-name="Source_20_Text"><text:s text:c="2"/>NOTE_AS5, 8, NOTE_A5, 8, NOTE_G5, 8, NOTE_F6, 2, NOTE_C6, 4,</text:span></text:p>
      <text:p text:style-name="P7"><text:span text:style-name="Source_20_Text"><text:s text:c="2"/>NOTE_AS5, 8, NOTE_A5, 8, NOTE_AS5, 8, NOTE_G5, 2, NOTE_C5, -8, NOTE_C5, 16,</text:span></text:p>
      <text:p text:style-name="P7"><text:soft-page-break/><text:span text:style-name="Source_20_Text"><text:s text:c="2"/></text:span></text:p>
      <text:p text:style-name="P7"><text:span text:style-name="Source_20_Text"><text:s text:c="2"/>// Parte más tranquila</text:span></text:p>
      <text:p text:style-name="P7"><text:span text:style-name="Source_20_Text"><text:s text:c="2"/>NOTE_D5, -4, NOTE_D5, 8, NOTE_AS5, 8, NOTE_A5, 8, NOTE_G5, 8, NOTE_F5, 8,</text:span></text:p>
      <text:p text:style-name="P7"><text:span text:style-name="Source_20_Text"><text:s text:c="2"/>NOTE_F5, 8, NOTE_G5, 8, NOTE_A5, 8, NOTE_G5, 4, NOTE_D5, 8, NOTE_E5, 4, NOTE_C5, -8, NOTE_C5, 16,</text:span></text:p>
      <text:p text:style-name="P7"><text:span text:style-name="Source_20_Text"><text:s text:c="2"/></text:span></text:p>
      <text:p text:style-name="P7"><text:span text:style-name="Source_20_Text"><text:s text:c="2"/>NOTE_D5, -4, NOTE_D5, 8, NOTE_AS5, 8, NOTE_A5, 8, NOTE_G5, 8, NOTE_F5, 8,</text:span></text:p>
      <text:p text:style-name="P7"><text:span text:style-name="Source_20_Text"><text:s text:c="2"/></text:span></text:p>
      <text:p text:style-name="P7"><text:span text:style-name="Source_20_Text"><text:s text:c="2"/>NOTE_C6, -8, NOTE_G5, 16, NOTE_G5, 2, REST, 8, NOTE_C5, 8,</text:span></text:p>
      <text:p text:style-name="P7"><text:span text:style-name="Source_20_Text"><text:s text:c="2"/></text:span></text:p>
      <text:p text:style-name="P7"><text:span text:style-name="Source_20_Text"><text:s text:c="2"/>// Repetición del tema</text:span></text:p>
      <text:p text:style-name="P7"><text:span text:style-name="Source_20_Text"><text:s text:c="2"/>NOTE_D5, -4, NOTE_D5, 8, NOTE_AS5, 8, NOTE_A5, 8, NOTE_G5, 8, NOTE_F5, 8,</text:span></text:p>
      <text:p text:style-name="P7"><text:span text:style-name="Source_20_Text"><text:s text:c="2"/>NOTE_F5, 8, NOTE_G5, 8, NOTE_A5, 8, NOTE_G5, 4, NOTE_D5, 8, NOTE_E5, 4, NOTE_C5, -8, NOTE_C5, 16,</text:span></text:p>
      <text:p text:style-name="P7"><text:span text:style-name="Source_20_Text"><text:s text:c="2"/></text:span></text:p>
      <text:p text:style-name="P7"><text:span text:style-name="Source_20_Text"><text:s text:c="2"/>NOTE_D5, -4, NOTE_D5, 8, NOTE_AS5, 8, NOTE_A5, 8, NOTE_G5, 8, NOTE_F5, 8,</text:span></text:p>
      <text:p text:style-name="P7"><text:span text:style-name="Source_20_Text"><text:s text:c="2"/></text:span></text:p>
      <text:p text:style-name="P7"><text:span text:style-name="Source_20_Text"><text:s text:c="2"/>NOTE_C6, -8, NOTE_G5, 16, NOTE_G5, 2, REST, 8, NOTE_C5, 8,</text:span></text:p>
      <text:p text:style-name="P7"><text:span text:style-name="Source_20_Text"><text:s text:c="2"/></text:span></text:p>
      <text:p text:style-name="P7"><text:span text:style-name="Source_20_Text"><text:s text:c="2"/>// Final</text:span></text:p>
      <text:p text:style-name="P7"><text:span text:style-name="Source_20_Text"><text:s text:c="2"/>NOTE_F5, 4, NOTE_AS5, 8, NOTE_AS5, 8, NOTE_AS5, 8, NOTE_AS5, 8, NOTE_C6, 8,</text:span></text:p>
      <text:p text:style-name="P7"><text:span text:style-name="Source_20_Text"><text:s text:c="2"/>NOTE_AS5, 4, NOTE_A5, 4, NOTE_A5, 8, NOTE_A5, 8, NOTE_C6, 8, NOTE_AS5, 8,</text:span></text:p>
      <text:p text:style-name="P7"><text:span text:style-name="Source_20_Text"><text:s text:c="2"/>NOTE_G5, 4, NOTE_F5, 8, NOTE_F5, 8, NOTE_AS5, 8, NOTE_G5, 8, NOTE_C6, 2</text:span></text:p>
      <text:p text:style-name="P7"><text:span text:style-name="Source_20_Text"><text:s text:c="2"/></text:span></text:p>
      <text:p text:style-name="P7"><text:span text:style-name="Source_20_Text">};</text:span></text:p>
      <text:p text:style-name="P7"/>
      <text:p text:style-name="P7"><text:span text:style-name="Source_20_Text">// Calcular el número de notas</text:span></text:p>
      <text:p text:style-name="P7"><text:span text:style-name="Source_20_Text">int notes = sizeof(melody) / sizeof(melody[0]) / 2;</text:span></text:p>
      <text:p text:style-name="P7"/>
      <text:p text:style-name="P7"><text:span text:style-name="Source_20_Text">// Calcular la duración de una nota completa (redonda) en ms</text:span></text:p>
      <text:p text:style-name="P7"><text:span text:style-name="Source_20_Text">int wholenote = (60000 * 4) / tempo;</text:span></text:p>
      <text:p text:style-name="P7"/>
      <text:p text:style-name="P7"/>
      <text:p text:style-name="P7"><text:span text:style-name="Source_20_Text">// ═══════════════════════════════════════════════════════════════════════════</text:span></text:p>
      <text:p text:style-name="P7"><text:span text:style-name="Source_20_Text">// SECCIÓN 5: VARIABLES GLOBALES</text:span></text:p>
      <text:p text:style-name="P7"><text:span text:style-name="Source_20_Text">// ═══════════════════════════════════════════════════════════════════════════</text:span></text:p>
      <text:p text:style-name="P7"/>
      <text:p text:style-name="P7"><text:span text:style-name="Source_20_Text">long duracion; <text:s text:c="10"/>// Duración del pulso del sensor</text:span></text:p>
      <text:p text:style-name="P7"><text:span text:style-name="Source_20_Text">int distancia; <text:s text:c="10"/>// Distancia calculada en cm</text:span></text:p>
      <text:p text:style-name="P7"><text:span text:style-name="Source_20_Text">bool melodiaEnCurso = false; <text:s/>// Flag para saber si la melodía está sonando</text:span></text:p>
      <text:p text:style-name="P7"/>
      <text:p text:style-name="P7"/>
      <text:p text:style-name="P7"><text:span text:style-name="Source_20_Text">// ═══════════════════════════════════════════════════════════════════════════</text:span></text:p>
      <text:p text:style-name="P7"><text:span text:style-name="Source_20_Text">// SECCIÓN 6: FUNCIÓN SETUP - CONFIGURACIÓN INICIAL</text:span></text:p>
      <text:p text:style-name="P7"><text:span text:style-name="Source_20_Text">// ═══════════════════════════════════════════════════════════════════════════</text:span></text:p>
      <text:p text:style-name="P7"/>
      <text:p text:style-name="P7"><text:span text:style-name="Source_20_Text">void setup() {</text:span></text:p>
      <text:p text:style-name="P7"><text:span text:style-name="Source_20_Text"><text:s text:c="2"/></text:span></text:p>
      <text:p text:style-name="P7"><text:span text:style-name="Source_20_Text"><text:s text:c="2"/>// Configurar pines del sensor ultrasónico</text:span></text:p>
      <text:p text:style-name="P7"><text:span text:style-name="Source_20_Text"><text:s text:c="2"/>pinMode(PIN_TRIG, OUTPUT); <text:s text:c="2"/>// TRIG es salida (envía el pulso)</text:span></text:p>
      <text:p text:style-name="P7"><text:span text:style-name="Source_20_Text"><text:s text:c="2"/>pinMode(PIN_ECHO, INPUT); <text:s text:c="3"/>// ECHO es entrada (recibe el eco)</text:span></text:p>
      <text:p text:style-name="P7"><text:span text:style-name="Source_20_Text"><text:s text:c="2"/></text:span></text:p>
      <text:p text:style-name="P7"><text:span text:style-name="Source_20_Text"><text:s text:c="2"/>// Configurar pin del buzzer</text:span></text:p>
      <text:p text:style-name="P7"><text:span text:style-name="Source_20_Text"><text:s text:c="2"/>pinMode(PIN_BUZZER, OUTPUT);</text:span></text:p>
      <text:p text:style-name="P7"><text:span text:style-name="Source_20_Text"><text:s text:c="2"/></text:span></text:p>
      <text:p text:style-name="P7"><text:span text:style-name="Source_20_Text"><text:s text:c="2"/>// Configurar pin del LED</text:span></text:p>
      <text:p text:style-name="P7"><text:span text:style-name="Source_20_Text"><text:s text:c="2"/>pinMode(PIN_LED, OUTPUT);</text:span></text:p>
      <text:p text:style-name="P7"><text:span text:style-name="Source_20_Text"><text:s text:c="2"/></text:span></text:p>
      <text:p text:style-name="P7"><text:span text:style-name="Source_20_Text"><text:s text:c="2"/>// Iniciar comunicación serial para debug</text:span></text:p>
      <text:p text:style-name="P7"><text:span text:style-name="Source_20_Text"><text:s text:c="2"/>Serial.begin(9600);</text:span></text:p>
      <text:p text:style-name="P7"><text:span text:style-name="Source_20_Text"><text:s text:c="2"/></text:span></text:p>
      <text:p text:style-name="P7"><text:span text:style-name="Source_20_Text"><text:s text:c="2"/>// Mensaje de bienvenida</text:span></text:p>
      <text:p text:style-name="P7"><text:span text:style-name="Source_20_Text"><text:s text:c="2"/>Serial.println("╔═══════════════════════════════════════════════╗");</text:span></text:p>
      <text:p text:style-name="P7"><text:span text:style-name="Source_20_Text"><text:s text:c="2"/>Serial.println("║ <text:s text:c="4"/>SENSOR ULTRASÓNICO + STAR WARS <text:s text:c="11"/>║");</text:span></text:p>
      <text:p text:style-name="P7"><text:soft-page-break/><text:span text:style-name="Source_20_Text"><text:s text:c="2"/>Serial.println("║ <text:s text:c="4"/>Acerca tu mano a menos de 4 cm <text:s text:c="11"/>║");</text:span></text:p>
      <text:p text:style-name="P7"><text:span text:style-name="Source_20_Text"><text:s text:c="2"/>Serial.println("╚═══════════════════════════════════════════════╝");</text:span></text:p>
      <text:p text:style-name="P7"><text:span text:style-name="Source_20_Text"><text:s text:c="2"/>Serial.println("");</text:span></text:p>
      <text:p text:style-name="P7"><text:span text:style-name="Source_20_Text"><text:s text:c="2"/></text:span></text:p>
      <text:p text:style-name="P7"><text:span text:style-name="Source_20_Text"><text:s text:c="2"/>// LED de inicio (parpadeo)</text:span></text:p>
      <text:p text:style-name="P7"><text:span text:style-name="Source_20_Text"><text:s text:c="2"/>for (int i = 0; i &lt; 3; i++) {</text:span></text:p>
      <text:p text:style-name="P7"><text:span text:style-name="Source_20_Text"><text:s text:c="4"/>digitalWrite(PIN_LED, HIGH);</text:span></text:p>
      <text:p text:style-name="P7"><text:span text:style-name="Source_20_Text"><text:s text:c="4"/>delay(200);</text:span></text:p>
      <text:p text:style-name="P7"><text:span text:style-name="Source_20_Text"><text:s text:c="4"/>digitalWrite(PIN_LED, LOW);</text:span></text:p>
      <text:p text:style-name="P7"><text:span text:style-name="Source_20_Text"><text:s text:c="4"/>delay(200);</text:span></text:p>
      <text:p text:style-name="P7"><text:span text:style-name="Source_20_Text"><text:s text:c="2"/>}</text:span></text:p>
      <text:p text:style-name="P7"><text:span text:style-name="Source_20_Text">}</text:span></text:p>
      <text:p text:style-name="P7"/>
      <text:p text:style-name="P7"/>
      <text:p text:style-name="P7"><text:span text:style-name="Source_20_Text">// ═══════════════════════════════════════════════════════════════════════════</text:span></text:p>
      <text:p text:style-name="P7"><text:span text:style-name="Source_20_Text">// SECCIÓN 7: FUNCIÓN LOOP - BUCLE PRINCIPAL</text:span></text:p>
      <text:p text:style-name="P7"><text:span text:style-name="Source_20_Text">// ═══════════════════════════════════════════════════════════════════════════</text:span></text:p>
      <text:p text:style-name="P7"/>
      <text:p text:style-name="P7"><text:span text:style-name="Source_20_Text">void loop() {</text:span></text:p>
      <text:p text:style-name="P7"><text:span text:style-name="Source_20_Text"><text:s text:c="2"/></text:span></text:p>
      <text:p text:style-name="P7"><text:span text:style-name="Source_20_Text"><text:s text:c="2"/>// Medir la distancia usando el sensor ultrasónico</text:span></text:p>
      <text:p text:style-name="P7"><text:span text:style-name="Source_20_Text"><text:s text:c="2"/>distancia = medirDistancia();</text:span></text:p>
      <text:p text:style-name="P7"><text:span text:style-name="Source_20_Text"><text:s text:c="2"/></text:span></text:p>
      <text:p text:style-name="P7"><text:span text:style-name="Source_20_Text"><text:s text:c="2"/>// Mostrar la distancia en el Monitor Serial</text:span></text:p>
      <text:p text:style-name="P7"><text:span text:style-name="Source_20_Text"><text:s text:c="2"/>Serial.print("📏 Distancia: ");</text:span></text:p>
      <text:p text:style-name="P7"><text:span text:style-name="Source_20_Text"><text:s text:c="2"/>Serial.print(distancia);</text:span></text:p>
      <text:p text:style-name="P7"><text:span text:style-name="Source_20_Text"><text:s text:c="2"/>Serial.println(" cm");</text:span></text:p>
      <text:p text:style-name="P7"><text:span text:style-name="Source_20_Text"><text:s text:c="2"/></text:span></text:p>
      <text:p text:style-name="P7"><text:span text:style-name="Source_20_Text"><text:s text:c="2"/>// Verificar si hay un objeto dentro del rango de activación</text:span></text:p>
      <text:p text:style-name="P7"><text:span text:style-name="Source_20_Text"><text:s text:c="2"/>if (distancia &gt; 0 &amp;&amp; distancia &lt;= DISTANCIA_ACTIVACION) {</text:span></text:p>
      <text:p text:style-name="P7"><text:span text:style-name="Source_20_Text"><text:s text:c="4"/></text:span></text:p>
      <text:p text:style-name="P7"><text:span text:style-name="Source_20_Text"><text:s text:c="4"/>// Encender LED indicador</text:span></text:p>
      <text:p text:style-name="P7"><text:span text:style-name="Source_20_Text"><text:s text:c="4"/>digitalWrite(PIN_LED, HIGH);</text:span></text:p>
      <text:p text:style-name="P7"><text:span text:style-name="Source_20_Text"><text:s text:c="4"/></text:span></text:p>
      <text:p text:style-name="P7"><text:span text:style-name="Source_20_Text"><text:s text:c="4"/>// Mostrar mensaje de activación</text:span></text:p>
      <text:p text:style-name="P7"><text:span text:style-name="Source_20_Text"><text:s text:c="4"/>Serial.println("🎵 ¡OBJETO DETECTADO! Reproduciendo Star Wars...");</text:span></text:p>
      <text:p text:style-name="P7"><text:span text:style-name="Source_20_Text"><text:s text:c="4"/>Serial.println("───────────────────────────────────────────────");</text:span></text:p>
      <text:p text:style-name="P7"><text:span text:style-name="Source_20_Text"><text:s text:c="4"/></text:span></text:p>
      <text:p text:style-name="P7"><text:span text:style-name="Source_20_Text"><text:s text:c="4"/>// Reproducir la melodía de Star Wars</text:span></text:p>
      <text:p text:style-name="P7"><text:span text:style-name="Source_20_Text"><text:s text:c="4"/>tocarStarWars();</text:span></text:p>
      <text:p text:style-name="P7"><text:span text:style-name="Source_20_Text"><text:s text:c="4"/></text:span></text:p>
      <text:p text:style-name="P7"><text:span text:style-name="Source_20_Text"><text:s text:c="4"/>// Esperar un momento antes de volver a detectar</text:span></text:p>
      <text:p text:style-name="P7"><text:span text:style-name="Source_20_Text"><text:s text:c="4"/>delay(500);</text:span></text:p>
      <text:p text:style-name="P7"><text:span text:style-name="Source_20_Text"><text:s text:c="4"/></text:span></text:p>
      <text:p text:style-name="P7"><text:span text:style-name="Source_20_Text"><text:s text:c="2"/>} else {</text:span></text:p>
      <text:p text:style-name="P7"><text:span text:style-name="Source_20_Text"><text:s text:c="4"/>// No hay objeto cerca, apagar LED</text:span></text:p>
      <text:p text:style-name="P7"><text:span text:style-name="Source_20_Text"><text:s text:c="4"/>digitalWrite(PIN_LED, LOW);</text:span></text:p>
      <text:p text:style-name="P7"><text:span text:style-name="Source_20_Text"><text:s text:c="2"/>}</text:span></text:p>
      <text:p text:style-name="P7"><text:span text:style-name="Source_20_Text"><text:s text:c="2"/></text:span></text:p>
      <text:p text:style-name="P7"><text:span text:style-name="Source_20_Text"><text:s text:c="2"/>// Pequeña pausa entre mediciones</text:span></text:p>
      <text:p text:style-name="P7"><text:span text:style-name="Source_20_Text"><text:s text:c="2"/>delay(100);</text:span></text:p>
      <text:p text:style-name="P7"><text:span text:style-name="Source_20_Text">}</text:span></text:p>
      <text:p text:style-name="P7"/>
      <text:p text:style-name="P7"/>
      <text:p text:style-name="P7"><text:span text:style-name="Source_20_Text">// ═══════════════════════════════════════════════════════════════════════════</text:span></text:p>
      <text:p text:style-name="P7"><text:span text:style-name="Source_20_Text">// SECCIÓN 8: FUNCIÓN PARA MEDIR DISTANCIA</text:span></text:p>
      <text:p text:style-name="P7"><text:span text:style-name="Source_20_Text">// ═══════════════════════════════════════════════════════════════════════════</text:span></text:p>
      <text:p text:style-name="P7"><text:span text:style-name="Source_20_Text">/*</text:span></text:p>
      <text:p text:style-name="P7"><text:span text:style-name="Source_20_Text"><text:s/>* Esta función implementa el proceso de medición del sensor HC-SR04:</text:span></text:p>
      <text:p text:style-name="P7"><text:span text:style-name="Source_20_Text"><text:s/>* </text:span></text:p>
      <text:p text:style-name="P7"><text:span text:style-name="Source_20_Text"><text:s/>* 1. Envía un pulso ultrasónico</text:span></text:p>
      <text:p text:style-name="P7"><text:span text:style-name="Source_20_Text"><text:s/>* 2. Mide el tiempo que tarda en regresar el eco</text:span></text:p>
      <text:p text:style-name="P7"><text:span text:style-name="Source_20_Text"><text:s/>* 3. Calcula la distancia basándose en la velocidad del sonido</text:span></text:p>
      <text:p text:style-name="P7"><text:span text:style-name="Source_20_Text"><text:s/>* </text:span></text:p>
      <text:p text:style-name="P7"><text:soft-page-break/><text:span text:style-name="Source_20_Text"><text:s/>* Retorna: La distancia en centímetros (int)</text:span></text:p>
      <text:p text:style-name="P7"><text:span text:style-name="Source_20_Text"><text:s/>*/</text:span></text:p>
      <text:p text:style-name="P7"/>
      <text:p text:style-name="P7"><text:span text:style-name="Source_20_Text">int medirDistancia() {</text:span></text:p>
      <text:p text:style-name="P7"><text:span text:style-name="Source_20_Text"><text:s text:c="2"/></text:span></text:p>
      <text:p text:style-name="P7"><text:span text:style-name="Source_20_Text"><text:s text:c="2"/>// PASO 1: Asegurar que TRIG esté en LOW</text:span></text:p>
      <text:p text:style-name="P7"><text:span text:style-name="Source_20_Text"><text:s text:c="2"/>// Esto "limpia" el pin antes de enviar el pulso</text:span></text:p>
      <text:p text:style-name="P7"><text:span text:style-name="Source_20_Text"><text:s text:c="2"/>digitalWrite(PIN_TRIG, LOW);</text:span></text:p>
      <text:p text:style-name="P7"><text:span text:style-name="Source_20_Text"><text:s text:c="2"/>delayMicroseconds(2); <text:s/>// Esperar 2 microsegundos</text:span></text:p>
      <text:p text:style-name="P7"><text:span text:style-name="Source_20_Text"><text:s text:c="2"/></text:span></text:p>
      <text:p text:style-name="P7"><text:span text:style-name="Source_20_Text"><text:s text:c="2"/>// PASO 2: Enviar pulso de 10 microsegundos</text:span></text:p>
      <text:p text:style-name="P7"><text:span text:style-name="Source_20_Text"><text:s text:c="2"/>// Este pulso activa el emisor ultrasónico del sensor</text:span></text:p>
      <text:p text:style-name="P7"><text:span text:style-name="Source_20_Text"><text:s text:c="2"/>digitalWrite(PIN_TRIG, HIGH);</text:span></text:p>
      <text:p text:style-name="P7"><text:span text:style-name="Source_20_Text"><text:s text:c="2"/>delayMicroseconds(10); <text:s/>// Mantener HIGH por 10 µs</text:span></text:p>
      <text:p text:style-name="P7"><text:span text:style-name="Source_20_Text"><text:s text:c="2"/>digitalWrite(PIN_TRIG, LOW);</text:span></text:p>
      <text:p text:style-name="P7"><text:span text:style-name="Source_20_Text"><text:s text:c="2"/></text:span></text:p>
      <text:p text:style-name="P7"><text:span text:style-name="Source_20_Text"><text:s text:c="2"/>// PASO 3: Leer la duración del pulso de respuesta en ECHO</text:span></text:p>
      <text:p text:style-name="P7"><text:span text:style-name="Source_20_Text"><text:s text:c="2"/>// pulseIn() mide cuánto tiempo está el pin en HIGH</text:span></text:p>
      <text:p text:style-name="P7"><text:span text:style-name="Source_20_Text"><text:s text:c="2"/>// El timeout de 30000 µs previene bloqueos si no hay eco</text:span></text:p>
      <text:p text:style-name="P7"><text:span text:style-name="Source_20_Text"><text:s text:c="2"/>duracion = pulseIn(PIN_ECHO, HIGH, 30000);</text:span></text:p>
      <text:p text:style-name="P7"><text:span text:style-name="Source_20_Text"><text:s text:c="2"/></text:span></text:p>
      <text:p text:style-name="P7"><text:span text:style-name="Source_20_Text"><text:s text:c="2"/>// PASO 4: Calcular la distancia</text:span></text:p>
      <text:p text:style-name="P7"><text:span text:style-name="Source_20_Text"><text:s text:c="2"/>// Fórmula: distancia = (tiempo * velocidad del sonido) / 2</text:span></text:p>
      <text:p text:style-name="P7"><text:span text:style-name="Source_20_Text"><text:s text:c="2"/>// Velocidad del sonido = 343 m/s = 0.0343 cm/µs</text:span></text:p>
      <text:p text:style-name="P7"><text:span text:style-name="Source_20_Text"><text:s text:c="2"/>// Se divide entre 2 porque el sonido viaja ida y vuelta</text:span></text:p>
      <text:p text:style-name="P7"><text:span text:style-name="Source_20_Text"><text:s text:c="2"/></text:span></text:p>
      <text:p text:style-name="P7"><text:span text:style-name="Source_20_Text"><text:s text:c="2"/>int dist = (duracion * 0.0343) / 2;</text:span></text:p>
      <text:p text:style-name="P7"><text:span text:style-name="Source_20_Text"><text:s text:c="2"/></text:span></text:p>
      <text:p text:style-name="P7"><text:span text:style-name="Source_20_Text"><text:s text:c="2"/>// Validar el resultado</text:span></text:p>
      <text:p text:style-name="P7"><text:span text:style-name="Source_20_Text"><text:s text:c="2"/>if (dist &lt;= 0 || dist &gt; DISTANCIA_MAXIMA) {</text:span></text:p>
      <text:p text:style-name="P7"><text:span text:style-name="Source_20_Text"><text:s text:c="4"/>return 999; <text:s/>// Valor que indica "fuera de rango"</text:span></text:p>
      <text:p text:style-name="P7"><text:span text:style-name="Source_20_Text"><text:s text:c="2"/>}</text:span></text:p>
      <text:p text:style-name="P7"><text:span text:style-name="Source_20_Text"><text:s text:c="2"/></text:span></text:p>
      <text:p text:style-name="P7"><text:span text:style-name="Source_20_Text"><text:s text:c="2"/>return dist;</text:span></text:p>
      <text:p text:style-name="P7"><text:span text:style-name="Source_20_Text">}</text:span></text:p>
      <text:p text:style-name="P7"/>
      <text:p text:style-name="P7"/>
      <text:p text:style-name="P7"><text:span text:style-name="Source_20_Text">// ═══════════════════════════════════════════════════════════════════════════</text:span></text:p>
      <text:p text:style-name="P7"><text:span text:style-name="Source_20_Text">// SECCIÓN 9: FUNCIÓN PARA REPRODUCIR STAR WARS</text:span></text:p>
      <text:p text:style-name="P7"><text:span text:style-name="Source_20_Text">// ═══════════════════════════════════════════════════════════════════════════</text:span></text:p>
      <text:p text:style-name="P7"><text:span text:style-name="Source_20_Text">/*</text:span></text:p>
      <text:p text:style-name="P7"><text:span text:style-name="Source_20_Text"><text:s/>* Esta función reproduce el tema principal de Star Wars</text:span></text:p>
      <text:p text:style-name="P7"><text:span text:style-name="Source_20_Text"><text:s/>* usando la función tone() de Arduino</text:span></text:p>
      <text:p text:style-name="P7"><text:span text:style-name="Source_20_Text"><text:s/>* </text:span></text:p>
      <text:p text:style-name="P7"><text:span text:style-name="Source_20_Text"><text:s/>* Recorre el array de melodía y toca cada nota con su duración</text:span></text:p>
      <text:p text:style-name="P7"><text:span text:style-name="Source_20_Text"><text:s/>*/</text:span></text:p>
      <text:p text:style-name="P7"/>
      <text:p text:style-name="P7"><text:span text:style-name="Source_20_Text">void tocarStarWars() {</text:span></text:p>
      <text:p text:style-name="P7"><text:span text:style-name="Source_20_Text"><text:s text:c="2"/></text:span></text:p>
      <text:p text:style-name="P7"><text:span text:style-name="Source_20_Text"><text:s text:c="2"/>int divider = 0;</text:span></text:p>
      <text:p text:style-name="P7"><text:span text:style-name="Source_20_Text"><text:s text:c="2"/>int noteDuration = 0;</text:span></text:p>
      <text:p text:style-name="P7"><text:span text:style-name="Source_20_Text"><text:s text:c="2"/></text:span></text:p>
      <text:p text:style-name="P7"><text:span text:style-name="Source_20_Text"><text:s text:c="2"/>// Recorrer todas las notas de la melodía</text:span></text:p>
      <text:p text:style-name="P7"><text:span text:style-name="Source_20_Text"><text:s text:c="2"/>for (int thisNote = 0; thisNote &lt; notes * 2; thisNote = thisNote + 2) {</text:span></text:p>
      <text:p text:style-name="P7"><text:span text:style-name="Source_20_Text"><text:s text:c="4"/></text:span></text:p>
      <text:p text:style-name="P7"><text:span text:style-name="Source_20_Text"><text:s text:c="4"/>// Calcular la duración de cada nota</text:span></text:p>
      <text:p text:style-name="P7"><text:span text:style-name="Source_20_Text"><text:s text:c="4"/>divider = melody[thisNote + 1];</text:span></text:p>
      <text:p text:style-name="P7"><text:span text:style-name="Source_20_Text"><text:s text:c="4"/></text:span></text:p>
      <text:p text:style-name="P7"><text:span text:style-name="Source_20_Text"><text:s text:c="4"/>if (divider &gt; 0) {</text:span></text:p>
      <text:p text:style-name="P7"><text:span text:style-name="Source_20_Text"><text:s text:c="6"/>// Nota regular</text:span></text:p>
      <text:p text:style-name="P7"><text:span text:style-name="Source_20_Text"><text:s text:c="6"/>noteDuration = (wholenote) / divider;</text:span></text:p>
      <text:p text:style-name="P7"><text:span text:style-name="Source_20_Text"><text:s text:c="4"/>} else if (divider &lt; 0) {</text:span></text:p>
      <text:p text:style-name="P7"><text:span text:style-name="Source_20_Text"><text:s text:c="6"/>// Nota con puntillo (duración aumentada 50%)</text:span></text:p>
      <text:p text:style-name="P7"><text:span text:style-name="Source_20_Text"><text:s text:c="6"/>noteDuration = (wholenote) / abs(divider);</text:span></text:p>
      <text:p text:style-name="P7"><text:soft-page-break/><text:span text:style-name="Source_20_Text"><text:s text:c="6"/>noteDuration *= 1.5;</text:span></text:p>
      <text:p text:style-name="P7"><text:span text:style-name="Source_20_Text"><text:s text:c="4"/>}</text:span></text:p>
      <text:p text:style-name="P7"><text:span text:style-name="Source_20_Text"><text:s text:c="4"/></text:span></text:p>
      <text:p text:style-name="P7"><text:span text:style-name="Source_20_Text"><text:s text:c="4"/>// Reproducir la nota</text:span></text:p>
      <text:p text:style-name="P7"><text:span text:style-name="Source_20_Text"><text:s text:c="4"/>// Usamos 90% de la duración para dejar un pequeño silencio entre notas</text:span></text:p>
      <text:p text:style-name="P7"><text:span text:style-name="Source_20_Text"><text:s text:c="4"/>tone(PIN_BUZZER, melody[thisNote], noteDuration * 0.9);</text:span></text:p>
      <text:p text:style-name="P7"><text:span text:style-name="Source_20_Text"><text:s text:c="4"/></text:span></text:p>
      <text:p text:style-name="P7"><text:span text:style-name="Source_20_Text"><text:s text:c="4"/>// Esperar la duración de la nota</text:span></text:p>
      <text:p text:style-name="P7"><text:span text:style-name="Source_20_Text"><text:s text:c="4"/>delay(noteDuration);</text:span></text:p>
      <text:p text:style-name="P7"><text:span text:style-name="Source_20_Text"><text:s text:c="4"/></text:span></text:p>
      <text:p text:style-name="P7"><text:span text:style-name="Source_20_Text"><text:s text:c="4"/>// Detener el tono</text:span></text:p>
      <text:p text:style-name="P7"><text:span text:style-name="Source_20_Text"><text:s text:c="4"/>noTone(PIN_BUZZER);</text:span></text:p>
      <text:p text:style-name="P7"><text:span text:style-name="Source_20_Text"><text:s text:c="2"/>}</text:span></text:p>
      <text:p text:style-name="P7"><text:span text:style-name="Source_20_Text">}</text:span></text:p>
      <text:p text:style-name="P7"/>
      <text:p text:style-name="P7"/>
      <text:p text:style-name="P7"><text:span text:style-name="Source_20_Text">// ═══════════════════════════════════════════════════════════════════════════</text:span></text:p>
      <text:p text:style-name="P7"><text:span text:style-name="Source_20_Text">// FIN DEL PROGRAMA</text:span></text:p>
      <text:p text:style-name="P8"><text:span text:style-name="Source_20_Text">// ═══════════════════════════════════════════════════════════════════════════</text:span></text:p>
      <text:p text:style-name="Horizontal_20_Line"/>
      <text:h text:style-name="P5" text:outline-level="3">📋 PASO 4: Instrucciones para Cargar el Código</text:h>
      <text:p text:style-name="P8">text</text:p>
      <text:p text:style-name="P7"><text:span text:style-name="Source_20_Text">═══════════════════════════════════════════════════════════════════════</text:span></text:p>
      <text:p text:style-name="P7"><text:span text:style-name="Source_20_Text">PROCEDIMIENTO DE CARGA EN ARDUINO MEGA</text:span></text:p>
      <text:p text:style-name="P7"><text:span text:style-name="Source_20_Text">═══════════════════════════════════════════════════════════════════════</text:span></text:p>
      <text:p text:style-name="P7"/>
      <text:p text:style-name="P7"><text:span text:style-name="Source_20_Text">1. CONECTAR EL ARDUINO</text:span></text:p>
      <text:p text:style-name="P7"><text:span text:style-name="Source_20_Text"><text:s text:c="3"/>• Conecta el Arduino MEGA al PC con el cable USB</text:span></text:p>
      <text:p text:style-name="P7"><text:span text:style-name="Source_20_Text"><text:s text:c="3"/>• El LED de encendido debe encenderse</text:span></text:p>
      <text:p text:style-name="P7"/>
      <text:p text:style-name="P7"><text:span text:style-name="Source_20_Text">2. ABRIR ARDUINO IDE</text:span></text:p>
      <text:p text:style-name="P7"><text:span text:style-name="Source_20_Text"><text:s text:c="3"/>• Abre el programa Arduino IDE</text:span></text:p>
      <text:p text:style-name="P7"><text:span text:style-name="Source_20_Text"><text:s text:c="3"/>• Crea un nuevo sketch (Archivo → Nuevo)</text:span></text:p>
      <text:p text:style-name="P7"/>
      <text:p text:style-name="P7"><text:span text:style-name="Source_20_Text">3. COPIAR EL CÓDIGO</text:span></text:p>
      <text:p text:style-name="P7"><text:span text:style-name="Source_20_Text"><text:s text:c="3"/>• Selecciona todo el código de arriba</text:span></text:p>
      <text:p text:style-name="P7"><text:span text:style-name="Source_20_Text"><text:s text:c="3"/>• Pégalo en el Arduino IDE</text:span></text:p>
      <text:p text:style-name="P7"/>
      <text:p text:style-name="P7"><text:span text:style-name="Source_20_Text">4. CONFIGURAR LA PLACA</text:span></text:p>
      <text:p text:style-name="P7"><text:span text:style-name="Source_20_Text"><text:s text:c="3"/></text:span></text:p>
      <text:p text:style-name="P7"><text:span text:style-name="Source_20_Text"><text:s text:c="3"/>Ve a: Herramientas → Placa → Arduino AVR Boards → Arduino Mega or Mega 2560</text:span></text:p>
      <text:p text:style-name="P7"><text:span text:style-name="Source_20_Text"><text:s text:c="3"/></text:span></text:p>
      <text:p text:style-name="P7"><text:span text:style-name="Source_20_Text"><text:s text:c="3"/>┌─────────────────────────────────────────────┐</text:span></text:p>
      <text:p text:style-name="P7"><text:span text:style-name="Source_20_Text"><text:s text:c="3"/>│ <text:s/>Herramientas <text:s text:c="30"/>│</text:span></text:p>
      <text:p text:style-name="P7"><text:span text:style-name="Source_20_Text"><text:s text:c="3"/>│ <text:s/>├── Placa: "Arduino Mega or Mega 2560" ◄──┤ Seleccionar</text:span></text:p>
      <text:p text:style-name="P7"><text:span text:style-name="Source_20_Text"><text:s text:c="3"/>│ <text:s/>├── Procesador: "ATmega2560 (Mega 2560)" <text:s/>│</text:span></text:p>
      <text:p text:style-name="P7"><text:span text:style-name="Source_20_Text"><text:s text:c="3"/>│ <text:s/>└── Puerto: "COM3" (o el que corresponda) │</text:span></text:p>
      <text:p text:style-name="P7"><text:span text:style-name="Source_20_Text"><text:s text:c="3"/>└─────────────────────────────────────────────┘</text:span></text:p>
      <text:p text:style-name="P7"/>
      <text:p text:style-name="P7"><text:span text:style-name="Source_20_Text">5. SELECCIONAR EL PUERTO</text:span></text:p>
      <text:p text:style-name="P7"><text:span text:style-name="Source_20_Text"><text:s text:c="3"/>• Ve a: Herramientas → Puerto</text:span></text:p>
      <text:p text:style-name="P7"><text:span text:style-name="Source_20_Text"><text:s text:c="3"/>• Selecciona el puerto COM donde está conectado el Arduino</text:span></text:p>
      <text:p text:style-name="P7"><text:span text:style-name="Source_20_Text"><text:s text:c="3"/>• En Windows: COM3, COM4, etc.</text:span></text:p>
      <text:p text:style-name="P7"><text:span text:style-name="Source_20_Text"><text:s text:c="3"/>• En Mac: /dev/cu.usbmodem...</text:span></text:p>
      <text:p text:style-name="P7"><text:span text:style-name="Source_20_Text"><text:s text:c="3"/>• En Linux: /dev/ttyACM0 o /dev/ttyUSB0</text:span></text:p>
      <text:p text:style-name="P7"/>
      <text:p text:style-name="P7"><text:span text:style-name="Source_20_Text">6. VERIFICAR EL CÓDIGO</text:span></text:p>
      <text:p text:style-name="P7"><text:span text:style-name="Source_20_Text"><text:s text:c="3"/>• Haz clic en el botón ✓ (Verificar)</text:span></text:p>
      <text:p text:style-name="P7"><text:span text:style-name="Source_20_Text"><text:s text:c="3"/>• Espera a que aparezca "Compilación completada"</text:span></text:p>
      <text:p text:style-name="P7"><text:soft-page-break/><text:span text:style-name="Source_20_Text"><text:s text:c="3"/>• Si hay errores, revisa que copiaste todo el código</text:span></text:p>
      <text:p text:style-name="P7"/>
      <text:p text:style-name="P7"><text:span text:style-name="Source_20_Text">7. SUBIR EL CÓDIGO</text:span></text:p>
      <text:p text:style-name="P7"><text:span text:style-name="Source_20_Text"><text:s text:c="3"/>• Haz clic en el botón → (Subir)</text:span></text:p>
      <text:p text:style-name="P7"><text:span text:style-name="Source_20_Text"><text:s text:c="3"/>• Verás los LEDs TX/RX parpadear</text:span></text:p>
      <text:p text:style-name="P7"><text:span text:style-name="Source_20_Text"><text:s text:c="3"/>• Espera el mensaje "Subido" o "Done uploading"</text:span></text:p>
      <text:p text:style-name="P7"/>
      <text:p text:style-name="P7"><text:span text:style-name="Source_20_Text">8. PROBAR EL PROYECTO</text:span></text:p>
      <text:p text:style-name="P7"><text:span text:style-name="Source_20_Text"><text:s text:c="3"/>• Abre el Monitor Serial: Herramientas → Monitor Serial</text:span></text:p>
      <text:p text:style-name="P7"><text:span text:style-name="Source_20_Text"><text:s text:c="3"/>• Configúralo a 9600 baudios</text:span></text:p>
      <text:p text:style-name="P7"><text:span text:style-name="Source_20_Text"><text:s text:c="3"/>• Acerca tu mano al sensor</text:span></text:p>
      <text:p text:style-name="P8"><text:span text:style-name="Source_20_Text"><text:s text:c="3"/>• ¡Cuando esté a menos de 4 cm, sonará Star Wars!</text:span></text:p>
      <text:p text:style-name="Horizontal_20_Line"/>
      <text:h text:style-name="P5" text:outline-level="3">📋 PASO 5: Uso del Monitor Serial</text:h>
      <text:p text:style-name="P8">text</text:p>
      <text:p text:style-name="P7"><text:span text:style-name="Source_20_Text">╔═══════════════════════════════════════════════════════════════════╗</text:span></text:p>
      <text:p text:style-name="P7"><text:span text:style-name="Source_20_Text">║ <text:s text:c="21"/>MONITOR SERIAL <text:s text:c="31"/>║</text:span></text:p>
      <text:p text:style-name="P7"><text:span text:style-name="Source_20_Text">╠═══════════════════════════════════════════════════════════════════╣</text:span></text:p>
      <text:p text:style-name="P7"><text:span text:style-name="Source_20_Text">║ <text:s text:c="67"/>║</text:span></text:p>
      <text:p text:style-name="P7"><text:span text:style-name="Source_20_Text">║ <text:s/>╔═══════════════════════════════════════════════╗ <text:s text:c="15"/>║</text:span></text:p>
      <text:p text:style-name="P7"><text:span text:style-name="Source_20_Text">║ <text:s/>║ <text:s text:c="4"/>SENSOR ULTRASÓNICO + STAR WARS <text:s text:c="11"/>║ <text:s text:c="15"/>║</text:span></text:p>
      <text:p text:style-name="P7"><text:span text:style-name="Source_20_Text">║ <text:s/>║ <text:s text:c="4"/>Acerca tu mano a menos de 4 cm <text:s text:c="11"/>║ <text:s text:c="15"/>║</text:span></text:p>
      <text:p text:style-name="P7"><text:span text:style-name="Source_20_Text">║ <text:s/>╚═══════════════════════════════════════════════╝ <text:s text:c="15"/>║</text:span></text:p>
      <text:p text:style-name="P7"><text:span text:style-name="Source_20_Text">║ <text:s text:c="67"/>║</text:span></text:p>
      <text:p text:style-name="P7"><text:span text:style-name="Source_20_Text">║ <text:s/>📏 Distancia: 45 cm <text:s text:c="45"/>║</text:span></text:p>
      <text:p text:style-name="P7"><text:span text:style-name="Source_20_Text">║ <text:s/>📏 Distancia: 32 cm <text:s text:c="45"/>║</text:span></text:p>
      <text:p text:style-name="P7"><text:span text:style-name="Source_20_Text">║ <text:s/>📏 Distancia: 18 cm <text:s text:c="45"/>║</text:span></text:p>
      <text:p text:style-name="P7"><text:span text:style-name="Source_20_Text">║ <text:s/>📏 Distancia: 8 cm <text:s text:c="46"/>║</text:span></text:p>
      <text:p text:style-name="P7"><text:span text:style-name="Source_20_Text">║ <text:s/>📏 Distancia: 5 cm <text:s text:c="46"/>║</text:span></text:p>
      <text:p text:style-name="P7"><text:span text:style-name="Source_20_Text">║ <text:s/>📏 Distancia: 3 cm <text:s text:c="46"/>║</text:span></text:p>
      <text:p text:style-name="P7"><text:span text:style-name="Source_20_Text">║ <text:s/>🎵 ¡OBJETO DETECTADO! Reproduciendo Star Wars... <text:s text:c="16"/>║</text:span></text:p>
      <text:p text:style-name="P7"><text:span text:style-name="Source_20_Text">║ <text:s/>─────────────────────────────────────────────── <text:s text:c="17"/>║</text:span></text:p>
      <text:p text:style-name="P7"><text:span text:style-name="Source_20_Text">║ <text:s/>📏 Distancia: 3 cm <text:s text:c="46"/>║</text:span></text:p>
      <text:p text:style-name="P7"><text:span text:style-name="Source_20_Text">║ <text:s/>📏 Distancia: 4 cm <text:s text:c="46"/>║</text:span></text:p>
      <text:p text:style-name="P7"><text:span text:style-name="Source_20_Text">║ <text:s/>📏 Distancia: 12 cm <text:s text:c="45"/>║</text:span></text:p>
      <text:p text:style-name="P7"><text:span text:style-name="Source_20_Text">║ <text:s/>📏 Distancia: 25 cm <text:s text:c="45"/>║</text:span></text:p>
      <text:p text:style-name="P7"><text:span text:style-name="Source_20_Text">║ <text:s text:c="67"/>║</text:span></text:p>
      <text:p text:style-name="P8"><text:span text:style-name="Source_20_Text">╚═══════════════════════════════════════════════════════════════════╝</text:span></text:p>
      <text:p text:style-name="Horizontal_20_Line"/>
      <text:h text:style-name="P5" text:outline-level="3">🔧 CÓDIGO ALTERNATIVO: Versión Simplificada</text:h>
      <text:p text:style-name="P12">Si prefieres una versión más corta con solo el tema más reconocible:</text:p>
      <text:p text:style-name="P8">C++</text:p>
      <text:p text:style-name="P7"><text:span text:style-name="Source_20_Text">/*</text:span></text:p>
      <text:p text:style-name="P7"><text:span text:style-name="Source_20_Text"><text:s/>* VERSIÓN SIMPLIFICADA - Solo el inicio del tema de Star Wars</text:span></text:p>
      <text:p text:style-name="P7"><text:span text:style-name="Source_20_Text"><text:s/>*/</text:span></text:p>
      <text:p text:style-name="P7"/>
      <text:p text:style-name="P7"><text:span text:style-name="Source_20_Text">#define PIN_TRIG <text:s text:c="3"/>7</text:span></text:p>
      <text:p text:style-name="P7"><text:span text:style-name="Source_20_Text">#define PIN_ECHO <text:s text:c="3"/>6</text:span></text:p>
      <text:p text:style-name="P7"><text:span text:style-name="Source_20_Text">#define PIN_BUZZER <text:s/>9</text:span></text:p>
      <text:p text:style-name="P7"><text:span text:style-name="Source_20_Text">#define PIN_LED <text:s text:c="4"/>13</text:span></text:p>
      <text:p text:style-name="P7"><text:span text:style-name="Source_20_Text">#define DISTANCIA_ACTIVACION 4</text:span></text:p>
      <text:p text:style-name="P7"/>
      <text:p text:style-name="P7"><text:span text:style-name="Source_20_Text">// Notas necesarias</text:span></text:p>
      <text:p text:style-name="P7"><text:soft-page-break/><text:span text:style-name="Source_20_Text">#define NOTE_A4 <text:s/>440</text:span></text:p>
      <text:p text:style-name="P7"><text:span text:style-name="Source_20_Text">#define NOTE_F5 <text:s/>698</text:span></text:p>
      <text:p text:style-name="P7"><text:span text:style-name="Source_20_Text">#define NOTE_C5 <text:s/>523</text:span></text:p>
      <text:p text:style-name="P7"><text:span text:style-name="Source_20_Text">#define NOTE_G5 <text:s/>784</text:span></text:p>
      <text:p text:style-name="P7"><text:span text:style-name="Source_20_Text">#define NOTE_E5 <text:s/>659</text:span></text:p>
      <text:p text:style-name="P7"><text:span text:style-name="Source_20_Text">#define NOTE_AS4 466</text:span></text:p>
      <text:p text:style-name="P7"><text:span text:style-name="Source_20_Text">#define NOTE_A5 <text:s/>880</text:span></text:p>
      <text:p text:style-name="P7"/>
      <text:p text:style-name="P7"><text:span text:style-name="Source_20_Text">void setup() {</text:span></text:p>
      <text:p text:style-name="P7"><text:span text:style-name="Source_20_Text"><text:s text:c="2"/>pinMode(PIN_TRIG, OUTPUT);</text:span></text:p>
      <text:p text:style-name="P7"><text:span text:style-name="Source_20_Text"><text:s text:c="2"/>pinMode(PIN_ECHO, INPUT);</text:span></text:p>
      <text:p text:style-name="P7"><text:span text:style-name="Source_20_Text"><text:s text:c="2"/>pinMode(PIN_BUZZER, OUTPUT);</text:span></text:p>
      <text:p text:style-name="P7"><text:span text:style-name="Source_20_Text"><text:s text:c="2"/>pinMode(PIN_LED, OUTPUT);</text:span></text:p>
      <text:p text:style-name="P7"><text:span text:style-name="Source_20_Text"><text:s text:c="2"/>Serial.begin(9600);</text:span></text:p>
      <text:p text:style-name="P7"><text:span text:style-name="Source_20_Text"><text:s text:c="2"/>Serial.println("Star Wars Sensor - Listo!");</text:span></text:p>
      <text:p text:style-name="P7"><text:span text:style-name="Source_20_Text">}</text:span></text:p>
      <text:p text:style-name="P7"/>
      <text:p text:style-name="P7"><text:span text:style-name="Source_20_Text">void loop() {</text:span></text:p>
      <text:p text:style-name="P7"><text:span text:style-name="Source_20_Text"><text:s text:c="2"/>int distancia = medirDistancia();</text:span></text:p>
      <text:p text:style-name="P7"><text:span text:style-name="Source_20_Text"><text:s text:c="2"/></text:span></text:p>
      <text:p text:style-name="P7"><text:span text:style-name="Source_20_Text"><text:s text:c="2"/>Serial.print("Distancia: ");</text:span></text:p>
      <text:p text:style-name="P7"><text:span text:style-name="Source_20_Text"><text:s text:c="2"/>Serial.print(distancia);</text:span></text:p>
      <text:p text:style-name="P7"><text:span text:style-name="Source_20_Text"><text:s text:c="2"/>Serial.println(" cm");</text:span></text:p>
      <text:p text:style-name="P7"><text:span text:style-name="Source_20_Text"><text:s text:c="2"/></text:span></text:p>
      <text:p text:style-name="P7"><text:span text:style-name="Source_20_Text"><text:s text:c="2"/>if (distancia &gt; 0 &amp;&amp; distancia &lt;= DISTANCIA_ACTIVACION) {</text:span></text:p>
      <text:p text:style-name="P7"><text:span text:style-name="Source_20_Text"><text:s text:c="4"/>digitalWrite(PIN_LED, HIGH);</text:span></text:p>
      <text:p text:style-name="P7"><text:span text:style-name="Source_20_Text"><text:s text:c="4"/>Serial.println("&gt;&gt;&gt; ACTIVADO! Reproduciendo melodía...");</text:span></text:p>
      <text:p text:style-name="P7"><text:span text:style-name="Source_20_Text"><text:s text:c="4"/>tocarMelodia();</text:span></text:p>
      <text:p text:style-name="P7"><text:span text:style-name="Source_20_Text"><text:s text:c="4"/>delay(1000);</text:span></text:p>
      <text:p text:style-name="P7"><text:span text:style-name="Source_20_Text"><text:s text:c="2"/>} else {</text:span></text:p>
      <text:p text:style-name="P7"><text:span text:style-name="Source_20_Text"><text:s text:c="4"/>digitalWrite(PIN_LED, LOW);</text:span></text:p>
      <text:p text:style-name="P7"><text:span text:style-name="Source_20_Text"><text:s text:c="2"/>}</text:span></text:p>
      <text:p text:style-name="P7"><text:span text:style-name="Source_20_Text"><text:s text:c="2"/></text:span></text:p>
      <text:p text:style-name="P7"><text:span text:style-name="Source_20_Text"><text:s text:c="2"/>delay(100);</text:span></text:p>
      <text:p text:style-name="P7"><text:span text:style-name="Source_20_Text">}</text:span></text:p>
      <text:p text:style-name="P7"/>
      <text:p text:style-name="P7"><text:span text:style-name="Source_20_Text">int medirDistancia() {</text:span></text:p>
      <text:p text:style-name="P7"><text:span text:style-name="Source_20_Text"><text:s text:c="2"/>digitalWrite(PIN_TRIG, LOW);</text:span></text:p>
      <text:p text:style-name="P7"><text:span text:style-name="Source_20_Text"><text:s text:c="2"/>delayMicroseconds(2);</text:span></text:p>
      <text:p text:style-name="P7"><text:span text:style-name="Source_20_Text"><text:s text:c="2"/>digitalWrite(PIN_TRIG, HIGH);</text:span></text:p>
      <text:p text:style-name="P7"><text:span text:style-name="Source_20_Text"><text:s text:c="2"/>delayMicroseconds(10);</text:span></text:p>
      <text:p text:style-name="P7"><text:span text:style-name="Source_20_Text"><text:s text:c="2"/>digitalWrite(PIN_TRIG, LOW);</text:span></text:p>
      <text:p text:style-name="P7"><text:span text:style-name="Source_20_Text"><text:s text:c="2"/></text:span></text:p>
      <text:p text:style-name="P7"><text:span text:style-name="Source_20_Text"><text:s text:c="2"/>long duracion = pulseIn(PIN_ECHO, HIGH, 30000);</text:span></text:p>
      <text:p text:style-name="P7"><text:span text:style-name="Source_20_Text"><text:s text:c="2"/>int dist = (duracion * 0.0343) / 2;</text:span></text:p>
      <text:p text:style-name="P7"><text:span text:style-name="Source_20_Text"><text:s text:c="2"/></text:span></text:p>
      <text:p text:style-name="P7"><text:span text:style-name="Source_20_Text"><text:s text:c="2"/>return (dist &gt; 0 &amp;&amp; dist &lt; 400) ? dist : 999;</text:span></text:p>
      <text:p text:style-name="P7"><text:span text:style-name="Source_20_Text">}</text:span></text:p>
      <text:p text:style-name="P7"/>
      <text:p text:style-name="P7"><text:span text:style-name="Source_20_Text">void tocarMelodia() {</text:span></text:p>
      <text:p text:style-name="P7"><text:span text:style-name="Source_20_Text"><text:s text:c="2"/>// Fanfarria inicial de Star Wars (muy reconocible)</text:span></text:p>
      <text:p text:style-name="P7"><text:span text:style-name="Source_20_Text"><text:s text:c="2"/></text:span></text:p>
      <text:p text:style-name="P7"><text:span text:style-name="Source_20_Text"><text:s text:c="2"/>// "Bum bum bum..."</text:span></text:p>
      <text:p text:style-name="P7"><text:span text:style-name="Source_20_Text"><text:s text:c="2"/>nota(NOTE_A4, 500);</text:span></text:p>
      <text:p text:style-name="P7"><text:span text:style-name="Source_20_Text"><text:s text:c="2"/>nota(NOTE_A4, 500);</text:span></text:p>
      <text:p text:style-name="P7"><text:span text:style-name="Source_20_Text"><text:s text:c="2"/>nota(NOTE_A4, 500);</text:span></text:p>
      <text:p text:style-name="P7"><text:span text:style-name="Source_20_Text"><text:s text:c="2"/></text:span></text:p>
      <text:p text:style-name="P7"><text:span text:style-name="Source_20_Text"><text:s text:c="2"/>// "Buuuum bum"</text:span></text:p>
      <text:p text:style-name="P7"><text:span text:style-name="Source_20_Text"><text:s text:c="2"/>nota(NOTE_F5, 350);</text:span></text:p>
      <text:p text:style-name="P7"><text:span text:style-name="Source_20_Text"><text:s text:c="2"/>nota(NOTE_C5, 150);</text:span></text:p>
      <text:p text:style-name="P7"><text:span text:style-name="Source_20_Text"><text:s text:c="2"/></text:span></text:p>
      <text:p text:style-name="P7"><text:span text:style-name="Source_20_Text"><text:s text:c="2"/>// "Buuum"</text:span></text:p>
      <text:p text:style-name="P7"><text:span text:style-name="Source_20_Text"><text:s text:c="2"/>nota(NOTE_A4, 500);</text:span></text:p>
      <text:p text:style-name="P7"><text:span text:style-name="Source_20_Text"><text:s text:c="2"/></text:span></text:p>
      <text:p text:style-name="P7"><text:soft-page-break/><text:span text:style-name="Source_20_Text"><text:s text:c="2"/>// "Buuum bum"</text:span></text:p>
      <text:p text:style-name="P7"><text:span text:style-name="Source_20_Text"><text:s text:c="2"/>nota(NOTE_F5, 350);</text:span></text:p>
      <text:p text:style-name="P7"><text:span text:style-name="Source_20_Text"><text:s text:c="2"/>nota(NOTE_C5, 150);</text:span></text:p>
      <text:p text:style-name="P7"><text:span text:style-name="Source_20_Text"><text:s text:c="2"/></text:span></text:p>
      <text:p text:style-name="P7"><text:span text:style-name="Source_20_Text"><text:s text:c="2"/>// "Buuuuuuum"</text:span></text:p>
      <text:p text:style-name="P7"><text:span text:style-name="Source_20_Text"><text:s text:c="2"/>nota(NOTE_A4, 1000);</text:span></text:p>
      <text:p text:style-name="P7"><text:span text:style-name="Source_20_Text"><text:s text:c="2"/></text:span></text:p>
      <text:p text:style-name="P7"><text:span text:style-name="Source_20_Text"><text:s text:c="2"/>delay(200);</text:span></text:p>
      <text:p text:style-name="P7"><text:span text:style-name="Source_20_Text"><text:s text:c="2"/></text:span></text:p>
      <text:p text:style-name="P7"><text:span text:style-name="Source_20_Text"><text:s text:c="2"/>// Segunda parte</text:span></text:p>
      <text:p text:style-name="P7"><text:span text:style-name="Source_20_Text"><text:s text:c="2"/>nota(NOTE_E5, 500);</text:span></text:p>
      <text:p text:style-name="P7"><text:span text:style-name="Source_20_Text"><text:s text:c="2"/>nota(NOTE_E5, 500);</text:span></text:p>
      <text:p text:style-name="P7"><text:span text:style-name="Source_20_Text"><text:s text:c="2"/>nota(NOTE_E5, 500);</text:span></text:p>
      <text:p text:style-name="P7"><text:span text:style-name="Source_20_Text"><text:s text:c="2"/></text:span></text:p>
      <text:p text:style-name="P7"><text:span text:style-name="Source_20_Text"><text:s text:c="2"/>nota(NOTE_F5, 350);</text:span></text:p>
      <text:p text:style-name="P7"><text:span text:style-name="Source_20_Text"><text:s text:c="2"/>nota(NOTE_C5, 150);</text:span></text:p>
      <text:p text:style-name="P7"><text:span text:style-name="Source_20_Text"><text:s text:c="2"/></text:span></text:p>
      <text:p text:style-name="P7"><text:span text:style-name="Source_20_Text"><text:s text:c="2"/>nota(NOTE_G5, 500);</text:span></text:p>
      <text:p text:style-name="P7"><text:span text:style-name="Source_20_Text"><text:s text:c="2"/></text:span></text:p>
      <text:p text:style-name="P7"><text:span text:style-name="Source_20_Text"><text:s text:c="2"/>nota(NOTE_F5, 350);</text:span></text:p>
      <text:p text:style-name="P7"><text:span text:style-name="Source_20_Text"><text:s text:c="2"/>nota(NOTE_C5, 150);</text:span></text:p>
      <text:p text:style-name="P7"><text:span text:style-name="Source_20_Text"><text:s text:c="2"/></text:span></text:p>
      <text:p text:style-name="P7"><text:span text:style-name="Source_20_Text"><text:s text:c="2"/>nota(NOTE_A4, 1000);</text:span></text:p>
      <text:p text:style-name="P7"><text:span text:style-name="Source_20_Text">}</text:span></text:p>
      <text:p text:style-name="P7"/>
      <text:p text:style-name="P7"><text:span text:style-name="Source_20_Text">void nota(int frecuencia, int duracion) {</text:span></text:p>
      <text:p text:style-name="P7"><text:span text:style-name="Source_20_Text"><text:s text:c="2"/>tone(PIN_BUZZER, frecuencia, duracion);</text:span></text:p>
      <text:p text:style-name="P7"><text:span text:style-name="Source_20_Text"><text:s text:c="2"/>delay(duracion + 50); <text:s/>// Pequeña pausa entre notas</text:span></text:p>
      <text:p text:style-name="P7"><text:span text:style-name="Source_20_Text"><text:s text:c="2"/>noTone(PIN_BUZZER);</text:span></text:p>
      <text:p text:style-name="P8"><text:span text:style-name="Source_20_Text">}</text:span></text:p>
      <text:p text:style-name="Horizontal_20_Line"/>
      <text:h text:style-name="P5" text:outline-level="3">🔧 Solución de Problemas</text:h>
      <text:p text:style-name="P8">text</text:p>
      <text:p text:style-name="P7"><text:span text:style-name="Source_20_Text">┌─────────────────────────────────────────────────────────────────────────┐</text:span></text:p>
      <text:p text:style-name="P7"><text:span text:style-name="Source_20_Text">│ <text:s text:c="19"/>SOLUCIÓN DE PROBLEMAS COMUNES <text:s text:c="23"/>│</text:span></text:p>
      <text:p text:style-name="P7"><text:span text:style-name="Source_20_Text">├─────────────────────────────────────────────────────────────────────────┤</text:span></text:p>
      <text:p text:style-name="P7"><text:span text:style-name="Source_20_Text">│ <text:s text:c="72"/>│</text:span></text:p>
      <text:p text:style-name="P7"><text:span text:style-name="Source_20_Text">│ <text:s/>PROBLEMA: El sensor muestra distancias incorrectas o 0 <text:s text:c="15"/>│</text:span></text:p>
      <text:p text:style-name="P7"><text:span text:style-name="Source_20_Text">│ <text:s/>───────────────────────────────────────────────────────── <text:s text:c="12"/>│</text:span></text:p>
      <text:p text:style-name="P7"><text:span text:style-name="Source_20_Text">│ <text:s/>✓ Verificar conexiones de VCC y GND del sensor <text:s text:c="23"/>│</text:span></text:p>
      <text:p text:style-name="P7"><text:span text:style-name="Source_20_Text">│ <text:s/>✓ Confirmar que TRIG está en pin de salida <text:s text:c="26"/>│</text:span></text:p>
      <text:p text:style-name="P7"><text:span text:style-name="Source_20_Text">│ <text:s/>✓ Confirmar que ECHO está en pin de entrada <text:s text:c="25"/>│</text:span></text:p>
      <text:p text:style-name="P7"><text:span text:style-name="Source_20_Text">│ <text:s/>✓ Probar con otro sensor (puede estar defectuoso) <text:s text:c="19"/>│</text:span></text:p>
      <text:p text:style-name="P7"><text:span text:style-name="Source_20_Text">│ <text:s text:c="72"/>│</text:span></text:p>
      <text:p text:style-name="P7"><text:span text:style-name="Source_20_Text">│ <text:s/>PROBLEMA: El buzzer no suena <text:s text:c="41"/>│</text:span></text:p>
      <text:p text:style-name="P7"><text:span text:style-name="Source_20_Text">│ <text:s/>───────────────────────────────────────────────────────── <text:s text:c="12"/>│</text:span></text:p>
      <text:p text:style-name="P7"><text:span text:style-name="Source_20_Text">│ <text:s/>✓ Verificar que es un buzzer PASIVO (no activo) <text:s text:c="21"/>│</text:span></text:p>
      <text:p text:style-name="P7"><text:span text:style-name="Source_20_Text">│ <text:s/>✓ Comprobar polaridad del buzzer <text:s text:c="36"/>│</text:span></text:p>
      <text:p text:style-name="P7"><text:span text:style-name="Source_20_Text">│ <text:s/>✓ Probar con otro pin PWM (3, 5, 6, 9, 10, 11) <text:s text:c="22"/>│</text:span></text:p>
      <text:p text:style-name="P7"><text:span text:style-name="Source_20_Text">│ <text:s/>✓ Verificar que el buzzer funciona (conectar directo a 5V) <text:s text:c="10"/>│</text:span></text:p>
      <text:p text:style-name="P7"><text:span text:style-name="Source_20_Text">│ <text:s text:c="72"/>│</text:span></text:p>
      <text:p text:style-name="P7"><text:span text:style-name="Source_20_Text">│ <text:s/>PROBLEMA: El buzzer suena muy bajo <text:s text:c="35"/>│</text:span></text:p>
      <text:p text:style-name="P7"><text:span text:style-name="Source_20_Text">│ <text:s/>───────────────────────────────────────────────────────── <text:s text:c="12"/>│</text:span></text:p>
      <text:p text:style-name="P7"><text:span text:style-name="Source_20_Text">│ <text:s/>✓ Algunos buzzers pasivos son de bajo volumen <text:s text:c="23"/>│</text:span></text:p>
      <text:p text:style-name="P7"><text:span text:style-name="Source_20_Text">│ <text:s/>✓ Usar un amplificador o un buzzer más potente <text:s text:c="22"/>│</text:span></text:p>
      <text:p text:style-name="P7"><text:span text:style-name="Source_20_Text">│ <text:s/>✓ Verificar que el voltaje es de 5V <text:s text:c="33"/>│</text:span></text:p>
      <text:p text:style-name="P7"><text:span text:style-name="Source_20_Text">│ <text:s text:c="72"/>│</text:span></text:p>
      <text:p text:style-name="P7"><text:span text:style-name="Source_20_Text">│ <text:s/>PROBLEMA: La melodía suena rara o desafinada <text:s text:c="25"/>│</text:span></text:p>
      <text:p text:style-name="P7"><text:span text:style-name="Source_20_Text">│ <text:s/>───────────────────────────────────────────────────────── <text:s text:c="12"/>│</text:span></text:p>
      <text:p text:style-name="P7"><text:soft-page-break/><text:span text:style-name="Source_20_Text">│ <text:s/>✓ Ajustar el valor de 'tempo' en el código <text:s text:c="26"/>│</text:span></text:p>
      <text:p text:style-name="P7"><text:span text:style-name="Source_20_Text">│ <text:s/>✓ Verificar que las frecuencias de las notas son correctas <text:s text:c="10"/>│</text:span></text:p>
      <text:p text:style-name="P7"><text:span text:style-name="Source_20_Text">│ <text:s/>✓ El buzzer debe ser de tipo pasivo <text:s text:c="33"/>│</text:span></text:p>
      <text:p text:style-name="P7"><text:span text:style-name="Source_20_Text">│ <text:s text:c="72"/>│</text:span></text:p>
      <text:p text:style-name="P7"><text:span text:style-name="Source_20_Text">│ <text:s/>PROBLEMA: Arduino no es detectado por el PC <text:s text:c="26"/>│</text:span></text:p>
      <text:p text:style-name="P7"><text:span text:style-name="Source_20_Text">│ <text:s/>───────────────────────────────────────────────────────── <text:s text:c="12"/>│</text:span></text:p>
      <text:p text:style-name="P7"><text:span text:style-name="Source_20_Text">│ <text:s/>✓ Instalar drivers CH340 o FTDI según el modelo <text:s text:c="21"/>│</text:span></text:p>
      <text:p text:style-name="P7"><text:span text:style-name="Source_20_Text">│ <text:s/>✓ Probar otro cable USB <text:s text:c="45"/>│</text:span></text:p>
      <text:p text:style-name="P7"><text:span text:style-name="Source_20_Text">│ <text:s/>✓ Probar otro puerto USB <text:s text:c="44"/>│</text:span></text:p>
      <text:p text:style-name="P7"><text:span text:style-name="Source_20_Text">│ <text:s text:c="72"/>│</text:span></text:p>
      <text:p text:style-name="P7"><text:span text:style-name="Source_20_Text">│ <text:s/>PROBLEMA: La distancia mínima no funciona bien <text:s text:c="23"/>│</text:span></text:p>
      <text:p text:style-name="P7"><text:span text:style-name="Source_20_Text">│ <text:s/>───────────────────────────────────────────────────────── <text:s text:c="12"/>│</text:span></text:p>
      <text:p text:style-name="P7"><text:span text:style-name="Source_20_Text">│ <text:s/>✓ El HC-SR04 tiene distancia mínima de ~2 cm <text:s text:c="24"/>│</text:span></text:p>
      <text:p text:style-name="P7"><text:span text:style-name="Source_20_Text">│ <text:s/>✓ Ajustar DISTANCIA_ACTIVACION a 5 o 6 cm <text:s text:c="27"/>│</text:span></text:p>
      <text:p text:style-name="P7"><text:span text:style-name="Source_20_Text">│ <text:s/>✓ Superficie reflectante mejora la detección <text:s text:c="24"/>│</text:span></text:p>
      <text:p text:style-name="P7"><text:span text:style-name="Source_20_Text">│ <text:s text:c="72"/>│</text:span></text:p>
      <text:p text:style-name="P8"><text:span text:style-name="Source_20_Text">└─────────────────────────────────────────────────────────────────────────┘</text:span></text:p>
      <text:p text:style-name="Horizontal_20_Line"/>
      <text:h text:style-name="P5" text:outline-level="3">📊 Resumen del Proyecto</text:h>
      <text:p text:style-name="P8">text</text:p>
      <text:p text:style-name="P7"><text:span text:style-name="Source_20_Text">╔═══════════════════════════════════════════════════════════════════════╗</text:span></text:p>
      <text:p text:style-name="P7"><text:span text:style-name="Source_20_Text">║ <text:s text:c="21"/>RESUMEN DEL PROYECTO <text:s text:c="29"/>║</text:span></text:p>
      <text:p text:style-name="P7"><text:span text:style-name="Source_20_Text">╠═══════════════════════════════════════════════════════════════════════╣</text:span></text:p>
      <text:p text:style-name="P7"><text:span text:style-name="Source_20_Text">║ <text:s text:c="71"/>║</text:span></text:p>
      <text:p text:style-name="P7"><text:span text:style-name="Source_20_Text">║ <text:s/>🎯 OBJETIVO: <text:s text:c="57"/>║</text:span></text:p>
      <text:p text:style-name="P7"><text:span text:style-name="Source_20_Text">║ <text:s text:c="4"/>Crear un sistema que detecte objetos cercanos y reproduzca <text:s text:c="7"/>║</text:span></text:p>
      <text:p text:style-name="P7"><text:span text:style-name="Source_20_Text">║ <text:s text:c="4"/>la melodía de Star Wars cuando algo está a menos de 4 cm <text:s text:c="9"/>║</text:span></text:p>
      <text:p text:style-name="P7"><text:span text:style-name="Source_20_Text">║ <text:s text:c="71"/>║</text:span></text:p>
      <text:p text:style-name="P7"><text:span text:style-name="Source_20_Text">║ <text:s/>📦 COMPONENTES USADOS: <text:s text:c="47"/>║</text:span></text:p>
      <text:p text:style-name="P7"><text:span text:style-name="Source_20_Text">║ <text:s text:c="4"/>• Arduino MEGA 2560 <text:s text:c="46"/>║</text:span></text:p>
      <text:p text:style-name="P7"><text:span text:style-name="Source_20_Text">║ <text:s text:c="4"/>• Sensor ultrasónico HC-SR04 <text:s text:c="37"/>║</text:span></text:p>
      <text:p text:style-name="P7"><text:span text:style-name="Source_20_Text">║ <text:s text:c="4"/>• Buzzer pasivo <text:s text:c="50"/>║</text:span></text:p>
      <text:p text:style-name="P7"><text:span text:style-name="Source_20_Text">║ <text:s text:c="4"/>• LED indicador <text:s text:c="50"/>║</text:span></text:p>
      <text:p text:style-name="P7"><text:span text:style-name="Source_20_Text">║ <text:s text:c="71"/>║</text:span></text:p>
      <text:p text:style-name="P7"><text:span text:style-name="Source_20_Text">║ <text:s/>🔧 CONCEPTOS APRENDIDOS: <text:s text:c="45"/>║</text:span></text:p>
      <text:p text:style-name="P7"><text:span text:style-name="Source_20_Text">║ <text:s text:c="4"/>• Funcionamiento del sensor ultrasónico (SONAR) <text:s text:c="18"/>║</text:span></text:p>
      <text:p text:style-name="P7"><text:span text:style-name="Source_20_Text">║ <text:s text:c="4"/>• Cálculo de distancia con ultrasonido <text:s text:c="27"/>║</text:span></text:p>
      <text:p text:style-name="P7"><text:span text:style-name="Source_20_Text">║ <text:s text:c="4"/>• Uso de la función tone() para generar sonidos <text:s text:c="18"/>║</text:span></text:p>
      <text:p text:style-name="P7"><text:span text:style-name="Source_20_Text">║ <text:s text:c="4"/>• Reproducción de melodías con Arduino <text:s text:c="27"/>║</text:span></text:p>
      <text:p text:style-name="P7"><text:span text:style-name="Source_20_Text">║ <text:s text:c="4"/>• Estructuras de control (if-else) <text:s text:c="31"/>║</text:span></text:p>
      <text:p text:style-name="P7"><text:span text:style-name="Source_20_Text">║ <text:s text:c="4"/>• Funciones personalizadas <text:s text:c="39"/>║</text:span></text:p>
      <text:p text:style-name="P7"><text:span text:style-name="Source_20_Text">║ <text:s text:c="71"/>║</text:span></text:p>
      <text:p text:style-name="P7"><text:span text:style-name="Source_20_Text">║ <text:s/>🔌 PINES UTILIZADOS: <text:s text:c="49"/>║</text:span></text:p>
      <text:p text:style-name="P7"><text:span text:style-name="Source_20_Text">║ <text:s text:c="4"/>• Pin 7 <text:s/>→ TRIG del sensor <text:s text:c="39"/>║</text:span></text:p>
      <text:p text:style-name="P7"><text:span text:style-name="Source_20_Text">║ <text:s text:c="4"/>• Pin 6 <text:s/>→ ECHO del sensor <text:s text:c="39"/>║</text:span></text:p>
      <text:p text:style-name="P7"><text:span text:style-name="Source_20_Text">║ <text:s text:c="4"/>• Pin 9 <text:s/>→ Buzzer (PWM) <text:s text:c="42"/>║</text:span></text:p>
      <text:p text:style-name="P7"><text:span text:style-name="Source_20_Text">║ <text:s text:c="4"/>• Pin 13 → LED indicador <text:s text:c="41"/>║</text:span></text:p>
      <text:p text:style-name="P7"><text:span text:style-name="Source_20_Text">║ <text:s text:c="4"/>• 5V <text:s text:c="4"/>→ Alimentación del sensor <text:s text:c="31"/>║</text:span></text:p>
      <text:p text:style-name="P7"><text:span text:style-name="Source_20_Text">║ <text:s text:c="4"/>• GND <text:s text:c="3"/>→ Tierra común <text:s text:c="42"/>║</text:span></text:p>
      <text:p text:style-name="P7"><text:span text:style-name="Source_20_Text">║ <text:s text:c="71"/>║</text:span></text:p>
      <text:p text:style-name="P7"><text:span text:style-name="Source_20_Text">║ <text:s/>⚡ FÓRMULA CLAVE: <text:s text:c="52"/>║</text:span></text:p>
      <text:p text:style-name="P7"><text:span text:style-name="Source_20_Text">║ <text:s text:c="4"/>Distancia = (Tiempo × 0.0343) ÷ 2 <text:s text:c="32"/>║</text:span></text:p>
      <text:p text:style-name="P7"><text:span text:style-name="Source_20_Text">║ <text:s text:c="71"/>║</text:span></text:p>
      <text:p text:style-name="P8"><text:span text:style-name="Source_20_Text">╚═══════════════════════════════════════════════════════════════════════╝</text:span></text:p>
      <text:p text:style-name="Horizontal_20_Line"/>
      <text:h text:style-name="P5" text:outline-level="3"><text:soft-page-break/>🚀 Ideas para Expandir el Proyecto</text:h>
      <text:p text:style-name="P8">text</text:p>
      <text:p text:style-name="P7"><text:span text:style-name="Source_20_Text">MEJORAS POSIBLES:</text:span></text:p>
      <text:p text:style-name="P7"/>
      <text:p text:style-name="P7"><text:span text:style-name="Source_20_Text">1. 🎵 MÚLTIPLES MELODÍAS</text:span></text:p>
      <text:p text:style-name="P7"><text:span text:style-name="Source_20_Text"><text:s text:c="3"/>Agregar más melodías (Imperial March, Cantina Band)</text:span></text:p>
      <text:p text:style-name="P7"><text:span text:style-name="Source_20_Text"><text:s text:c="3"/>y seleccionar aleatoriamente o según la distancia</text:span></text:p>
      <text:p text:style-name="P7"/>
      <text:p text:style-name="P7"><text:span text:style-name="Source_20_Text">2. 🌈 LEDS RGB</text:span></text:p>
      <text:p text:style-name="P7"><text:span text:style-name="Source_20_Text"><text:s text:c="3"/>Cambiar el color del LED según la distancia:</text:span></text:p>
      <text:p text:style-name="P7"><text:span text:style-name="Source_20_Text"><text:s text:c="3"/>• Verde: lejos</text:span></text:p>
      <text:p text:style-name="P7"><text:span text:style-name="Source_20_Text"><text:s text:c="3"/>• Amarillo: medio</text:span></text:p>
      <text:p text:style-name="P7"><text:span text:style-name="Source_20_Text"><text:s text:c="3"/>• Rojo: cerca</text:span></text:p>
      <text:p text:style-name="P7"/>
      <text:p text:style-name="P7"><text:span text:style-name="Source_20_Text">3. 📟 PANTALLA LCD</text:span></text:p>
      <text:p text:style-name="P7"><text:span text:style-name="Source_20_Text"><text:s text:c="3"/>Mostrar la distancia en una pantalla LCD I2C</text:span></text:p>
      <text:p text:style-name="P7"/>
      <text:p text:style-name="P7"><text:span text:style-name="Source_20_Text">4. 🔊 CONTROL DE VOLUMEN</text:span></text:p>
      <text:p text:style-name="P7"><text:span text:style-name="Source_20_Text"><text:s text:c="3"/>Agregar un potenciómetro para controlar el volumen</text:span></text:p>
      <text:p text:style-name="P7"/>
      <text:p text:style-name="P7"><text:span text:style-name="Source_20_Text">5. 📱 BLUETOOTH</text:span></text:p>
      <text:p text:style-name="P8"><text:span text:style-name="Source_20_Text"><text:s text:c="3"/>Enviar los datos de distancia a una app móvil</text:span></text:p>
      <text:p text:style-name="P4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6T17:37:39.169614499</meta:creation-date>
    <dc:date>2025-12-26T18:22:29.307615424</dc:date>
    <meta:editing-duration>PT44M50S</meta:editing-duration>
    <meta:editing-cycles>3</meta:editing-cycles>
    <meta:generator>LibreOffice/24.2.2.2$Linux_X86_64 LibreOffice_project/d56cc158d8a96260b836f100ef4b4ef25d6f1a01</meta:generator>
    <meta:print-date>2025-12-26T17:44:09.067879637</meta:print-date>
    <meta:printed-by>Archivos PDF</meta:printed-by>
    <meta:document-statistic meta:table-count="2" meta:image-count="0" meta:object-count="0" meta:page-count="27" meta:paragraph-count="1340" meta:word-count="6225" meta:character-count="52882" meta:non-whitespace-character-count="34839"/>
  </office:meta>
</office:document-meta>
</file>